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24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4" office:value-type="string" calcext:value-type="string">
            <text:p>Bengali</text:p>
          </table:table-cell>
          <table:table-cell table:style-name="ce4" office:value-type="string" calcext:value-type="string">
            <text:p>in English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হিসাবে</text:p>
          </table:table-cell>
          <table:table-cell table:style-name="ce5" office:value-type="string" calcext:value-type="string">
            <text:p>a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আমি</text:p>
          </table:table-cell>
          <table:table-cell table:style-name="ce5" office:value-type="string" calcext:value-type="string">
            <text:p>I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তার</text:p>
          </table:table-cell>
          <table:table-cell table:style-name="ce5" office:value-type="string" calcext:value-type="string">
            <text:p>his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যে</text:p>
          </table:table-cell>
          <table:table-cell table:style-name="ce5" office:value-type="string" calcext:value-type="string">
            <text:p>that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তিনি</text:p>
          </table:table-cell>
          <table:table-cell table:style-name="ce5" office:value-type="string" calcext:value-type="string">
            <text:p>h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ছিল</text:p>
          </table:table-cell>
          <table:table-cell table:style-name="ce5" office:value-type="string" calcext:value-type="string">
            <text:p>was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জন্য</text:p>
          </table:table-cell>
          <table:table-cell table:style-name="ce5" office:value-type="string" calcext:value-type="string">
            <text:p>for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উপর</text:p>
          </table:table-cell>
          <table:table-cell table:style-name="ce5" office:value-type="string" calcext:value-type="string">
            <text:p>on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হয়</text:p>
          </table:table-cell>
          <table:table-cell table:style-name="ce5" office:value-type="string" calcext:value-type="string">
            <text:p>are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সঙ্গে</text:p>
          </table:table-cell>
          <table:table-cell table:style-name="ce5" office:value-type="string" calcext:value-type="string">
            <text:p>with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তারা</text:p>
          </table:table-cell>
          <table:table-cell table:style-name="ce5" office:value-type="string" calcext:value-type="string">
            <text:p>they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হতে</text:p>
          </table:table-cell>
          <table:table-cell table:style-name="ce5" office:value-type="string" calcext:value-type="string">
            <text:p>be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এ</text:p>
          </table:table-cell>
          <table:table-cell table:style-name="ce5" office:value-type="string" calcext:value-type="string">
            <text:p>at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এক</text:p>
          </table:table-cell>
          <table:table-cell table:style-name="ce5" office:value-type="string" calcext:value-type="string">
            <text:p>one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আছে</text:p>
          </table:table-cell>
          <table:table-cell table:style-name="ce5" office:value-type="string" calcext:value-type="string">
            <text:p>have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এই</text:p>
          </table:table-cell>
          <table:table-cell table:style-name="ce5" office:value-type="string" calcext:value-type="string">
            <text:p>this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থেকে</text:p>
          </table:table-cell>
          <table:table-cell table:style-name="ce5" office:value-type="string" calcext:value-type="string">
            <text:p>from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দ্বারা</text:p>
          </table:table-cell>
          <table:table-cell table:style-name="ce5" office:value-type="string" calcext:value-type="string">
            <text:p>by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গরম</text:p>
          </table:table-cell>
          <table:table-cell table:style-name="ce5" office:value-type="string" calcext:value-type="string">
            <text:p>hot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শব্দ</text:p>
          </table:table-cell>
          <table:table-cell table:style-name="ce5" office:value-type="string" calcext:value-type="string">
            <text:p>word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কিন্তু</text:p>
          </table:table-cell>
          <table:table-cell table:style-name="ce5" office:value-type="string" calcext:value-type="string">
            <text:p>but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কি</text:p>
          </table:table-cell>
          <table:table-cell table:style-name="ce5" office:value-type="string" calcext:value-type="string">
            <text:p>what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কিছু</text:p>
          </table:table-cell>
          <table:table-cell table:style-name="ce5" office:value-type="string" calcext:value-type="string">
            <text:p>some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হয়</text:p>
          </table:table-cell>
          <table:table-cell table:style-name="ce5" office:value-type="string" calcext:value-type="string">
            <text:p>i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এটা</text:p>
          </table:table-cell>
          <table:table-cell table:style-name="ce5" office:value-type="string" calcext:value-type="string">
            <text:p>it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আপনি</text:p>
          </table:table-cell>
          <table:table-cell table:style-name="ce5" office:value-type="string" calcext:value-type="string">
            <text:p>you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বা</text:p>
          </table:table-cell>
          <table:table-cell table:style-name="ce5" office:value-type="string" calcext:value-type="string">
            <text:p>or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ছিল</text:p>
          </table:table-cell>
          <table:table-cell table:style-name="ce5" office:value-type="string" calcext:value-type="string">
            <text:p>had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দী</text:p>
          </table:table-cell>
          <table:table-cell table:style-name="ce5" office:value-type="string" calcext:value-type="string">
            <text:p>the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এর</text:p>
          </table:table-cell>
          <table:table-cell table:style-name="ce5" office:value-type="string" calcext:value-type="string">
            <text:p>of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থেকে</text:p>
          </table:table-cell>
          <table:table-cell table:style-name="ce5" office:value-type="string" calcext:value-type="string">
            <text:p>to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এবং</text:p>
          </table:table-cell>
          <table:table-cell table:style-name="ce5" office:value-type="string" calcext:value-type="string">
            <text:p>and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একটি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মধ্যে</text:p>
          </table:table-cell>
          <table:table-cell table:style-name="ce5" office:value-type="string" calcext:value-type="string">
            <text:p>in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আমরা</text:p>
          </table:table-cell>
          <table:table-cell table:style-name="ce5" office:value-type="string" calcext:value-type="string">
            <text:p>we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করতে পারেন</text:p>
          </table:table-cell>
          <table:table-cell table:style-name="ce5" office:value-type="string" calcext:value-type="string">
            <text:p>can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আউট</text:p>
          </table:table-cell>
          <table:table-cell table:style-name="ce5" office:value-type="string" calcext:value-type="string">
            <text:p>out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অন্যান্য</text:p>
          </table:table-cell>
          <table:table-cell table:style-name="ce5" office:value-type="string" calcext:value-type="string">
            <text:p>other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ছিল</text:p>
          </table:table-cell>
          <table:table-cell table:style-name="ce5" office:value-type="string" calcext:value-type="string">
            <text:p>were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যা</text:p>
          </table:table-cell>
          <table:table-cell table:style-name="ce5" office:value-type="string" calcext:value-type="string">
            <text:p>which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কি</text:p>
          </table:table-cell>
          <table:table-cell table:style-name="ce5" office:value-type="string" calcext:value-type="string">
            <text:p>do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তাদের</text:p>
          </table:table-cell>
          <table:table-cell table:style-name="ce5" office:value-type="string" calcext:value-type="string">
            <text:p>their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সময়</text:p>
          </table:table-cell>
          <table:table-cell table:style-name="ce5" office:value-type="string" calcext:value-type="string">
            <text:p>time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যদি</text:p>
          </table:table-cell>
          <table:table-cell table:style-name="ce5" office:value-type="string" calcext:value-type="string">
            <text:p>if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অভিলাষ</text:p>
          </table:table-cell>
          <table:table-cell table:style-name="ce5" office:value-type="string" calcext:value-type="string">
            <text:p>will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কিভাবে</text:p>
          </table:table-cell>
          <table:table-cell table:style-name="ce5" office:value-type="string" calcext:value-type="string">
            <text:p>how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তিনি বলেন,</text:p>
          </table:table-cell>
          <table:table-cell table:style-name="ce5" office:value-type="string" calcext:value-type="string">
            <text:p>said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একটি</text:p>
          </table:table-cell>
          <table:table-cell table:style-name="ce5" office:value-type="string" calcext:value-type="string">
            <text:p>an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প্রতিটি</text:p>
          </table:table-cell>
          <table:table-cell table:style-name="ce5" office:value-type="string" calcext:value-type="string">
            <text:p>each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বলুন</text:p>
          </table:table-cell>
          <table:table-cell table:style-name="ce5" office:value-type="string" calcext:value-type="string">
            <text:p>tell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না</text:p>
          </table:table-cell>
          <table:table-cell table:style-name="ce5" office:value-type="string" calcext:value-type="string">
            <text:p>does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সেট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তিন</text:p>
          </table:table-cell>
          <table:table-cell table:style-name="ce5" office:value-type="string" calcext:value-type="string">
            <text:p>three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চান</text:p>
          </table:table-cell>
          <table:table-cell table:style-name="ce5" office:value-type="string" calcext:value-type="string">
            <text:p>want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বায়ু</text:p>
          </table:table-cell>
          <table:table-cell table:style-name="ce5" office:value-type="string" calcext:value-type="string">
            <text:p>air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ভাল</text:p>
          </table:table-cell>
          <table:table-cell table:style-name="ce5" office:value-type="string" calcext:value-type="string">
            <text:p>well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এছাড়াও</text:p>
          </table:table-cell>
          <table:table-cell table:style-name="ce5" office:value-type="string" calcext:value-type="string">
            <text:p>also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খেলা</text:p>
          </table:table-cell>
          <table:table-cell table:style-name="ce5" office:value-type="string" calcext:value-type="string">
            <text:p>play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ছোট</text:p>
          </table:table-cell>
          <table:table-cell table:style-name="ce5" office:value-type="string" calcext:value-type="string">
            <text:p>small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শেষ</text:p>
          </table:table-cell>
          <table:table-cell table:style-name="ce5" office:value-type="string" calcext:value-type="string">
            <text:p>end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করা</text:p>
          </table:table-cell>
          <table:table-cell table:style-name="ce5" office:value-type="string" calcext:value-type="string">
            <text:p>put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হোম</text:p>
          </table:table-cell>
          <table:table-cell table:style-name="ce5" office:value-type="string" calcext:value-type="string">
            <text:p>home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পড়া</text:p>
          </table:table-cell>
          <table:table-cell table:style-name="ce5" office:value-type="string" calcext:value-type="string">
            <text:p>read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হাত</text:p>
          </table:table-cell>
          <table:table-cell table:style-name="ce5" office:value-type="string" calcext:value-type="string">
            <text:p>hand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পোর্ট</text:p>
          </table:table-cell>
          <table:table-cell table:style-name="ce5" office:value-type="string" calcext:value-type="string">
            <text:p>port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বড়</text:p>
          </table:table-cell>
          <table:table-cell table:style-name="ce5" office:value-type="string" calcext:value-type="string">
            <text:p>large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বানান</text:p>
          </table:table-cell>
          <table:table-cell table:style-name="ce5" office:value-type="string" calcext:value-type="string">
            <text:p>spell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যোগ করা</text:p>
          </table:table-cell>
          <table:table-cell table:style-name="ce5" office:value-type="string" calcext:value-type="string">
            <text:p>add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এমনকি</text:p>
          </table:table-cell>
          <table:table-cell table:style-name="ce5" office:value-type="string" calcext:value-type="string">
            <text:p>even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জমি</text:p>
          </table:table-cell>
          <table:table-cell table:style-name="ce5" office:value-type="string" calcext:value-type="string">
            <text:p>land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এখানে</text:p>
          </table:table-cell>
          <table:table-cell table:style-name="ce5" office:value-type="string" calcext:value-type="string">
            <text:p>here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অবশ্যই</text:p>
          </table:table-cell>
          <table:table-cell table:style-name="ce5" office:value-type="string" calcext:value-type="string">
            <text:p>must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বড়</text:p>
          </table:table-cell>
          <table:table-cell table:style-name="ce5" office:value-type="string" calcext:value-type="string">
            <text:p>big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উচ্চ</text:p>
          </table:table-cell>
          <table:table-cell table:style-name="ce5" office:value-type="string" calcext:value-type="string">
            <text:p>high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এমন</text:p>
          </table:table-cell>
          <table:table-cell table:style-name="ce5" office:value-type="string" calcext:value-type="string">
            <text:p>such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অনুসরণ করা</text:p>
          </table:table-cell>
          <table:table-cell table:style-name="ce5" office:value-type="string" calcext:value-type="string">
            <text:p>follow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আইন</text:p>
          </table:table-cell>
          <table:table-cell table:style-name="ce5" office:value-type="string" calcext:value-type="string">
            <text:p>act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কেন</text:p>
          </table:table-cell>
          <table:table-cell table:style-name="ce5" office:value-type="string" calcext:value-type="string">
            <text:p>why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জিজ্ঞাসা</text:p>
          </table:table-cell>
          <table:table-cell table:style-name="ce5" office:value-type="string" calcext:value-type="string">
            <text:p>ask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পুরুষ</text:p>
          </table:table-cell>
          <table:table-cell table:style-name="ce5" office:value-type="string" calcext:value-type="string">
            <text:p>men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পরিবর্তন</text:p>
          </table:table-cell>
          <table:table-cell table:style-name="ce5" office:value-type="string" calcext:value-type="string">
            <text:p>change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গিয়েছিলাম</text:p>
          </table:table-cell>
          <table:table-cell table:style-name="ce5" office:value-type="string" calcext:value-type="string">
            <text:p>went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আলো</text:p>
          </table:table-cell>
          <table:table-cell table:style-name="ce5" office:value-type="string" calcext:value-type="string">
            <text:p>light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ধরনের</text:p>
          </table:table-cell>
          <table:table-cell table:style-name="ce5" office:value-type="string" calcext:value-type="string">
            <text:p>kind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বন্ধ</text:p>
          </table:table-cell>
          <table:table-cell table:style-name="ce5" office:value-type="string" calcext:value-type="string">
            <text:p>off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প্রয়োজন</text:p>
          </table:table-cell>
          <table:table-cell table:style-name="ce5" office:value-type="string" calcext:value-type="string">
            <text:p>need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ঘর</text:p>
          </table:table-cell>
          <table:table-cell table:style-name="ce5" office:value-type="string" calcext:value-type="string">
            <text:p>house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ছবি</text:p>
          </table:table-cell>
          <table:table-cell table:style-name="ce5" office:value-type="string" calcext:value-type="string">
            <text:p>picture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চেষ্টা</text:p>
          </table:table-cell>
          <table:table-cell table:style-name="ce5" office:value-type="string" calcext:value-type="string">
            <text:p>try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আমাদের</text:p>
          </table:table-cell>
          <table:table-cell table:style-name="ce5" office:value-type="string" calcext:value-type="string">
            <text:p>us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আবার</text:p>
          </table:table-cell>
          <table:table-cell table:style-name="ce5" office:value-type="string" calcext:value-type="string">
            <text:p>again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পশু</text:p>
          </table:table-cell>
          <table:table-cell table:style-name="ce5" office:value-type="string" calcext:value-type="string">
            <text:p>animal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বিন্দু</text:p>
          </table:table-cell>
          <table:table-cell table:style-name="ce5" office:value-type="string" calcext:value-type="string">
            <text:p>point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মা</text:p>
          </table:table-cell>
          <table:table-cell table:style-name="ce5" office:value-type="string" calcext:value-type="string">
            <text:p>mother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বিশ্বের</text:p>
          </table:table-cell>
          <table:table-cell table:style-name="ce5" office:value-type="string" calcext:value-type="string">
            <text:p>world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কাছাকাছি</text:p>
          </table:table-cell>
          <table:table-cell table:style-name="ce5" office:value-type="string" calcext:value-type="string">
            <text:p>near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নির্মাণ</text:p>
          </table:table-cell>
          <table:table-cell table:style-name="ce5" office:value-type="string" calcext:value-type="string">
            <text:p>build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স্ব</text:p>
          </table:table-cell>
          <table:table-cell table:style-name="ce5" office:value-type="string" calcext:value-type="string">
            <text:p>self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পৃথিবী</text:p>
          </table:table-cell>
          <table:table-cell table:style-name="ce5" office:value-type="string" calcext:value-type="string">
            <text:p>earth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বাবা</text:p>
          </table:table-cell>
          <table:table-cell table:style-name="ce5" office:value-type="string" calcext:value-type="string">
            <text:p>father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কোনো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নতুন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কাজ</text:p>
          </table:table-cell>
          <table:table-cell table:style-name="ce5" office:value-type="string" calcext:value-type="string">
            <text:p>work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অংশ</text:p>
          </table:table-cell>
          <table:table-cell table:style-name="ce5" office:value-type="string" calcext:value-type="string">
            <text:p>part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গ্রহণ করা</text:p>
          </table:table-cell>
          <table:table-cell table:style-name="ce5" office:value-type="string" calcext:value-type="string">
            <text:p>take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পাওয়া</text:p>
          </table:table-cell>
          <table:table-cell table:style-name="ce5" office:value-type="string" calcext:value-type="string">
            <text:p>get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স্থান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তৈরি</text:p>
          </table:table-cell>
          <table:table-cell table:style-name="ce5" office:value-type="string" calcext:value-type="string">
            <text:p>made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বাস</text:p>
          </table:table-cell>
          <table:table-cell table:style-name="ce5" office:value-type="string" calcext:value-type="string">
            <text:p>live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যেখানে</text:p>
          </table:table-cell>
          <table:table-cell table:style-name="ce5" office:value-type="string" calcext:value-type="string">
            <text:p>where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পরে</text:p>
          </table:table-cell>
          <table:table-cell table:style-name="ce5" office:value-type="string" calcext:value-type="string">
            <text:p>after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ফিরে</text:p>
          </table:table-cell>
          <table:table-cell table:style-name="ce5" office:value-type="string" calcext:value-type="string">
            <text:p>back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সামান্য</text:p>
          </table:table-cell>
          <table:table-cell table:style-name="ce5" office:value-type="string" calcext:value-type="string">
            <text:p>little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শুধুমাত্র</text:p>
          </table:table-cell>
          <table:table-cell table:style-name="ce5" office:value-type="string" calcext:value-type="string">
            <text:p>only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বৃত্তাকার</text:p>
          </table:table-cell>
          <table:table-cell table:style-name="ce5" office:value-type="string" calcext:value-type="string">
            <text:p>round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মানুষ</text:p>
          </table:table-cell>
          <table:table-cell table:style-name="ce5" office:value-type="string" calcext:value-type="string">
            <text:p>man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বছর</text:p>
          </table:table-cell>
          <table:table-cell table:style-name="ce5" office:value-type="string" calcext:value-type="string">
            <text:p>year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আসেন</text:p>
          </table:table-cell>
          <table:table-cell table:style-name="ce5" office:value-type="string" calcext:value-type="string">
            <text:p>came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শো</text:p>
          </table:table-cell>
          <table:table-cell table:style-name="ce5" office:value-type="string" calcext:value-type="string">
            <text:p>show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প্রতি</text:p>
          </table:table-cell>
          <table:table-cell table:style-name="ce5" office:value-type="string" calcext:value-type="string">
            <text:p>every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ভাল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আমাকে</text:p>
          </table:table-cell>
          <table:table-cell table:style-name="ce5" office:value-type="string" calcext:value-type="string">
            <text:p>me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দিতে</text:p>
          </table:table-cell>
          <table:table-cell table:style-name="ce5" office:value-type="string" calcext:value-type="string">
            <text:p>give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আমাদের</text:p>
          </table:table-cell>
          <table:table-cell table:style-name="ce5" office:value-type="string" calcext:value-type="string">
            <text:p>our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অধীন</text:p>
          </table:table-cell>
          <table:table-cell table:style-name="ce5" office:value-type="string" calcext:value-type="string">
            <text:p>under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নাম</text:p>
          </table:table-cell>
          <table:table-cell table:style-name="ce5" office:value-type="string" calcext:value-type="string">
            <text:p>name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খুব</text:p>
          </table:table-cell>
          <table:table-cell table:style-name="ce5" office:value-type="string" calcext:value-type="string">
            <text:p>very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মাধ্যমে</text:p>
          </table:table-cell>
          <table:table-cell table:style-name="ce5" office:value-type="string" calcext:value-type="string">
            <text:p>through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ঠিক</text:p>
          </table:table-cell>
          <table:table-cell table:style-name="ce5" office:value-type="string" calcext:value-type="string">
            <text:p>just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ফর্ম</text:p>
          </table:table-cell>
          <table:table-cell table:style-name="ce5" office:value-type="string" calcext:value-type="string">
            <text:p>form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বাক্য</text:p>
          </table:table-cell>
          <table:table-cell table:style-name="ce5" office:value-type="string" calcext:value-type="string">
            <text:p>sentence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মহান</text:p>
          </table:table-cell>
          <table:table-cell table:style-name="ce5" office:value-type="string" calcext:value-type="string">
            <text:p>great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মনে</text:p>
          </table:table-cell>
          <table:table-cell table:style-name="ce5" office:value-type="string" calcext:value-type="string">
            <text:p>think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বলে</text:p>
          </table:table-cell>
          <table:table-cell table:style-name="ce5" office:value-type="string" calcext:value-type="string">
            <text:p>say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সাহায্য</text:p>
          </table:table-cell>
          <table:table-cell table:style-name="ce5" office:value-type="string" calcext:value-type="string">
            <text:p>help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কম</text:p>
          </table:table-cell>
          <table:table-cell table:style-name="ce5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লাইন</text:p>
          </table:table-cell>
          <table:table-cell table:style-name="ce5" office:value-type="string" calcext:value-type="string">
            <text:p>line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পৃথক</text:p>
          </table:table-cell>
          <table:table-cell table:style-name="ce5" office:value-type="string" calcext:value-type="string">
            <text:p>differ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পালা</text:p>
          </table:table-cell>
          <table:table-cell table:style-name="ce5" office:value-type="string" calcext:value-type="string">
            <text:p>turn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কারণ</text:p>
          </table:table-cell>
          <table:table-cell table:style-name="ce5" office:value-type="string" calcext:value-type="string">
            <text:p>cause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অনেক</text:p>
          </table:table-cell>
          <table:table-cell table:style-name="ce5" office:value-type="string" calcext:value-type="string">
            <text:p>much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গড়</text:p>
          </table:table-cell>
          <table:table-cell table:style-name="ce5" office:value-type="string" calcext:value-type="string">
            <text:p>mean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আগে</text:p>
          </table:table-cell>
          <table:table-cell table:style-name="ce5" office:value-type="string" calcext:value-type="string">
            <text:p>before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পদক্ষেপ</text:p>
          </table:table-cell>
          <table:table-cell table:style-name="ce5" office:value-type="string" calcext:value-type="string">
            <text:p>move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অধিকার</text:p>
          </table:table-cell>
          <table:table-cell table:style-name="ce5" office:value-type="string" calcext:value-type="string">
            <text:p>right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ছেলে</text:p>
          </table:table-cell>
          <table:table-cell table:style-name="ce5" office:value-type="string" calcext:value-type="string">
            <text:p>boy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পুরাতন</text:p>
          </table:table-cell>
          <table:table-cell table:style-name="ce5" office:value-type="string" calcext:value-type="string">
            <text:p>old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খুব</text:p>
          </table:table-cell>
          <table:table-cell table:style-name="ce5" office:value-type="string" calcext:value-type="string">
            <text:p>too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একই</text:p>
          </table:table-cell>
          <table:table-cell table:style-name="ce5" office:value-type="string" calcext:value-type="string">
            <text:p>same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তিনি</text:p>
          </table:table-cell>
          <table:table-cell table:style-name="ce5" office:value-type="string" calcext:value-type="string">
            <text:p>she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সব</text:p>
          </table:table-cell>
          <table:table-cell table:style-name="ce5" office:value-type="string" calcext:value-type="string">
            <text:p>all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সেখানে</text:p>
          </table:table-cell>
          <table:table-cell table:style-name="ce5" office:value-type="string" calcext:value-type="string">
            <text:p>there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যখন</text:p>
          </table:table-cell>
          <table:table-cell table:style-name="ce5" office:value-type="string" calcext:value-type="string">
            <text:p>when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আপ</text:p>
          </table:table-cell>
          <table:table-cell table:style-name="ce5" office:value-type="string" calcext:value-type="string">
            <text:p>up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ব্যবহার</text:p>
          </table:table-cell>
          <table:table-cell table:style-name="ce5" office:value-type="string" calcext:value-type="string">
            <text:p>use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আপনার</text:p>
          </table:table-cell>
          <table:table-cell table:style-name="ce5" office:value-type="string" calcext:value-type="string">
            <text:p>your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উপায়</text:p>
          </table:table-cell>
          <table:table-cell table:style-name="ce5" office:value-type="string" calcext:value-type="string">
            <text:p>way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সম্পর্কে</text:p>
          </table:table-cell>
          <table:table-cell table:style-name="ce5" office:value-type="string" calcext:value-type="string">
            <text:p>about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অনেক</text:p>
          </table:table-cell>
          <table:table-cell table:style-name="ce5" office:value-type="string" calcext:value-type="string">
            <text:p>many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তারপর</text:p>
          </table:table-cell>
          <table:table-cell table:style-name="ce5" office:value-type="string" calcext:value-type="string">
            <text:p>then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তাদের</text:p>
          </table:table-cell>
          <table:table-cell table:style-name="ce5" office:value-type="string" calcext:value-type="string">
            <text:p>them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লিখুন</text:p>
          </table:table-cell>
          <table:table-cell table:style-name="ce5" office:value-type="string" calcext:value-type="string">
            <text:p>write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হবে</text:p>
          </table:table-cell>
          <table:table-cell table:style-name="ce5" office:value-type="string" calcext:value-type="string">
            <text:p>would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মত</text:p>
          </table:table-cell>
          <table:table-cell table:style-name="ce5" office:value-type="string" calcext:value-type="string">
            <text:p>like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সুতরাং</text:p>
          </table:table-cell>
          <table:table-cell table:style-name="ce5" office:value-type="string" calcext:value-type="string">
            <text:p>so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এই</text:p>
          </table:table-cell>
          <table:table-cell table:style-name="ce5" office:value-type="string" calcext:value-type="string">
            <text:p>these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তার</text:p>
          </table:table-cell>
          <table:table-cell table:style-name="ce5" office:value-type="string" calcext:value-type="string">
            <text:p>her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দীর্ঘ</text:p>
          </table:table-cell>
          <table:table-cell table:style-name="ce5" office:value-type="string" calcext:value-type="string">
            <text:p>long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না</text:p>
          </table:table-cell>
          <table:table-cell table:style-name="ce5" office:value-type="string" calcext:value-type="string">
            <text:p>make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বিষয়</text:p>
          </table:table-cell>
          <table:table-cell table:style-name="ce5" office:value-type="string" calcext:value-type="string">
            <text:p>thing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দেখা</text:p>
          </table:table-cell>
          <table:table-cell table:style-name="ce5" office:value-type="string" calcext:value-type="string">
            <text:p>see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তাকে</text:p>
          </table:table-cell>
          <table:table-cell table:style-name="ce5" office:value-type="string" calcext:value-type="string">
            <text:p>him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দুই</text:p>
          </table:table-cell>
          <table:table-cell table:style-name="ce5" office:value-type="string" calcext:value-type="string">
            <text:p>two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আছে</text:p>
          </table:table-cell>
          <table:table-cell table:style-name="ce5" office:value-type="string" calcext:value-type="string">
            <text:p>has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চেহারা</text:p>
          </table:table-cell>
          <table:table-cell table:style-name="ce5" office:value-type="string" calcext:value-type="string">
            <text:p>look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আরো</text:p>
          </table:table-cell>
          <table:table-cell table:style-name="ce5" office:value-type="string" calcext:value-type="string">
            <text:p>more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দিন</text:p>
          </table:table-cell>
          <table:table-cell table:style-name="ce5" office:value-type="string" calcext:value-type="string">
            <text:p>day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পারা</text:p>
          </table:table-cell>
          <table:table-cell table:style-name="ce5" office:value-type="string" calcext:value-type="string">
            <text:p>could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যাওয়া</text:p>
          </table:table-cell>
          <table:table-cell table:style-name="ce5" office:value-type="string" calcext:value-type="string">
            <text:p>go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আসা</text:p>
          </table:table-cell>
          <table:table-cell table:style-name="ce5" office:value-type="string" calcext:value-type="string">
            <text:p>come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কি</text:p>
          </table:table-cell>
          <table:table-cell table:style-name="ce5" office:value-type="string" calcext:value-type="string">
            <text:p>did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সংখ্যা</text:p>
          </table:table-cell>
          <table:table-cell table:style-name="ce5" office:value-type="string" calcext:value-type="string">
            <text:p>number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শব্দ</text:p>
          </table:table-cell>
          <table:table-cell table:style-name="ce5" office:value-type="string" calcext:value-type="string">
            <text:p>sound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কোন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সবচেয়ে</text:p>
          </table:table-cell>
          <table:table-cell table:style-name="ce5" office:value-type="string" calcext:value-type="string">
            <text:p>most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মানুষ</text:p>
          </table:table-cell>
          <table:table-cell table:style-name="ce5" office:value-type="string" calcext:value-type="string">
            <text:p>people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আমার</text:p>
          </table:table-cell>
          <table:table-cell table:style-name="ce5" office:value-type="string" calcext:value-type="string">
            <text:p>my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উপর</text:p>
          </table:table-cell>
          <table:table-cell table:style-name="ce5" office:value-type="string" calcext:value-type="string">
            <text:p>over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জানা</text:p>
          </table:table-cell>
          <table:table-cell table:style-name="ce5" office:value-type="string" calcext:value-type="string">
            <text:p>know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জল</text:p>
          </table:table-cell>
          <table:table-cell table:style-name="ce5" office:value-type="string" calcext:value-type="string">
            <text:p>water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তুলনায়</text:p>
          </table:table-cell>
          <table:table-cell table:style-name="ce5" office:value-type="string" calcext:value-type="string">
            <text:p>than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কল</text:p>
          </table:table-cell>
          <table:table-cell table:style-name="ce5" office:value-type="string" calcext:value-type="string">
            <text:p>call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প্রথম</text:p>
          </table:table-cell>
          <table:table-cell table:style-name="ce5" office:value-type="string" calcext:value-type="string">
            <text:p>first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যারা</text:p>
          </table:table-cell>
          <table:table-cell table:style-name="ce5" office:value-type="string" calcext:value-type="string">
            <text:p>who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হতে পারে</text:p>
          </table:table-cell>
          <table:table-cell table:style-name="ce5" office:value-type="string" calcext:value-type="string">
            <text:p>may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নিচে</text:p>
          </table:table-cell>
          <table:table-cell table:style-name="ce5" office:value-type="string" calcext:value-type="string">
            <text:p>down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পাশ</text:p>
          </table:table-cell>
          <table:table-cell table:style-name="ce5" office:value-type="string" calcext:value-type="string">
            <text:p>side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হয়েছে</text:p>
          </table:table-cell>
          <table:table-cell table:style-name="ce5" office:value-type="string" calcext:value-type="string">
            <text:p>been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এখন</text:p>
          </table:table-cell>
          <table:table-cell table:style-name="ce5" office:value-type="string" calcext:value-type="string">
            <text:p>now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এটি</text:p>
          </table:table-cell>
          <table:table-cell table:style-name="ce5" office:value-type="string" calcext:value-type="string">
            <text:p>find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মাথা</text:p>
          </table:table-cell>
          <table:table-cell table:style-name="ce5" office:value-type="string" calcext:value-type="string">
            <text:p>head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দাঁড়ানো</text:p>
          </table:table-cell>
          <table:table-cell table:style-name="ce5" office:value-type="string" calcext:value-type="string">
            <text:p>stand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নিজস্ব</text:p>
          </table:table-cell>
          <table:table-cell table:style-name="ce5" office:value-type="string" calcext:value-type="string">
            <text:p>own</text:p>
          </table:table-cell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পৃষ্ঠা</text:p>
          </table:table-cell>
          <table:table-cell table:style-name="ce5" office:value-type="string" calcext:value-type="string">
            <text:p>page</text:p>
          </table:table-cell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উচিত</text:p>
          </table:table-cell>
          <table:table-cell table:style-name="ce5" office:value-type="string" calcext:value-type="string">
            <text:p>should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দেশ</text:p>
          </table:table-cell>
          <table:table-cell table:style-name="ce5" office:value-type="string" calcext:value-type="string">
            <text:p>country</text:p>
          </table:table-cell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পাওয়া</text:p>
          </table:table-cell>
          <table:table-cell table:style-name="ce5" office:value-type="string" calcext:value-type="string">
            <text:p>found</text:p>
          </table:table-cell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উত্তর</text:p>
          </table:table-cell>
          <table:table-cell table:style-name="ce5" office:value-type="string" calcext:value-type="string">
            <text:p>answer</text:p>
          </table:table-cell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স্কুল</text:p>
          </table:table-cell>
          <table:table-cell table:style-name="ce5" office:value-type="string" calcext:value-type="string">
            <text:p>school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হত্তয়া</text:p>
          </table:table-cell>
          <table:table-cell table:style-name="ce5" office:value-type="string" calcext:value-type="string">
            <text:p>grow</text:p>
          </table:table-cell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গবেষণা</text:p>
          </table:table-cell>
          <table:table-cell table:style-name="ce5" office:value-type="string" calcext:value-type="string">
            <text:p>study</text:p>
          </table:table-cell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এখনও</text:p>
          </table:table-cell>
          <table:table-cell table:style-name="ce5" office:value-type="string" calcext:value-type="string">
            <text:p>still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শেখা</text:p>
          </table:table-cell>
          <table:table-cell table:style-name="ce5" office:value-type="string" calcext:value-type="string">
            <text:p>learn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উদ্ভিদ</text:p>
          </table:table-cell>
          <table:table-cell table:style-name="ce5" office:value-type="string" calcext:value-type="string">
            <text:p>plant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কভার</text:p>
          </table:table-cell>
          <table:table-cell table:style-name="ce5" office:value-type="string" calcext:value-type="string">
            <text:p>cover</text:p>
          </table:table-cell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খাদ্য</text:p>
          </table:table-cell>
          <table:table-cell table:style-name="ce5" office:value-type="string" calcext:value-type="string">
            <text:p>food</text:p>
          </table:table-cell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সূর্য</text:p>
          </table:table-cell>
          <table:table-cell table:style-name="ce5" office:value-type="string" calcext:value-type="string">
            <text:p>sun</text:p>
          </table:table-cell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চার</text:p>
          </table:table-cell>
          <table:table-cell table:style-name="ce5" office:value-type="string" calcext:value-type="string">
            <text:p>four</text:p>
          </table:table-cell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মধ্যে</text:p>
          </table:table-cell>
          <table:table-cell table:style-name="ce5" office:value-type="string" calcext:value-type="string">
            <text:p>between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রাষ্ট্র</text:p>
          </table:table-cell>
          <table:table-cell table:style-name="ce5" office:value-type="string" calcext:value-type="string">
            <text:p>state</text:p>
          </table:table-cell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রাখা</text:p>
          </table:table-cell>
          <table:table-cell table:style-name="ce5" office:value-type="string" calcext:value-type="string">
            <text:p>keep</text:p>
          </table:table-cell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চোখ</text:p>
          </table:table-cell>
          <table:table-cell table:style-name="ce5" office:value-type="string" calcext:value-type="string">
            <text:p>eye</text:p>
          </table:table-cell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না</text:p>
          </table:table-cell>
          <table:table-cell table:style-name="ce5" office:value-type="string" calcext:value-type="string">
            <text:p>never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শেষ</text:p>
          </table:table-cell>
          <table:table-cell table:style-name="ce5" office:value-type="string" calcext:value-type="string">
            <text:p>last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যাক</text:p>
          </table:table-cell>
          <table:table-cell table:style-name="ce5" office:value-type="string" calcext:value-type="string">
            <text:p>let</text:p>
          </table:table-cell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চিন্তার</text:p>
          </table:table-cell>
          <table:table-cell table:style-name="ce5" office:value-type="string" calcext:value-type="string">
            <text:p>thought</text:p>
          </table:table-cell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শহর</text:p>
          </table:table-cell>
          <table:table-cell table:style-name="ce5" office:value-type="string" calcext:value-type="string">
            <text:p>city</text:p>
          </table:table-cell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গাছ</text:p>
          </table:table-cell>
          <table:table-cell table:style-name="ce5" office:value-type="string" calcext:value-type="string">
            <text:p>tree</text:p>
          </table:table-cell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ক্রুশ</text:p>
          </table:table-cell>
          <table:table-cell table:style-name="ce5" office:value-type="string" calcext:value-type="string">
            <text:p>cross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খামার</text:p>
          </table:table-cell>
          <table:table-cell table:style-name="ce5" office:value-type="string" calcext:value-type="string">
            <text:p>farm</text:p>
          </table:table-cell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কঠিন</text:p>
          </table:table-cell>
          <table:table-cell table:style-name="ce5" office:value-type="string" calcext:value-type="string">
            <text:p>hard</text:p>
          </table:table-cell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শুরু</text:p>
          </table:table-cell>
          <table:table-cell table:style-name="ce5" office:value-type="string" calcext:value-type="string">
            <text:p>start</text:p>
          </table:table-cell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হতে পারে</text:p>
          </table:table-cell>
          <table:table-cell table:style-name="ce5" office:value-type="string" calcext:value-type="string">
            <text:p>might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গল্প</text:p>
          </table:table-cell>
          <table:table-cell table:style-name="ce5" office:value-type="string" calcext:value-type="string">
            <text:p>story</text:p>
          </table:table-cell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করাত</text:p>
          </table:table-cell>
          <table:table-cell table:style-name="ce5" office:value-type="string" calcext:value-type="string">
            <text:p>saw</text:p>
          </table:table-cell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পর্যন্ত</text:p>
          </table:table-cell>
          <table:table-cell table:style-name="ce5" office:value-type="string" calcext:value-type="string">
            <text:p>far</text:p>
          </table:table-cell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সমুদ্র</text:p>
          </table:table-cell>
          <table:table-cell table:style-name="ce5" office:value-type="string" calcext:value-type="string">
            <text:p>sea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আঁকা</text:p>
          </table:table-cell>
          <table:table-cell table:style-name="ce5" office:value-type="string" calcext:value-type="string">
            <text:p>draw</text:p>
          </table:table-cell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বাকি</text:p>
          </table:table-cell>
          <table:table-cell table:style-name="ce5" office:value-type="string" calcext:value-type="string">
            <text:p>left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দেরী</text:p>
          </table:table-cell>
          <table:table-cell table:style-name="ce5" office:value-type="string" calcext:value-type="string">
            <text:p>late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রান</text:p>
          </table:table-cell>
          <table:table-cell table:style-name="ce5" office:value-type="string" calcext:value-type="string">
            <text:p>run</text:p>
          </table:table-cell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না</text:p>
          </table:table-cell>
          <table:table-cell table:style-name="ce5" office:value-type="string" calcext:value-type="string">
            <text:p>don’t</text:p>
          </table:table-cell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যখন</text:p>
          </table:table-cell>
          <table:table-cell table:style-name="ce5" office:value-type="string" calcext:value-type="string">
            <text:p>while</text:p>
          </table:table-cell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প্রেস</text:p>
          </table:table-cell>
          <table:table-cell table:style-name="ce5" office:value-type="string" calcext:value-type="string">
            <text:p>press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বন্ধ</text:p>
          </table:table-cell>
          <table:table-cell table:style-name="ce5" office:value-type="string" calcext:value-type="string">
            <text:p>close</text:p>
          </table:table-cell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রাত</text:p>
          </table:table-cell>
          <table:table-cell table:style-name="ce5" office:value-type="string" calcext:value-type="string">
            <text:p>night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বাস্তব</text:p>
          </table:table-cell>
          <table:table-cell table:style-name="ce5" office:value-type="string" calcext:value-type="string">
            <text:p>real</text:p>
          </table:table-cell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জীবন</text:p>
          </table:table-cell>
          <table:table-cell table:style-name="ce5" office:value-type="string" calcext:value-type="string">
            <text:p>life</text:p>
          </table:table-cell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কয়েক</text:p>
          </table:table-cell>
          <table:table-cell table:style-name="ce5" office:value-type="string" calcext:value-type="string">
            <text:p>few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উত্তর</text:p>
          </table:table-cell>
          <table:table-cell table:style-name="ce5" office:value-type="string" calcext:value-type="string">
            <text:p>north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বই</text:p>
          </table:table-cell>
          <table:table-cell table:style-name="ce5" office:value-type="string" calcext:value-type="string">
            <text:p>book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বহন</text:p>
          </table:table-cell>
          <table:table-cell table:style-name="ce5" office:value-type="string" calcext:value-type="string">
            <text:p>carry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গ্রহণ</text:p>
          </table:table-cell>
          <table:table-cell table:style-name="ce5" office:value-type="string" calcext:value-type="string">
            <text:p>took</text:p>
          </table:table-cell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বিজ্ঞান</text:p>
          </table:table-cell>
          <table:table-cell table:style-name="ce5" office:value-type="string" calcext:value-type="string">
            <text:p>science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খাওয়া</text:p>
          </table:table-cell>
          <table:table-cell table:style-name="ce5" office:value-type="string" calcext:value-type="string">
            <text:p>eat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রুম</text:p>
          </table:table-cell>
          <table:table-cell table:style-name="ce5" office:value-type="string" calcext:value-type="string">
            <text:p>room</text:p>
          </table:table-cell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বন্ধু</text:p>
          </table:table-cell>
          <table:table-cell table:style-name="ce5" office:value-type="string" calcext:value-type="string">
            <text:p>friend</text:p>
          </table:table-cell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শুরু</text:p>
          </table:table-cell>
          <table:table-cell table:style-name="ce5" office:value-type="string" calcext:value-type="string">
            <text:p>began</text:p>
          </table:table-cell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ধারণা</text:p>
          </table:table-cell>
          <table:table-cell table:style-name="ce5" office:value-type="string" calcext:value-type="string">
            <text:p>idea</text:p>
          </table:table-cell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মাছ</text:p>
          </table:table-cell>
          <table:table-cell table:style-name="ce5" office:value-type="string" calcext:value-type="string">
            <text:p>fish</text:p>
          </table:table-cell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পর্বত</text:p>
          </table:table-cell>
          <table:table-cell table:style-name="ce5" office:value-type="string" calcext:value-type="string">
            <text:p>mountain</text:p>
          </table:table-cell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বন্ধ</text:p>
          </table:table-cell>
          <table:table-cell table:style-name="ce5" office:value-type="string" calcext:value-type="string">
            <text:p>stop</text:p>
          </table:table-cell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একবার</text:p>
          </table:table-cell>
          <table:table-cell table:style-name="ce5" office:value-type="string" calcext:value-type="string">
            <text:p>once</text:p>
          </table:table-cell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ঘাঁটি</text:p>
          </table:table-cell>
          <table:table-cell table:style-name="ce5" office:value-type="string" calcext:value-type="string">
            <text:p>base</text:p>
          </table:table-cell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শ্রবণ</text:p>
          </table:table-cell>
          <table:table-cell table:style-name="ce5" office:value-type="string" calcext:value-type="string">
            <text:p>hear</text:p>
          </table:table-cell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ঘোড়া</text:p>
          </table:table-cell>
          <table:table-cell table:style-name="ce5" office:value-type="string" calcext:value-type="string">
            <text:p>horse</text:p>
          </table:table-cell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কাটা</text:p>
          </table:table-cell>
          <table:table-cell table:style-name="ce5" office:value-type="string" calcext:value-type="string">
            <text:p>cut</text:p>
          </table:table-cell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নিশ্চিত</text:p>
          </table:table-cell>
          <table:table-cell table:style-name="ce5" office:value-type="string" calcext:value-type="string">
            <text:p>sure</text:p>
          </table:table-cell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ঘড়ি</text:p>
          </table:table-cell>
          <table:table-cell table:style-name="ce5" office:value-type="string" calcext:value-type="string">
            <text:p>watch</text:p>
          </table:table-cell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রঙ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মুখ</text:p>
          </table:table-cell>
          <table:table-cell table:style-name="ce5" office:value-type="string" calcext:value-type="string">
            <text:p>face</text:p>
          </table:table-cell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কাঠ</text:p>
          </table:table-cell>
          <table:table-cell table:style-name="ce5" office:value-type="string" calcext:value-type="string">
            <text:p>wood</text:p>
          </table:table-cell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প্রধান</text:p>
          </table:table-cell>
          <table:table-cell table:style-name="ce5" office:value-type="string" calcext:value-type="string">
            <text:p>main</text:p>
          </table:table-cell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খোলা</text:p>
          </table:table-cell>
          <table:table-cell table:style-name="ce5" office:value-type="string" calcext:value-type="string">
            <text:p>open</text:p>
          </table:table-cell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মনে হচ্ছে</text:p>
          </table:table-cell>
          <table:table-cell table:style-name="ce5" office:value-type="string" calcext:value-type="string">
            <text:p>seem</text:p>
          </table:table-cell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একসঙ্গে</text:p>
          </table:table-cell>
          <table:table-cell table:style-name="ce5" office:value-type="string" calcext:value-type="string">
            <text:p>together</text:p>
          </table:table-cell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পরবর্তী</text:p>
          </table:table-cell>
          <table:table-cell table:style-name="ce5" office:value-type="string" calcext:value-type="string">
            <text:p>next</text:p>
          </table:table-cell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সাদা</text:p>
          </table:table-cell>
          <table:table-cell table:style-name="ce5" office:value-type="string" calcext:value-type="string">
            <text:p>white</text:p>
          </table:table-cell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শিশু</text:p>
          </table:table-cell>
          <table:table-cell table:style-name="ce5" office:value-type="string" calcext:value-type="string">
            <text:p>children</text:p>
          </table:table-cell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শুরু</text:p>
          </table:table-cell>
          <table:table-cell table:style-name="ce5" office:value-type="string" calcext:value-type="string">
            <text:p>begin</text:p>
          </table:table-cell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পেয়েছিলাম</text:p>
          </table:table-cell>
          <table:table-cell table:style-name="ce5" office:value-type="string" calcext:value-type="string">
            <text:p>got</text:p>
          </table:table-cell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পদব্রজে ভ্রমণ</text:p>
          </table:table-cell>
          <table:table-cell table:style-name="ce5" office:value-type="string" calcext:value-type="string">
            <text:p>walk</text:p>
          </table:table-cell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উদাহরণ</text:p>
          </table:table-cell>
          <table:table-cell table:style-name="ce5" office:value-type="string" calcext:value-type="string">
            <text:p>example</text:p>
          </table:table-cell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আরাম</text:p>
          </table:table-cell>
          <table:table-cell table:style-name="ce5" office:value-type="string" calcext:value-type="string">
            <text:p>ease</text:p>
          </table:table-cell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কাগজ</text:p>
          </table:table-cell>
          <table:table-cell table:style-name="ce5" office:value-type="string" calcext:value-type="string">
            <text:p>paper</text:p>
          </table:table-cell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গ্রুপ</text:p>
          </table:table-cell>
          <table:table-cell table:style-name="ce5" office:value-type="string" calcext:value-type="string">
            <text:p>group</text:p>
          </table:table-cell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সবসময়</text:p>
          </table:table-cell>
          <table:table-cell table:style-name="ce5" office:value-type="string" calcext:value-type="string">
            <text:p>always</text:p>
          </table:table-cell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সঙ্গীত</text:p>
          </table:table-cell>
          <table:table-cell table:style-name="ce5" office:value-type="string" calcext:value-type="string">
            <text:p>music</text:p>
          </table:table-cell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যারা</text:p>
          </table:table-cell>
          <table:table-cell table:style-name="ce5" office:value-type="string" calcext:value-type="string">
            <text:p>those</text:p>
          </table:table-cell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উভয়</text:p>
          </table:table-cell>
          <table:table-cell table:style-name="ce5" office:value-type="string" calcext:value-type="string">
            <text:p>both</text:p>
          </table:table-cell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চিহ্ন</text:p>
          </table:table-cell>
          <table:table-cell table:style-name="ce5" office:value-type="string" calcext:value-type="string">
            <text:p>mark</text:p>
          </table:table-cell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প্রায়ই</text:p>
          </table:table-cell>
          <table:table-cell table:style-name="ce5" office:value-type="string" calcext:value-type="string">
            <text:p>often</text:p>
          </table:table-cell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চিঠি</text:p>
          </table:table-cell>
          <table:table-cell table:style-name="ce5" office:value-type="string" calcext:value-type="string">
            <text:p>letter</text:p>
          </table:table-cell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পর্যন্ত</text:p>
          </table:table-cell>
          <table:table-cell table:style-name="ce5" office:value-type="string" calcext:value-type="string">
            <text:p>until</text:p>
          </table:table-cell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মাইল</text:p>
          </table:table-cell>
          <table:table-cell table:style-name="ce5" office:value-type="string" calcext:value-type="string">
            <text:p>mile</text:p>
          </table:table-cell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নদী</text:p>
          </table:table-cell>
          <table:table-cell table:style-name="ce5" office:value-type="string" calcext:value-type="string">
            <text:p>river</text:p>
          </table:table-cell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গাড়ী</text:p>
          </table:table-cell>
          <table:table-cell table:style-name="ce5" office:value-type="string" calcext:value-type="string">
            <text:p>car</text:p>
          </table:table-cell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ফুট</text:p>
          </table:table-cell>
          <table:table-cell table:style-name="ce5" office:value-type="string" calcext:value-type="string">
            <text:p>feet</text:p>
          </table:table-cell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যত্ন</text:p>
          </table:table-cell>
          <table:table-cell table:style-name="ce5" office:value-type="string" calcext:value-type="string">
            <text:p>care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দ্বিতীয়</text:p>
          </table:table-cell>
          <table:table-cell table:style-name="ce5" office:value-type="string" calcext:value-type="string">
            <text:p>second</text:p>
          </table:table-cell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যথেষ্ট</text:p>
          </table:table-cell>
          <table:table-cell table:style-name="ce5" office:value-type="string" calcext:value-type="string">
            <text:p>enough</text:p>
          </table:table-cell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সাধারণ</text:p>
          </table:table-cell>
          <table:table-cell table:style-name="ce5" office:value-type="string" calcext:value-type="string">
            <text:p>plain</text:p>
          </table:table-cell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মেয়ে</text:p>
          </table:table-cell>
          <table:table-cell table:style-name="ce5" office:value-type="string" calcext:value-type="string">
            <text:p>girl</text:p>
          </table:table-cell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স্বাভাবিক</text:p>
          </table:table-cell>
          <table:table-cell table:style-name="ce5" office:value-type="string" calcext:value-type="string">
            <text:p>usual</text:p>
          </table:table-cell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তরুণ</text:p>
          </table:table-cell>
          <table:table-cell table:style-name="ce5" office:value-type="string" calcext:value-type="string">
            <text:p>young</text:p>
          </table:table-cell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প্রস্তুত</text:p>
          </table:table-cell>
          <table:table-cell table:style-name="ce5" office:value-type="string" calcext:value-type="string">
            <text:p>ready</text:p>
          </table:table-cell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উপরে</text:p>
          </table:table-cell>
          <table:table-cell table:style-name="ce5" office:value-type="string" calcext:value-type="string">
            <text:p>above</text:p>
          </table:table-cell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কখনও</text:p>
          </table:table-cell>
          <table:table-cell table:style-name="ce5" office:value-type="string" calcext:value-type="string">
            <text:p>ever</text:p>
          </table:table-cell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লাল</text:p>
          </table:table-cell>
          <table:table-cell table:style-name="ce5" office:value-type="string" calcext:value-type="string">
            <text:p>red</text:p>
          </table:table-cell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তালিকা</text:p>
          </table:table-cell>
          <table:table-cell table:style-name="ce5" office:value-type="string" calcext:value-type="string">
            <text:p>list</text:p>
          </table:table-cell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যদিও</text:p>
          </table:table-cell>
          <table:table-cell table:style-name="ce5" office:value-type="string" calcext:value-type="string">
            <text:p>though</text:p>
          </table:table-cell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মনে</text:p>
          </table:table-cell>
          <table:table-cell table:style-name="ce5" office:value-type="string" calcext:value-type="string">
            <text:p>feel</text:p>
          </table:table-cell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আলাপ</text:p>
          </table:table-cell>
          <table:table-cell table:style-name="ce5" office:value-type="string" calcext:value-type="string">
            <text:p>talk</text:p>
          </table:table-cell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পাখি</text:p>
          </table:table-cell>
          <table:table-cell table:style-name="ce5" office:value-type="string" calcext:value-type="string">
            <text:p>bird</text:p>
          </table:table-cell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শীঘ্রই</text:p>
          </table:table-cell>
          <table:table-cell table:style-name="ce5" office:value-type="string" calcext:value-type="string">
            <text:p>soon</text:p>
          </table:table-cell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শরীর</text:p>
          </table:table-cell>
          <table:table-cell table:style-name="ce5" office:value-type="string" calcext:value-type="string">
            <text:p>body</text:p>
          </table:table-cell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কুকুর</text:p>
          </table:table-cell>
          <table:table-cell table:style-name="ce5" office:value-type="string" calcext:value-type="string">
            <text:p>dog</text:p>
          </table:table-cell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পরিবার</text:p>
          </table:table-cell>
          <table:table-cell table:style-name="ce5" office:value-type="string" calcext:value-type="string">
            <text:p>family</text:p>
          </table:table-cell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সরাসরি</text:p>
          </table:table-cell>
          <table:table-cell table:style-name="ce5" office:value-type="string" calcext:value-type="string">
            <text:p>direct</text:p>
          </table:table-cell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জাহির করা</text:p>
          </table:table-cell>
          <table:table-cell table:style-name="ce5" office:value-type="string" calcext:value-type="string">
            <text:p>pose</text:p>
          </table:table-cell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ত্যাগ</text:p>
          </table:table-cell>
          <table:table-cell table:style-name="ce5" office:value-type="string" calcext:value-type="string">
            <text:p>leave</text:p>
          </table:table-cell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গান</text:p>
          </table:table-cell>
          <table:table-cell table:style-name="ce5" office:value-type="string" calcext:value-type="string">
            <text:p>song</text:p>
          </table:table-cell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পরিমাপ</text:p>
          </table:table-cell>
          <table:table-cell table:style-name="ce5" office:value-type="string" calcext:value-type="string">
            <text:p>measure</text:p>
          </table:table-cell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দরজা</text:p>
          </table:table-cell>
          <table:table-cell table:style-name="ce5" office:value-type="string" calcext:value-type="string">
            <text:p>door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পণ্য</text:p>
          </table:table-cell>
          <table:table-cell table:style-name="ce5" office:value-type="string" calcext:value-type="string">
            <text:p>product</text:p>
          </table:table-cell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কালো</text:p>
          </table:table-cell>
          <table:table-cell table:style-name="ce5" office:value-type="string" calcext:value-type="string">
            <text:p>black</text:p>
          </table:table-cell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সংক্ষিপ্ত</text:p>
          </table:table-cell>
          <table:table-cell table:style-name="ce5" office:value-type="string" calcext:value-type="string">
            <text:p>short</text:p>
          </table:table-cell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সংখ্যা</text:p>
          </table:table-cell>
          <table:table-cell table:style-name="ce5" office:value-type="string" calcext:value-type="string">
            <text:p>numeral</text:p>
          </table:table-cell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বর্গ</text:p>
          </table:table-cell>
          <table:table-cell table:style-name="ce5" office:value-type="string" calcext:value-type="string">
            <text:p>class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বায়ু</text:p>
          </table:table-cell>
          <table:table-cell table:style-name="ce5" office:value-type="string" calcext:value-type="string">
            <text:p>wind</text:p>
          </table:table-cell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প্রশ্ন</text:p>
          </table:table-cell>
          <table:table-cell table:style-name="ce5" office:value-type="string" calcext:value-type="string">
            <text:p>question</text:p>
          </table:table-cell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ঘটা</text:p>
          </table:table-cell>
          <table:table-cell table:style-name="ce5" office:value-type="string" calcext:value-type="string">
            <text:p>happen</text:p>
          </table:table-cell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সম্পূর্ণ</text:p>
          </table:table-cell>
          <table:table-cell table:style-name="ce5" office:value-type="string" calcext:value-type="string">
            <text:p>complete</text:p>
          </table:table-cell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জাহাজ</text:p>
          </table:table-cell>
          <table:table-cell table:style-name="ce5" office:value-type="string" calcext:value-type="string">
            <text:p>ship</text:p>
          </table:table-cell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ক্ষেত্র</text:p>
          </table:table-cell>
          <table:table-cell table:style-name="ce5" office:value-type="string" calcext:value-type="string">
            <text:p>area</text:p>
          </table:table-cell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অর্ধ</text:p>
          </table:table-cell>
          <table:table-cell table:style-name="ce5" office:value-type="string" calcext:value-type="string">
            <text:p>half</text:p>
          </table:table-cell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শিলা</text:p>
          </table:table-cell>
          <table:table-cell table:style-name="ce5" office:value-type="string" calcext:value-type="string">
            <text:p>rock</text:p>
          </table:table-cell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যাতে</text:p>
          </table:table-cell>
          <table:table-cell table:style-name="ce5" office:value-type="string" calcext:value-type="string">
            <text:p>order</text:p>
          </table:table-cell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আগুন</text:p>
          </table:table-cell>
          <table:table-cell table:style-name="ce5" office:value-type="string" calcext:value-type="string">
            <text:p>fire</text:p>
          </table:table-cell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দক্ষিণ</text:p>
          </table:table-cell>
          <table:table-cell table:style-name="ce5" office:value-type="string" calcext:value-type="string">
            <text:p>south</text:p>
          </table:table-cell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সমস্যা</text:p>
          </table:table-cell>
          <table:table-cell table:style-name="ce5" office:value-type="string" calcext:value-type="string">
            <text:p>problem</text:p>
          </table:table-cell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টুকরা</text:p>
          </table:table-cell>
          <table:table-cell table:style-name="ce5" office:value-type="string" calcext:value-type="string">
            <text:p>piece</text:p>
          </table:table-cell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বলা</text:p>
          </table:table-cell>
          <table:table-cell table:style-name="ce5" office:value-type="string" calcext:value-type="string">
            <text:p>told</text:p>
          </table:table-cell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জানতাম</text:p>
          </table:table-cell>
          <table:table-cell table:style-name="ce5" office:value-type="string" calcext:value-type="string">
            <text:p>knew</text:p>
          </table:table-cell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পাস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খবর</text:p>
          </table:table-cell>
          <table:table-cell table:style-name="ce5" office:value-type="string" calcext:value-type="string">
            <text:p>since</text:p>
          </table:table-cell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শীর্ষ</text:p>
          </table:table-cell>
          <table:table-cell table:style-name="ce5" office:value-type="string" calcext:value-type="string">
            <text:p>top</text:p>
          </table:table-cell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সমগ্র</text:p>
          </table:table-cell>
          <table:table-cell table:style-name="ce5" office:value-type="string" calcext:value-type="string">
            <text:p>whole</text:p>
          </table:table-cell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রাজা</text:p>
          </table:table-cell>
          <table:table-cell table:style-name="ce5" office:value-type="string" calcext:value-type="string">
            <text:p>king</text:p>
          </table:table-cell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রাস্তায়</text:p>
          </table:table-cell>
          <table:table-cell table:style-name="ce5" office:value-type="string" calcext:value-type="string">
            <text:p>street</text:p>
          </table:table-cell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ইঞ্চি</text:p>
          </table:table-cell>
          <table:table-cell table:style-name="ce5" office:value-type="string" calcext:value-type="string">
            <text:p>inch</text:p>
          </table:table-cell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সংখ্যাবৃদ্ধি</text:p>
          </table:table-cell>
          <table:table-cell table:style-name="ce5" office:value-type="string" calcext:value-type="string">
            <text:p>multiply</text:p>
          </table:table-cell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কিছুই</text:p>
          </table:table-cell>
          <table:table-cell table:style-name="ce5" office:value-type="string" calcext:value-type="string">
            <text:p>nothing</text:p>
          </table:table-cell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মাঠ</text:p>
          </table:table-cell>
          <table:table-cell table:style-name="ce5" office:value-type="string" calcext:value-type="string">
            <text:p>course</text:p>
          </table:table-cell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থাকার</text:p>
          </table:table-cell>
          <table:table-cell table:style-name="ce5" office:value-type="string" calcext:value-type="string">
            <text:p>stay</text:p>
          </table:table-cell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চাকা</text:p>
          </table:table-cell>
          <table:table-cell table:style-name="ce5" office:value-type="string" calcext:value-type="string">
            <text:p>wheel</text:p>
          </table:table-cell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পূর্ণ</text:p>
          </table:table-cell>
          <table:table-cell table:style-name="ce5" office:value-type="string" calcext:value-type="string">
            <text:p>full</text:p>
          </table:table-cell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বল</text:p>
          </table:table-cell>
          <table:table-cell table:style-name="ce5" office:value-type="string" calcext:value-type="string">
            <text:p>force</text:p>
          </table:table-cell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নীল</text:p>
          </table:table-cell>
          <table:table-cell table:style-name="ce5" office:value-type="string" calcext:value-type="string">
            <text:p>blue</text:p>
          </table:table-cell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বস্তু</text:p>
          </table:table-cell>
          <table:table-cell table:style-name="ce5" office:value-type="string" calcext:value-type="string">
            <text:p>object</text:p>
          </table:table-cell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স্থির করা</text:p>
          </table:table-cell>
          <table:table-cell table:style-name="ce5" office:value-type="string" calcext:value-type="string">
            <text:p>decide</text:p>
          </table:table-cell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পৃষ্ঠ</text:p>
          </table:table-cell>
          <table:table-cell table:style-name="ce5" office:value-type="string" calcext:value-type="string">
            <text:p>surface</text:p>
          </table:table-cell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গভীর</text:p>
          </table:table-cell>
          <table:table-cell table:style-name="ce5" office:value-type="string" calcext:value-type="string">
            <text:p>deep</text:p>
          </table:table-cell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চাঁদ</text:p>
          </table:table-cell>
          <table:table-cell table:style-name="ce5" office:value-type="string" calcext:value-type="string">
            <text:p>moon</text:p>
          </table:table-cell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দ্বীপ</text:p>
          </table:table-cell>
          <table:table-cell table:style-name="ce5" office:value-type="string" calcext:value-type="string">
            <text:p>island</text:p>
          </table:table-cell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পা</text:p>
          </table:table-cell>
          <table:table-cell table:style-name="ce5" office:value-type="string" calcext:value-type="string">
            <text:p>foot</text:p>
          </table:table-cell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সিস্টেম</text:p>
          </table:table-cell>
          <table:table-cell table:style-name="ce5" office:value-type="string" calcext:value-type="string">
            <text:p>system</text:p>
          </table:table-cell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ব্যস্ত</text:p>
          </table:table-cell>
          <table:table-cell table:style-name="ce5" office:value-type="string" calcext:value-type="string">
            <text:p>busy</text:p>
          </table:table-cell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পরীক্ষা</text:p>
          </table:table-cell>
          <table:table-cell table:style-name="ce5" office:value-type="string" calcext:value-type="string">
            <text:p>test</text:p>
          </table:table-cell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রেকর্ড</text:p>
          </table:table-cell>
          <table:table-cell table:style-name="ce5" office:value-type="string" calcext:value-type="string">
            <text:p>record</text:p>
          </table:table-cell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নৌকা</text:p>
          </table:table-cell>
          <table:table-cell table:style-name="ce5" office:value-type="string" calcext:value-type="string">
            <text:p>boat</text:p>
          </table:table-cell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সাধারণ</text:p>
          </table:table-cell>
          <table:table-cell table:style-name="ce5" office:value-type="string" calcext:value-type="string">
            <text:p>common</text:p>
          </table:table-cell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স্বর্ণ</text:p>
          </table:table-cell>
          <table:table-cell table:style-name="ce5" office:value-type="string" calcext:value-type="string">
            <text:p>gold</text:p>
          </table:table-cell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সম্ভব</text:p>
          </table:table-cell>
          <table:table-cell table:style-name="ce5" office:value-type="string" calcext:value-type="string">
            <text:p>possible</text:p>
          </table:table-cell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সমতল</text:p>
          </table:table-cell>
          <table:table-cell table:style-name="ce5" office:value-type="string" calcext:value-type="string">
            <text:p>plane</text:p>
          </table:table-cell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উপকার</text:p>
          </table:table-cell>
          <table:table-cell table:style-name="ce5" office:value-type="string" calcext:value-type="string">
            <text:p>stead</text:p>
          </table:table-cell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শুষ্ক</text:p>
          </table:table-cell>
          <table:table-cell table:style-name="ce5" office:value-type="string" calcext:value-type="string">
            <text:p>dry</text:p>
          </table:table-cell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আশ্চর্যের</text:p>
          </table:table-cell>
          <table:table-cell table:style-name="ce5" office:value-type="string" calcext:value-type="string">
            <text:p>wonder</text:p>
          </table:table-cell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মজা</text:p>
          </table:table-cell>
          <table:table-cell table:style-name="ce5" office:value-type="string" calcext:value-type="string">
            <text:p>laugh</text:p>
          </table:table-cell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হাজার</text:p>
          </table:table-cell>
          <table:table-cell table:style-name="ce5" office:value-type="string" calcext:value-type="string">
            <text:p>thousand</text:p>
          </table:table-cell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আগে</text:p>
          </table:table-cell>
          <table:table-cell table:style-name="ce5" office:value-type="string" calcext:value-type="string">
            <text:p>ago</text:p>
          </table:table-cell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বিশেষত্বহীন</text:p>
          </table:table-cell>
          <table:table-cell table:style-name="ce5" office:value-type="string" calcext:value-type="string">
            <text:p>ran</text:p>
          </table:table-cell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চেক</text:p>
          </table:table-cell>
          <table:table-cell table:style-name="ce5" office:value-type="string" calcext:value-type="string">
            <text:p>check</text:p>
          </table:table-cell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খেলা</text:p>
          </table:table-cell>
          <table:table-cell table:style-name="ce5" office:value-type="string" calcext:value-type="string">
            <text:p>game</text:p>
          </table:table-cell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আকৃতি</text:p>
          </table:table-cell>
          <table:table-cell table:style-name="ce5" office:value-type="string" calcext:value-type="string">
            <text:p>shape</text:p>
          </table:table-cell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সমীকরণ</text:p>
          </table:table-cell>
          <table:table-cell table:style-name="ce5" office:value-type="string" calcext:value-type="string">
            <text:p>equate</text:p>
          </table:table-cell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গরম</text:p>
          </table:table-cell>
          <table:table-cell table:style-name="ce5" office:value-type="string" calcext:value-type="string">
            <text:p>hot</text:p>
          </table:table-cell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মিস্</text:p>
          </table:table-cell>
          <table:table-cell table:style-name="ce5" office:value-type="string" calcext:value-type="string">
            <text:p>miss</text:p>
          </table:table-cell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উপনীত</text:p>
          </table:table-cell>
          <table:table-cell table:style-name="ce5" office:value-type="string" calcext:value-type="string">
            <text:p>brought</text:p>
          </table:table-cell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তাপ</text:p>
          </table:table-cell>
          <table:table-cell table:style-name="ce5" office:value-type="string" calcext:value-type="string">
            <text:p>heat</text:p>
          </table:table-cell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তুষার</text:p>
          </table:table-cell>
          <table:table-cell table:style-name="ce5" office:value-type="string" calcext:value-type="string">
            <text:p>snow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টায়রা</text:p>
          </table:table-cell>
          <table:table-cell table:style-name="ce5" office:value-type="string" calcext:value-type="string">
            <text:p>tire</text:p>
          </table:table-cell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আনা</text:p>
          </table:table-cell>
          <table:table-cell table:style-name="ce5" office:value-type="string" calcext:value-type="string">
            <text:p>bring</text:p>
          </table:table-cell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হ্যাঁ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দূরবর্তী</text:p>
          </table:table-cell>
          <table:table-cell table:style-name="ce5" office:value-type="string" calcext:value-type="string">
            <text:p>distant</text:p>
          </table:table-cell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পূরণ</text:p>
          </table:table-cell>
          <table:table-cell table:style-name="ce5" office:value-type="string" calcext:value-type="string">
            <text:p>fill</text:p>
          </table:table-cell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পূর্ব</text:p>
          </table:table-cell>
          <table:table-cell table:style-name="ce5" office:value-type="string" calcext:value-type="string">
            <text:p>east</text:p>
          </table:table-cell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আঁকা</text:p>
          </table:table-cell>
          <table:table-cell table:style-name="ce5" office:value-type="string" calcext:value-type="string">
            <text:p>paint</text:p>
          </table:table-cell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ভাষা</text:p>
          </table:table-cell>
          <table:table-cell table:style-name="ce5" office:value-type="string" calcext:value-type="string">
            <text:p>language</text:p>
          </table:table-cell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মধ্যে</text:p>
          </table:table-cell>
          <table:table-cell table:style-name="ce5" office:value-type="string" calcext:value-type="string">
            <text:p>among</text:p>
          </table:table-cell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ইউনিট</text:p>
          </table:table-cell>
          <table:table-cell table:style-name="ce5" office:value-type="string" calcext:value-type="string">
            <text:p>unit</text:p>
          </table:table-cell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ক্ষমতা</text:p>
          </table:table-cell>
          <table:table-cell table:style-name="ce5" office:value-type="string" calcext:value-type="string">
            <text:p>power</text:p>
          </table:table-cell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শহরে</text:p>
          </table:table-cell>
          <table:table-cell table:style-name="ce5" office:value-type="string" calcext:value-type="string">
            <text:p>town</text:p>
          </table:table-cell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জরিমানা</text:p>
          </table:table-cell>
          <table:table-cell table:style-name="ce5" office:value-type="string" calcext:value-type="string">
            <text:p>fine</text:p>
          </table:table-cell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নির্দিষ্ট</text:p>
          </table:table-cell>
          <table:table-cell table:style-name="ce5" office:value-type="string" calcext:value-type="string">
            <text:p>certain</text:p>
          </table:table-cell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উড়ে</text:p>
          </table:table-cell>
          <table:table-cell table:style-name="ce5" office:value-type="string" calcext:value-type="string">
            <text:p>fly</text:p>
          </table:table-cell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পড়া</text:p>
          </table:table-cell>
          <table:table-cell table:style-name="ce5" office:value-type="string" calcext:value-type="string">
            <text:p>fall</text:p>
          </table:table-cell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নেতৃত্ব</text:p>
          </table:table-cell>
          <table:table-cell table:style-name="ce5" office:value-type="string" calcext:value-type="string">
            <text:p>lead</text:p>
          </table:table-cell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কান্নাকাটি</text:p>
          </table:table-cell>
          <table:table-cell table:style-name="ce5" office:value-type="string" calcext:value-type="string">
            <text:p>cry</text:p>
          </table:table-cell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অন্ধকার</text:p>
          </table:table-cell>
          <table:table-cell table:style-name="ce5" office:value-type="string" calcext:value-type="string">
            <text:p>dark</text:p>
          </table:table-cell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মেশিন</text:p>
          </table:table-cell>
          <table:table-cell table:style-name="ce5" office:value-type="string" calcext:value-type="string">
            <text:p>machine</text:p>
          </table:table-cell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নোট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অপেক্ষা করুন</text:p>
          </table:table-cell>
          <table:table-cell table:style-name="ce5" office:value-type="string" calcext:value-type="string">
            <text:p>wait</text:p>
          </table:table-cell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পরিকল্পনা</text:p>
          </table:table-cell>
          <table:table-cell table:style-name="ce5" office:value-type="string" calcext:value-type="string">
            <text:p>plan</text:p>
          </table:table-cell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ব্যক্তিত্ব</text:p>
          </table:table-cell>
          <table:table-cell table:style-name="ce5" office:value-type="string" calcext:value-type="string">
            <text:p>figure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তারা</text:p>
          </table:table-cell>
          <table:table-cell table:style-name="ce5" office:value-type="string" calcext:value-type="string">
            <text:p>star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বক্স</text:p>
          </table:table-cell>
          <table:table-cell table:style-name="ce5" office:value-type="string" calcext:value-type="string">
            <text:p>box</text:p>
          </table:table-cell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বিশেষ্য</text:p>
          </table:table-cell>
          <table:table-cell table:style-name="ce5" office:value-type="string" calcext:value-type="string">
            <text:p>noun</text:p>
          </table:table-cell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ক্ষেত্র</text:p>
          </table:table-cell>
          <table:table-cell table:style-name="ce5" office:value-type="string" calcext:value-type="string">
            <text:p>field</text:p>
          </table:table-cell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বাকি</text:p>
          </table:table-cell>
          <table:table-cell table:style-name="ce5" office:value-type="string" calcext:value-type="string">
            <text:p>rest</text:p>
          </table:table-cell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সঠিক</text:p>
          </table:table-cell>
          <table:table-cell table:style-name="ce5" office:value-type="string" calcext:value-type="string">
            <text:p>correct</text:p>
          </table:table-cell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সক্ষম</text:p>
          </table:table-cell>
          <table:table-cell table:style-name="ce5" office:value-type="string" calcext:value-type="string">
            <text:p>able</text:p>
          </table:table-cell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আধা কেজি</text:p>
          </table:table-cell>
          <table:table-cell table:style-name="ce5" office:value-type="string" calcext:value-type="string">
            <text:p>pound</text:p>
          </table:table-cell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কাজ</text:p>
          </table:table-cell>
          <table:table-cell table:style-name="ce5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সৌন্দর্য</text:p>
          </table:table-cell>
          <table:table-cell table:style-name="ce5" office:value-type="string" calcext:value-type="string">
            <text:p>beauty</text:p>
          </table:table-cell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ড্রাইভ</text:p>
          </table:table-cell>
          <table:table-cell table:style-name="ce5" office:value-type="string" calcext:value-type="string">
            <text:p>drive</text:p>
          </table:table-cell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দাঁড়িয়ে</text:p>
          </table:table-cell>
          <table:table-cell table:style-name="ce5" office:value-type="string" calcext:value-type="string">
            <text:p>stood</text:p>
          </table:table-cell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ধারণ</text:p>
          </table:table-cell>
          <table:table-cell table:style-name="ce5" office:value-type="string" calcext:value-type="string">
            <text:p>contain</text:p>
          </table:table-cell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সামনে</text:p>
          </table:table-cell>
          <table:table-cell table:style-name="ce5" office:value-type="string" calcext:value-type="string">
            <text:p>front</text:p>
          </table:table-cell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শেখান</text:p>
          </table:table-cell>
          <table:table-cell table:style-name="ce5" office:value-type="string" calcext:value-type="string">
            <text:p>teach</text:p>
          </table:table-cell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সপ্তাহে</text:p>
          </table:table-cell>
          <table:table-cell table:style-name="ce5" office:value-type="string" calcext:value-type="string">
            <text:p>week</text:p>
          </table:table-cell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চূড়ান্ত</text:p>
          </table:table-cell>
          <table:table-cell table:style-name="ce5" office:value-type="string" calcext:value-type="string">
            <text:p>final</text:p>
          </table:table-cell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5" office:value-type="string" calcext:value-type="string">
            <text:p>দিয়েছেন</text:p>
          </table:table-cell>
          <table:table-cell table:style-name="ce5" office:value-type="string" calcext:value-type="string">
            <text:p>gave</text:p>
          </table:table-cell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5" office:value-type="string" calcext:value-type="string">
            <text:p>সবুজ</text:p>
          </table:table-cell>
          <table:table-cell table:style-name="ce5" office:value-type="string" calcext:value-type="string">
            <text:p>green</text:p>
          </table:table-cell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5" office:value-type="string" calcext:value-type="string">
            <text:p>উহু</text:p>
          </table:table-cell>
          <table:table-cell table:style-name="ce5" office:value-type="string" calcext:value-type="string">
            <text:p>oh</text:p>
          </table:table-cell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5" office:value-type="string" calcext:value-type="string">
            <text:p>দ্রুত</text:p>
          </table:table-cell>
          <table:table-cell table:style-name="ce5" office:value-type="string" calcext:value-type="string">
            <text:p>quick</text:p>
          </table:table-cell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5" office:value-type="string" calcext:value-type="string">
            <text:p>বিকাশ</text:p>
          </table:table-cell>
          <table:table-cell table:style-name="ce5" office:value-type="string" calcext:value-type="string">
            <text:p>develop</text:p>
          </table:table-cell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5" office:value-type="string" calcext:value-type="string">
            <text:p>মহাসাগর</text:p>
          </table:table-cell>
          <table:table-cell table:style-name="ce5" office:value-type="string" calcext:value-type="string">
            <text:p>ocean</text:p>
          </table:table-cell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5" office:value-type="string" calcext:value-type="string">
            <text:p>উষ্ণ</text:p>
          </table:table-cell>
          <table:table-cell table:style-name="ce5" office:value-type="string" calcext:value-type="string">
            <text:p>warm</text:p>
          </table:table-cell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5" office:value-type="string" calcext:value-type="string">
            <text:p>বিনামূল্যে</text:p>
          </table:table-cell>
          <table:table-cell table:style-name="ce5" office:value-type="string" calcext:value-type="string">
            <text:p>free</text:p>
          </table:table-cell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5" office:value-type="string" calcext:value-type="string">
            <text:p>মিনিট</text:p>
          </table:table-cell>
          <table:table-cell table:style-name="ce5" office:value-type="string" calcext:value-type="string">
            <text:p>minute</text:p>
          </table:table-cell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5" office:value-type="string" calcext:value-type="string">
            <text:p>শক্তিশালী</text:p>
          </table:table-cell>
          <table:table-cell table:style-name="ce5" office:value-type="string" calcext:value-type="string">
            <text:p>strong</text:p>
          </table:table-cell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5" office:value-type="string" calcext:value-type="string">
            <text:p>বিশেষ</text:p>
          </table:table-cell>
          <table:table-cell table:style-name="ce5" office:value-type="string" calcext:value-type="string">
            <text:p>special</text:p>
          </table:table-cell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5" office:value-type="string" calcext:value-type="string">
            <text:p>মন</text:p>
          </table:table-cell>
          <table:table-cell table:style-name="ce5" office:value-type="string" calcext:value-type="string">
            <text:p>mind</text:p>
          </table:table-cell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5" office:value-type="string" calcext:value-type="string">
            <text:p>পিছনে</text:p>
          </table:table-cell>
          <table:table-cell table:style-name="ce5" office:value-type="string" calcext:value-type="string">
            <text:p>behind</text:p>
          </table:table-cell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5" office:value-type="string" calcext:value-type="string">
            <text:p>স্পষ্ট</text:p>
          </table:table-cell>
          <table:table-cell table:style-name="ce5" office:value-type="string" calcext:value-type="string">
            <text:p>clear</text:p>
          </table:table-cell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5" office:value-type="string" calcext:value-type="string">
            <text:p>লেঙ্গুড়</text:p>
          </table:table-cell>
          <table:table-cell table:style-name="ce5" office:value-type="string" calcext:value-type="string">
            <text:p>tail</text:p>
          </table:table-cell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5" office:value-type="string" calcext:value-type="string">
            <text:p>উত্পাদন</text:p>
          </table:table-cell>
          <table:table-cell table:style-name="ce5" office:value-type="string" calcext:value-type="string">
            <text:p>produce</text:p>
          </table:table-cell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5" office:value-type="string" calcext:value-type="string">
            <text:p>আসলে</text:p>
          </table:table-cell>
          <table:table-cell table:style-name="ce5" office:value-type="string" calcext:value-type="string">
            <text:p>fact</text:p>
          </table:table-cell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5" office:value-type="string" calcext:value-type="string">
            <text:p>স্থান</text:p>
          </table:table-cell>
          <table:table-cell table:style-name="ce5" office:value-type="string" calcext:value-type="string">
            <text:p>space</text:p>
          </table:table-cell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5" office:value-type="string" calcext:value-type="string">
            <text:p>শোনা</text:p>
          </table:table-cell>
          <table:table-cell table:style-name="ce5" office:value-type="string" calcext:value-type="string">
            <text:p>heard</text:p>
          </table:table-cell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5" office:value-type="string" calcext:value-type="string">
            <text:p>সেরা</text:p>
          </table:table-cell>
          <table:table-cell table:style-name="ce5" office:value-type="string" calcext:value-type="string">
            <text:p>best</text:p>
          </table:table-cell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5" office:value-type="string" calcext:value-type="string">
            <text:p>ঘন্টা</text:p>
          </table:table-cell>
          <table:table-cell table:style-name="ce5" office:value-type="string" calcext:value-type="string">
            <text:p>hour</text:p>
          </table:table-cell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5" office:value-type="string" calcext:value-type="string">
            <text:p>ভাল</text:p>
          </table:table-cell>
          <table:table-cell table:style-name="ce5" office:value-type="string" calcext:value-type="string">
            <text:p>better</text:p>
          </table:table-cell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5" office:value-type="string" calcext:value-type="string">
            <text:p>সত্য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5" office:value-type="string" calcext:value-type="string">
            <text:p>সময়</text:p>
          </table:table-cell>
          <table:table-cell table:style-name="ce5" office:value-type="string" calcext:value-type="string">
            <text:p>during</text:p>
          </table:table-cell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5" office:value-type="string" calcext:value-type="string">
            <text:p>শত</text:p>
          </table:table-cell>
          <table:table-cell table:style-name="ce5" office:value-type="string" calcext:value-type="string">
            <text:p>hundred</text:p>
          </table:table-cell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5" office:value-type="string" calcext:value-type="string">
            <text:p>পাঁচ</text:p>
          </table:table-cell>
          <table:table-cell table:style-name="ce5" office:value-type="string" calcext:value-type="string">
            <text:p>five</text:p>
          </table:table-cell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5" office:value-type="string" calcext:value-type="string">
            <text:p>মনে রাখবেন,</text:p>
          </table:table-cell>
          <table:table-cell table:style-name="ce5" office:value-type="string" calcext:value-type="string">
            <text:p>remember</text:p>
          </table:table-cell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5" office:value-type="string" calcext:value-type="string">
            <text:p>পদক্ষেপ</text:p>
          </table:table-cell>
          <table:table-cell table:style-name="ce5" office:value-type="string" calcext:value-type="string">
            <text:p>step</text:p>
          </table:table-cell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5" office:value-type="string" calcext:value-type="string">
            <text:p>প্রথম</text:p>
          </table:table-cell>
          <table:table-cell table:style-name="ce5" office:value-type="string" calcext:value-type="string">
            <text:p>early</text:p>
          </table:table-cell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5" office:value-type="string" calcext:value-type="string">
            <text:p>রাখা</text:p>
          </table:table-cell>
          <table:table-cell table:style-name="ce5" office:value-type="string" calcext:value-type="string">
            <text:p>hold</text:p>
          </table:table-cell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5" office:value-type="string" calcext:value-type="string">
            <text:p>পশ্চিম</text:p>
          </table:table-cell>
          <table:table-cell table:style-name="ce5" office:value-type="string" calcext:value-type="string">
            <text:p>west</text:p>
          </table:table-cell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5" office:value-type="string" calcext:value-type="string">
            <text:p>স্থল</text:p>
          </table:table-cell>
          <table:table-cell table:style-name="ce5" office:value-type="string" calcext:value-type="string">
            <text:p>ground</text:p>
          </table:table-cell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5" office:value-type="string" calcext:value-type="string">
            <text:p>সুদ</text:p>
          </table:table-cell>
          <table:table-cell table:style-name="ce5" office:value-type="string" calcext:value-type="string">
            <text:p>interest</text:p>
          </table:table-cell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5" office:value-type="string" calcext:value-type="string">
            <text:p>নাগাল</text:p>
          </table:table-cell>
          <table:table-cell table:style-name="ce5" office:value-type="string" calcext:value-type="string">
            <text:p>reach</text:p>
          </table:table-cell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5" office:value-type="string" calcext:value-type="string">
            <text:p>দ্রুত</text:p>
          </table:table-cell>
          <table:table-cell table:style-name="ce5" office:value-type="string" calcext:value-type="string">
            <text:p>fast</text:p>
          </table:table-cell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5" office:value-type="string" calcext:value-type="string">
            <text:p>ক্রিয়া</text:p>
          </table:table-cell>
          <table:table-cell table:style-name="ce5" office:value-type="string" calcext:value-type="string">
            <text:p>verb</text:p>
          </table:table-cell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5" office:value-type="string" calcext:value-type="string">
            <text:p>গাত্তয়া</text:p>
          </table:table-cell>
          <table:table-cell table:style-name="ce5" office:value-type="string" calcext:value-type="string">
            <text:p>sing</text:p>
          </table:table-cell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5" office:value-type="string" calcext:value-type="string">
            <text:p>শুনতে</text:p>
          </table:table-cell>
          <table:table-cell table:style-name="ce5" office:value-type="string" calcext:value-type="string">
            <text:p>listen</text:p>
          </table:table-cell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5" office:value-type="string" calcext:value-type="string">
            <text:p>ছয়</text:p>
          </table:table-cell>
          <table:table-cell table:style-name="ce5" office:value-type="string" calcext:value-type="string">
            <text:p>six</text:p>
          </table:table-cell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5" office:value-type="string" calcext:value-type="string">
            <text:p>টেবিল</text:p>
          </table:table-cell>
          <table:table-cell table:style-name="ce5" office:value-type="string" calcext:value-type="string">
            <text:p>table</text:p>
          </table:table-cell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5" office:value-type="string" calcext:value-type="string">
            <text:p>ভ্রমণ</text:p>
          </table:table-cell>
          <table:table-cell table:style-name="ce5" office:value-type="string" calcext:value-type="string">
            <text:p>travel</text:p>
          </table:table-cell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5" office:value-type="string" calcext:value-type="string">
            <text:p>কম</text:p>
          </table:table-cell>
          <table:table-cell table:style-name="ce5" office:value-type="string" calcext:value-type="string">
            <text:p>less</text:p>
          </table:table-cell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5" office:value-type="string" calcext:value-type="string">
            <text:p>সকাল</text:p>
          </table:table-cell>
          <table:table-cell table:style-name="ce5" office:value-type="string" calcext:value-type="string">
            <text:p>morning</text:p>
          </table:table-cell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5" office:value-type="string" calcext:value-type="string">
            <text:p>দশ</text:p>
          </table:table-cell>
          <table:table-cell table:style-name="ce5" office:value-type="string" calcext:value-type="string">
            <text:p>ten</text:p>
          </table:table-cell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5" office:value-type="string" calcext:value-type="string">
            <text:p>সহজ</text:p>
          </table:table-cell>
          <table:table-cell table:style-name="ce5" office:value-type="string" calcext:value-type="string">
            <text:p>simple</text:p>
          </table:table-cell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5" office:value-type="string" calcext:value-type="string">
            <text:p>বিভিন্ন</text:p>
          </table:table-cell>
          <table:table-cell table:style-name="ce5" office:value-type="string" calcext:value-type="string">
            <text:p>several</text:p>
          </table:table-cell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5" office:value-type="string" calcext:value-type="string">
            <text:p>স্বরবর্ণ</text:p>
          </table:table-cell>
          <table:table-cell table:style-name="ce5" office:value-type="string" calcext:value-type="string">
            <text:p>vowel</text:p>
          </table:table-cell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5" office:value-type="string" calcext:value-type="string">
            <text:p>দিকে</text:p>
          </table:table-cell>
          <table:table-cell table:style-name="ce5" office:value-type="string" calcext:value-type="string">
            <text:p>toward</text:p>
          </table:table-cell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5" office:value-type="string" calcext:value-type="string">
            <text:p>যুদ্ধ</text:p>
          </table:table-cell>
          <table:table-cell table:style-name="ce5" office:value-type="string" calcext:value-type="string">
            <text:p>war</text:p>
          </table:table-cell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5" office:value-type="string" calcext:value-type="string">
            <text:p>রাখা</text:p>
          </table:table-cell>
          <table:table-cell table:style-name="ce5" office:value-type="string" calcext:value-type="string">
            <text:p>lay</text:p>
          </table:table-cell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5" office:value-type="string" calcext:value-type="string">
            <text:p>বিরুদ্ধে</text:p>
          </table:table-cell>
          <table:table-cell table:style-name="ce5" office:value-type="string" calcext:value-type="string">
            <text:p>against</text:p>
          </table:table-cell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5" office:value-type="string" calcext:value-type="string">
            <text:p>প্যাটার্ন</text:p>
          </table:table-cell>
          <table:table-cell table:style-name="ce5" office:value-type="string" calcext:value-type="string">
            <text:p>pattern</text:p>
          </table:table-cell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5" office:value-type="string" calcext:value-type="string">
            <text:p>ধীর</text:p>
          </table:table-cell>
          <table:table-cell table:style-name="ce5" office:value-type="string" calcext:value-type="string">
            <text:p>slow</text:p>
          </table:table-cell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5" office:value-type="string" calcext:value-type="string">
            <text:p>কেন্দ্র</text:p>
          </table:table-cell>
          <table:table-cell table:style-name="ce5" office:value-type="string" calcext:value-type="string">
            <text:p>center</text:p>
          </table:table-cell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5" office:value-type="string" calcext:value-type="string">
            <text:p>প্রেম</text:p>
          </table:table-cell>
          <table:table-cell table:style-name="ce5" office:value-type="string" calcext:value-type="string">
            <text:p>love</text:p>
          </table:table-cell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5" office:value-type="string" calcext:value-type="string">
            <text:p>ব্যক্তি</text:p>
          </table:table-cell>
          <table:table-cell table:style-name="ce5" office:value-type="string" calcext:value-type="string">
            <text:p>person</text:p>
          </table:table-cell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5" office:value-type="string" calcext:value-type="string">
            <text:p>টাকা</text:p>
          </table:table-cell>
          <table:table-cell table:style-name="ce5" office:value-type="string" calcext:value-type="string">
            <text:p>money</text:p>
          </table:table-cell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5" office:value-type="string" calcext:value-type="string">
            <text:p>পরিবেশন করা</text:p>
          </table:table-cell>
          <table:table-cell table:style-name="ce5" office:value-type="string" calcext:value-type="string">
            <text:p>serve</text:p>
          </table:table-cell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5" office:value-type="string" calcext:value-type="string">
            <text:p>প্রদর্শিত</text:p>
          </table:table-cell>
          <table:table-cell table:style-name="ce5" office:value-type="string" calcext:value-type="string">
            <text:p>appear</text:p>
          </table:table-cell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5" office:value-type="string" calcext:value-type="string">
            <text:p>রাস্তা</text:p>
          </table:table-cell>
          <table:table-cell table:style-name="ce5" office:value-type="string" calcext:value-type="string">
            <text:p>road</text:p>
          </table:table-cell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5" office:value-type="string" calcext:value-type="string">
            <text:p>মানচিত্র</text:p>
          </table:table-cell>
          <table:table-cell table:style-name="ce5" office:value-type="string" calcext:value-type="string">
            <text:p>map</text:p>
          </table:table-cell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5" office:value-type="string" calcext:value-type="string">
            <text:p>বৃষ্টি</text:p>
          </table:table-cell>
          <table:table-cell table:style-name="ce5" office:value-type="string" calcext:value-type="string">
            <text:p>rain</text:p>
          </table:table-cell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5" office:value-type="string" calcext:value-type="string">
            <text:p>নিয়ম</text:p>
          </table:table-cell>
          <table:table-cell table:style-name="ce5" office:value-type="string" calcext:value-type="string">
            <text:p>rule</text:p>
          </table:table-cell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5" office:value-type="string" calcext:value-type="string">
            <text:p>শাসন করা</text:p>
          </table:table-cell>
          <table:table-cell table:style-name="ce5" office:value-type="string" calcext:value-type="string">
            <text:p>govern</text:p>
          </table:table-cell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5" office:value-type="string" calcext:value-type="string">
            <text:p>টান</text:p>
          </table:table-cell>
          <table:table-cell table:style-name="ce5" office:value-type="string" calcext:value-type="string">
            <text:p>pull</text:p>
          </table:table-cell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5" office:value-type="string" calcext:value-type="string">
            <text:p>ঠান্ডা</text:p>
          </table:table-cell>
          <table:table-cell table:style-name="ce5" office:value-type="string" calcext:value-type="string">
            <text:p>cold</text:p>
          </table:table-cell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5" office:value-type="string" calcext:value-type="string">
            <text:p>বিজ্ঞপ্তি</text:p>
          </table:table-cell>
          <table:table-cell table:style-name="ce5" office:value-type="string" calcext:value-type="string">
            <text:p>notice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string" calcext:value-type="string">
            <text:p>ভয়েস</text:p>
          </table:table-cell>
          <table:table-cell table:style-name="ce5" office:value-type="string" calcext:value-type="string">
            <text:p>voice</text:p>
          </table:table-cell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5" office:value-type="string" calcext:value-type="string">
            <text:p>শক্তি</text:p>
          </table:table-cell>
          <table:table-cell table:style-name="ce5" office:value-type="string" calcext:value-type="string">
            <text:p>energy</text:p>
          </table:table-cell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5" office:value-type="string" calcext:value-type="string">
            <text:p>খোঁজা</text:p>
          </table:table-cell>
          <table:table-cell table:style-name="ce5" office:value-type="string" calcext:value-type="string">
            <text:p>hunt</text:p>
          </table:table-cell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5" office:value-type="string" calcext:value-type="string">
            <text:p>সম্ভাব্য</text:p>
          </table:table-cell>
          <table:table-cell table:style-name="ce5" office:value-type="string" calcext:value-type="string">
            <text:p>probable</text:p>
          </table:table-cell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5" office:value-type="string" calcext:value-type="string">
            <text:p>বিছানা</text:p>
          </table:table-cell>
          <table:table-cell table:style-name="ce5" office:value-type="string" calcext:value-type="string">
            <text:p>bed</text:p>
          </table:table-cell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5" office:value-type="string" calcext:value-type="string">
            <text:p>ভাই</text:p>
          </table:table-cell>
          <table:table-cell table:style-name="ce5" office:value-type="string" calcext:value-type="string">
            <text:p>brother</text:p>
          </table:table-cell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5" office:value-type="string" calcext:value-type="string">
            <text:p>ডিম</text:p>
          </table:table-cell>
          <table:table-cell table:style-name="ce5" office:value-type="string" calcext:value-type="string">
            <text:p>egg</text:p>
          </table:table-cell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5" office:value-type="string" calcext:value-type="string">
            <text:p>যাত্রায়</text:p>
          </table:table-cell>
          <table:table-cell table:style-name="ce5" office:value-type="string" calcext:value-type="string">
            <text:p>ride</text:p>
          </table:table-cell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5" office:value-type="string" calcext:value-type="string">
            <text:p>সেল</text:p>
          </table:table-cell>
          <table:table-cell table:style-name="ce5" office:value-type="string" calcext:value-type="string">
            <text:p>cell</text:p>
          </table:table-cell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5" office:value-type="string" calcext:value-type="string">
            <text:p>বিশ্বাস</text:p>
          </table:table-cell>
          <table:table-cell table:style-name="ce5" office:value-type="string" calcext:value-type="string">
            <text:p>believe</text:p>
          </table:table-cell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5" office:value-type="string" calcext:value-type="string">
            <text:p>সম্ভবত</text:p>
          </table:table-cell>
          <table:table-cell table:style-name="ce5" office:value-type="string" calcext:value-type="string">
            <text:p>perhaps</text:p>
          </table:table-cell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5" office:value-type="string" calcext:value-type="string">
            <text:p>বাছাই</text:p>
          </table:table-cell>
          <table:table-cell table:style-name="ce5" office:value-type="string" calcext:value-type="string">
            <text:p>pick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5" office:value-type="string" calcext:value-type="string">
            <text:p>আকস্মিক</text:p>
          </table:table-cell>
          <table:table-cell table:style-name="ce5" office:value-type="string" calcext:value-type="string">
            <text:p>sudden</text:p>
          </table:table-cell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5" office:value-type="string" calcext:value-type="string">
            <text:p>গণনা</text:p>
          </table:table-cell>
          <table:table-cell table:style-name="ce5" office:value-type="string" calcext:value-type="string">
            <text:p>count</text:p>
          </table:table-cell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5" office:value-type="string" calcext:value-type="string">
            <text:p>বর্গ</text:p>
          </table:table-cell>
          <table:table-cell table:style-name="ce5" office:value-type="string" calcext:value-type="string">
            <text:p>square</text:p>
          </table:table-cell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5" office:value-type="string" calcext:value-type="string">
            <text:p>কারণ</text:p>
          </table:table-cell>
          <table:table-cell table:style-name="ce5" office:value-type="string" calcext:value-type="string">
            <text:p>reason</text:p>
          </table:table-cell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5" office:value-type="string" calcext:value-type="string">
            <text:p>দৈর্ঘ্য</text:p>
          </table:table-cell>
          <table:table-cell table:style-name="ce5" office:value-type="string" calcext:value-type="string">
            <text:p>length</text:p>
          </table:table-cell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5" office:value-type="string" calcext:value-type="string">
            <text:p>প্রতিনিধিত্ব</text:p>
          </table:table-cell>
          <table:table-cell table:style-name="ce5" office:value-type="string" calcext:value-type="string">
            <text:p>represent</text:p>
          </table:table-cell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5" office:value-type="string" calcext:value-type="string">
            <text:p>শিল্প</text:p>
          </table:table-cell>
          <table:table-cell table:style-name="ce5" office:value-type="string" calcext:value-type="string">
            <text:p>art</text:p>
          </table:table-cell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5" office:value-type="string" calcext:value-type="string">
            <text:p>বিষয়</text:p>
          </table:table-cell>
          <table:table-cell table:style-name="ce5" office:value-type="string" calcext:value-type="string">
            <text:p>subject</text:p>
          </table:table-cell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5" office:value-type="string" calcext:value-type="string">
            <text:p>অঞ্চল</text:p>
          </table:table-cell>
          <table:table-cell table:style-name="ce5" office:value-type="string" calcext:value-type="string">
            <text:p>region</text:p>
          </table:table-cell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5" office:value-type="string" calcext:value-type="string">
            <text:p>আকার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5" office:value-type="string" calcext:value-type="string">
            <text:p>পরিবর্তিত হতে</text:p>
          </table:table-cell>
          <table:table-cell table:style-name="ce5" office:value-type="string" calcext:value-type="string">
            <text:p>vary</text:p>
          </table:table-cell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5" office:value-type="string" calcext:value-type="string">
            <text:p>স্থায়ীভাবে বসবাস করা</text:p>
          </table:table-cell>
          <table:table-cell table:style-name="ce5" office:value-type="string" calcext:value-type="string">
            <text:p>settle</text:p>
          </table:table-cell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5" office:value-type="string" calcext:value-type="string">
            <text:p>কথা বলতে</text:p>
          </table:table-cell>
          <table:table-cell table:style-name="ce5" office:value-type="string" calcext:value-type="string">
            <text:p>speak</text:p>
          </table:table-cell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5" office:value-type="string" calcext:value-type="string">
            <text:p>ওজন</text:p>
          </table:table-cell>
          <table:table-cell table:style-name="ce5" office:value-type="string" calcext:value-type="string">
            <text:p>weight</text:p>
          </table:table-cell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5" office:value-type="string" calcext:value-type="string">
            <text:p>সাধারণ</text:p>
          </table:table-cell>
          <table:table-cell table:style-name="ce5" office:value-type="string" calcext:value-type="string">
            <text:p>general</text:p>
          </table:table-cell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5" office:value-type="string" calcext:value-type="string">
            <text:p>বরফ</text:p>
          </table:table-cell>
          <table:table-cell table:style-name="ce5" office:value-type="string" calcext:value-type="string">
            <text:p>ice</text:p>
          </table:table-cell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5" office:value-type="string" calcext:value-type="string">
            <text:p>ব্যাপার</text:p>
          </table:table-cell>
          <table:table-cell table:style-name="ce5" office:value-type="string" calcext:value-type="string">
            <text:p>matter</text:p>
          </table:table-cell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5" office:value-type="string" calcext:value-type="string">
            <text:p>বৃত্ত</text:p>
          </table:table-cell>
          <table:table-cell table:style-name="ce5" office:value-type="string" calcext:value-type="string">
            <text:p>circle</text:p>
          </table:table-cell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5" office:value-type="string" calcext:value-type="string">
            <text:p>জোড়া</text:p>
          </table:table-cell>
          <table:table-cell table:style-name="ce5" office:value-type="string" calcext:value-type="string">
            <text:p>pair</text:p>
          </table:table-cell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5" office:value-type="string" calcext:value-type="string">
            <text:p>অন্তর্ভুক্ত</text:p>
          </table:table-cell>
          <table:table-cell table:style-name="ce5" office:value-type="string" calcext:value-type="string">
            <text:p>include</text:p>
          </table:table-cell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5" office:value-type="string" calcext:value-type="string">
            <text:p>বিভক্ত করা</text:p>
          </table:table-cell>
          <table:table-cell table:style-name="ce5" office:value-type="string" calcext:value-type="string">
            <text:p>divide</text:p>
          </table:table-cell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5" office:value-type="string" calcext:value-type="string">
            <text:p>শব্দাংশ</text:p>
          </table:table-cell>
          <table:table-cell table:style-name="ce5" office:value-type="string" calcext:value-type="string">
            <text:p>syllable</text:p>
          </table:table-cell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5" office:value-type="string" calcext:value-type="string">
            <text:p>অনুভূত</text:p>
          </table:table-cell>
          <table:table-cell table:style-name="ce5" office:value-type="string" calcext:value-type="string">
            <text:p>felt</text:p>
          </table:table-cell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5" office:value-type="string" calcext:value-type="string">
            <text:p>গ্র্যান্ড</text:p>
          </table:table-cell>
          <table:table-cell table:style-name="ce5" office:value-type="string" calcext:value-type="string">
            <text:p>grand</text:p>
          </table:table-cell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5" office:value-type="string" calcext:value-type="string">
            <text:p>বল</text:p>
          </table:table-cell>
          <table:table-cell table:style-name="ce5" office:value-type="string" calcext:value-type="string">
            <text:p>ball</text:p>
          </table:table-cell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5" office:value-type="string" calcext:value-type="string">
            <text:p>এখনো</text:p>
          </table:table-cell>
          <table:table-cell table:style-name="ce5" office:value-type="string" calcext:value-type="string">
            <text:p>yet</text:p>
          </table:table-cell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5" office:value-type="string" calcext:value-type="string">
            <text:p>তরঙ্গ</text:p>
          </table:table-cell>
          <table:table-cell table:style-name="ce5" office:value-type="string" calcext:value-type="string">
            <text:p>wave</text:p>
          </table:table-cell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5" office:value-type="string" calcext:value-type="string">
            <text:p>ঝরা</text:p>
          </table:table-cell>
          <table:table-cell table:style-name="ce5" office:value-type="string" calcext:value-type="string">
            <text:p>drop</text:p>
          </table:table-cell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5" office:value-type="string" calcext:value-type="string">
            <text:p>হৃদয়</text:p>
          </table:table-cell>
          <table:table-cell table:style-name="ce5" office:value-type="string" calcext:value-type="string">
            <text:p>heart</text:p>
          </table:table-cell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5" office:value-type="string" calcext:value-type="string">
            <text:p>অপরাহ্ন</text:p>
          </table:table-cell>
          <table:table-cell table:style-name="ce5" office:value-type="string" calcext:value-type="string">
            <text:p>am</text:p>
          </table:table-cell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5" office:value-type="string" calcext:value-type="string">
            <text:p>বর্তমান</text:p>
          </table:table-cell>
          <table:table-cell table:style-name="ce5" office:value-type="string" calcext:value-type="string">
            <text:p>present</text:p>
          </table:table-cell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5" office:value-type="string" calcext:value-type="string">
            <text:p>ভারী</text:p>
          </table:table-cell>
          <table:table-cell table:style-name="ce5" office:value-type="string" calcext:value-type="string">
            <text:p>heavy</text:p>
          </table:table-cell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5" office:value-type="string" calcext:value-type="string">
            <text:p>নাচ</text:p>
          </table:table-cell>
          <table:table-cell table:style-name="ce5" office:value-type="string" calcext:value-type="string">
            <text:p>dance</text:p>
          </table:table-cell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5" office:value-type="string" calcext:value-type="string">
            <text:p>ইঞ্জিন</text:p>
          </table:table-cell>
          <table:table-cell table:style-name="ce5" office:value-type="string" calcext:value-type="string">
            <text:p>engine</text:p>
          </table:table-cell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5" office:value-type="string" calcext:value-type="string">
            <text:p>অবস্থান</text:p>
          </table:table-cell>
          <table:table-cell table:style-name="ce5" office:value-type="string" calcext:value-type="string">
            <text:p>position</text:p>
          </table:table-cell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5" office:value-type="string" calcext:value-type="string">
            <text:p>হাত</text:p>
          </table:table-cell>
          <table:table-cell table:style-name="ce5" office:value-type="string" calcext:value-type="string">
            <text:p>arm</text:p>
          </table:table-cell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5" office:value-type="string" calcext:value-type="string">
            <text:p>ব্যাপক</text:p>
          </table:table-cell>
          <table:table-cell table:style-name="ce5" office:value-type="string" calcext:value-type="string">
            <text:p>wide</text:p>
          </table:table-cell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5" office:value-type="string" calcext:value-type="string">
            <text:p>পাল তোলা</text:p>
          </table:table-cell>
          <table:table-cell table:style-name="ce5" office:value-type="string" calcext:value-type="string">
            <text:p>sail</text:p>
          </table:table-cell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5" office:value-type="string" calcext:value-type="string">
            <text:p>উপাদান</text:p>
          </table:table-cell>
          <table:table-cell table:style-name="ce5" office:value-type="string" calcext:value-type="string">
            <text:p>material</text:p>
          </table:table-cell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5" office:value-type="string" calcext:value-type="string">
            <text:p>ভগ্নাংশ</text:p>
          </table:table-cell>
          <table:table-cell table:style-name="ce5" office:value-type="string" calcext:value-type="string">
            <text:p>fraction</text:p>
          </table:table-cell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5" office:value-type="string" calcext:value-type="string">
            <text:p>বন</text:p>
          </table:table-cell>
          <table:table-cell table:style-name="ce5" office:value-type="string" calcext:value-type="string">
            <text:p>forest</text:p>
          </table:table-cell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5" office:value-type="string" calcext:value-type="string">
            <text:p>বসতে</text:p>
          </table:table-cell>
          <table:table-cell table:style-name="ce5" office:value-type="string" calcext:value-type="string">
            <text:p>sit</text:p>
          </table:table-cell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5" office:value-type="string" calcext:value-type="string">
            <text:p>জাতি</text:p>
          </table:table-cell>
          <table:table-cell table:style-name="ce5" office:value-type="string" calcext:value-type="string">
            <text:p>race</text:p>
          </table:table-cell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5" office:value-type="string" calcext:value-type="string">
            <text:p>উইন্ডো</text:p>
          </table:table-cell>
          <table:table-cell table:style-name="ce5" office:value-type="string" calcext:value-type="string">
            <text:p>window</text:p>
          </table:table-cell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5" office:value-type="string" calcext:value-type="string">
            <text:p>দোকান</text:p>
          </table:table-cell>
          <table:table-cell table:style-name="ce5" office:value-type="string" calcext:value-type="string">
            <text:p>store</text:p>
          </table:table-cell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5" office:value-type="string" calcext:value-type="string">
            <text:p>গ্রীষ্ম</text:p>
          </table:table-cell>
          <table:table-cell table:style-name="ce5" office:value-type="string" calcext:value-type="string">
            <text:p>summer</text:p>
          </table:table-cell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5" office:value-type="string" calcext:value-type="string">
            <text:p>ট্রেন</text:p>
          </table:table-cell>
          <table:table-cell table:style-name="ce5" office:value-type="string" calcext:value-type="string">
            <text:p>train</text:p>
          </table:table-cell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5" office:value-type="string" calcext:value-type="string">
            <text:p>ঘুম</text:p>
          </table:table-cell>
          <table:table-cell table:style-name="ce5" office:value-type="string" calcext:value-type="string">
            <text:p>sleep</text:p>
          </table:table-cell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5" office:value-type="string" calcext:value-type="string">
            <text:p>প্রমাণ</text:p>
          </table:table-cell>
          <table:table-cell table:style-name="ce5" office:value-type="string" calcext:value-type="string">
            <text:p>prove</text:p>
          </table:table-cell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5" office:value-type="string" calcext:value-type="string">
            <text:p>নির্জন</text:p>
          </table:table-cell>
          <table:table-cell table:style-name="ce5" office:value-type="string" calcext:value-type="string">
            <text:p>lone</text:p>
          </table:table-cell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5" office:value-type="string" calcext:value-type="string">
            <text:p>পা</text:p>
          </table:table-cell>
          <table:table-cell table:style-name="ce5" office:value-type="string" calcext:value-type="string">
            <text:p>leg</text:p>
          </table:table-cell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5" office:value-type="string" calcext:value-type="string">
            <text:p>ব্যায়াম</text:p>
          </table:table-cell>
          <table:table-cell table:style-name="ce5" office:value-type="string" calcext:value-type="string">
            <text:p>exercise</text:p>
          </table:table-cell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5" office:value-type="string" calcext:value-type="string">
            <text:p>প্রাচীর</text:p>
          </table:table-cell>
          <table:table-cell table:style-name="ce5" office:value-type="string" calcext:value-type="string">
            <text:p>wall</text:p>
          </table:table-cell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5" office:value-type="string" calcext:value-type="string">
            <text:p>ধরা</text:p>
          </table:table-cell>
          <table:table-cell table:style-name="ce5" office:value-type="string" calcext:value-type="string">
            <text:p>catch</text:p>
          </table:table-cell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5" office:value-type="string" calcext:value-type="string">
            <text:p>মাউন্ট</text:p>
          </table:table-cell>
          <table:table-cell table:style-name="ce5" office:value-type="string" calcext:value-type="string">
            <text:p>mount</text:p>
          </table:table-cell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5" office:value-type="string" calcext:value-type="string">
            <text:p>ইচ্ছুক</text:p>
          </table:table-cell>
          <table:table-cell table:style-name="ce5" office:value-type="string" calcext:value-type="string">
            <text:p>wish</text:p>
          </table:table-cell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5" office:value-type="string" calcext:value-type="string">
            <text:p>আকাশ</text:p>
          </table:table-cell>
          <table:table-cell table:style-name="ce5" office:value-type="string" calcext:value-type="string">
            <text:p>sky</text:p>
          </table:table-cell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5" office:value-type="string" calcext:value-type="string">
            <text:p>বোর্ড</text:p>
          </table:table-cell>
          <table:table-cell table:style-name="ce5" office:value-type="string" calcext:value-type="string">
            <text:p>board</text:p>
          </table:table-cell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5" office:value-type="string" calcext:value-type="string">
            <text:p>আনন্দ</text:p>
          </table:table-cell>
          <table:table-cell table:style-name="ce5" office:value-type="string" calcext:value-type="string">
            <text:p>joy</text:p>
          </table:table-cell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5" office:value-type="string" calcext:value-type="string">
            <text:p>শীতকালীন</text:p>
          </table:table-cell>
          <table:table-cell table:style-name="ce5" office:value-type="string" calcext:value-type="string">
            <text:p>winter</text:p>
          </table:table-cell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5" office:value-type="string" calcext:value-type="string">
            <text:p>শনি</text:p>
          </table:table-cell>
          <table:table-cell table:style-name="ce5" office:value-type="string" calcext:value-type="string">
            <text:p>sat</text:p>
          </table:table-cell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5" office:value-type="string" calcext:value-type="string">
            <text:p>লেখা</text:p>
          </table:table-cell>
          <table:table-cell table:style-name="ce5" office:value-type="string" calcext:value-type="string">
            <text:p>written</text:p>
          </table:table-cell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5" office:value-type="string" calcext:value-type="string">
            <text:p>বন্য</text:p>
          </table:table-cell>
          <table:table-cell table:style-name="ce5" office:value-type="string" calcext:value-type="string">
            <text:p>wild</text:p>
          </table:table-cell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5" office:value-type="string" calcext:value-type="string">
            <text:p>উপকরণ</text:p>
          </table:table-cell>
          <table:table-cell table:style-name="ce5" office:value-type="string" calcext:value-type="string">
            <text:p>instrument</text:p>
          </table:table-cell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5" office:value-type="string" calcext:value-type="string">
            <text:p>রাখা</text:p>
          </table:table-cell>
          <table:table-cell table:style-name="ce5" office:value-type="string" calcext:value-type="string">
            <text:p>kept</text:p>
          </table:table-cell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5" office:value-type="string" calcext:value-type="string">
            <text:p>কাচ</text:p>
          </table:table-cell>
          <table:table-cell table:style-name="ce5" office:value-type="string" calcext:value-type="string">
            <text:p>glass</text:p>
          </table:table-cell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5" office:value-type="string" calcext:value-type="string">
            <text:p>ঘাস</text:p>
          </table:table-cell>
          <table:table-cell table:style-name="ce5" office:value-type="string" calcext:value-type="string">
            <text:p>grass</text:p>
          </table:table-cell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5" office:value-type="string" calcext:value-type="string">
            <text:p>গাভী</text:p>
          </table:table-cell>
          <table:table-cell table:style-name="ce5" office:value-type="string" calcext:value-type="string">
            <text:p>cow</text:p>
          </table:table-cell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5" office:value-type="string" calcext:value-type="string">
            <text:p>কাজ</text:p>
          </table:table-cell>
          <table:table-cell table:style-name="ce5" office:value-type="string" calcext:value-type="string">
            <text:p>job</text:p>
          </table:table-cell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5" office:value-type="string" calcext:value-type="string">
            <text:p>প্রান্ত</text:p>
          </table:table-cell>
          <table:table-cell table:style-name="ce5" office:value-type="string" calcext:value-type="string">
            <text:p>edge</text:p>
          </table:table-cell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5" office:value-type="string" calcext:value-type="string">
            <text:p>সাইন</text:p>
          </table:table-cell>
          <table:table-cell table:style-name="ce5" office:value-type="string" calcext:value-type="string">
            <text:p>sign</text:p>
          </table:table-cell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5" office:value-type="string" calcext:value-type="string">
            <text:p>দর্শন</text:p>
          </table:table-cell>
          <table:table-cell table:style-name="ce5" office:value-type="string" calcext:value-type="string">
            <text:p>visit</text:p>
          </table:table-cell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5" office:value-type="string" calcext:value-type="string">
            <text:p>গত</text:p>
          </table:table-cell>
          <table:table-cell table:style-name="ce5" office:value-type="string" calcext:value-type="string">
            <text:p>past</text:p>
          </table:table-cell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5" office:value-type="string" calcext:value-type="string">
            <text:p>নরম</text:p>
          </table:table-cell>
          <table:table-cell table:style-name="ce5" office:value-type="string" calcext:value-type="string">
            <text:p>soft</text:p>
          </table:table-cell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5" office:value-type="string" calcext:value-type="string">
            <text:p>মজা</text:p>
          </table:table-cell>
          <table:table-cell table:style-name="ce5" office:value-type="string" calcext:value-type="string">
            <text:p>fun</text:p>
          </table:table-cell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5" office:value-type="string" calcext:value-type="string">
            <text:p>উজ্জ্বল</text:p>
          </table:table-cell>
          <table:table-cell table:style-name="ce5" office:value-type="string" calcext:value-type="string">
            <text:p>bright</text:p>
          </table:table-cell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5" office:value-type="string" calcext:value-type="string">
            <text:p>গ্যাস</text:p>
          </table:table-cell>
          <table:table-cell table:style-name="ce5" office:value-type="string" calcext:value-type="string">
            <text:p>gas</text:p>
          </table:table-cell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5" office:value-type="string" calcext:value-type="string">
            <text:p>আবহাওয়া</text:p>
          </table:table-cell>
          <table:table-cell table:style-name="ce5" office:value-type="string" calcext:value-type="string">
            <text:p>weather</text:p>
          </table:table-cell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5" office:value-type="string" calcext:value-type="string">
            <text:p>মাস</text:p>
          </table:table-cell>
          <table:table-cell table:style-name="ce5" office:value-type="string" calcext:value-type="string">
            <text:p>month</text:p>
          </table:table-cell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5" office:value-type="string" calcext:value-type="string">
            <text:p>মিলিয়ন</text:p>
          </table:table-cell>
          <table:table-cell table:style-name="ce5" office:value-type="string" calcext:value-type="string">
            <text:p>million</text:p>
          </table:table-cell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5" office:value-type="string" calcext:value-type="string">
            <text:p>ভালুক</text:p>
          </table:table-cell>
          <table:table-cell table:style-name="ce5" office:value-type="string" calcext:value-type="string">
            <text:p>bear</text:p>
          </table:table-cell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5" office:value-type="string" calcext:value-type="string">
            <text:p>শেষ</text:p>
          </table:table-cell>
          <table:table-cell table:style-name="ce5" office:value-type="string" calcext:value-type="string">
            <text:p>finish</text:p>
          </table:table-cell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5" office:value-type="string" calcext:value-type="string">
            <text:p>খুশি</text:p>
          </table:table-cell>
          <table:table-cell table:style-name="ce5" office:value-type="string" calcext:value-type="string">
            <text:p>happy</text:p>
          </table:table-cell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5" office:value-type="string" calcext:value-type="string">
            <text:p>আশা</text:p>
          </table:table-cell>
          <table:table-cell table:style-name="ce5" office:value-type="string" calcext:value-type="string">
            <text:p>hope</text:p>
          </table:table-cell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5" office:value-type="string" calcext:value-type="string">
            <text:p>ফুল</text:p>
          </table:table-cell>
          <table:table-cell table:style-name="ce5" office:value-type="string" calcext:value-type="string">
            <text:p>flower</text:p>
          </table:table-cell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5" office:value-type="string" calcext:value-type="string">
            <text:p>আবৃত করা</text:p>
          </table:table-cell>
          <table:table-cell table:style-name="ce5" office:value-type="string" calcext:value-type="string">
            <text:p>clothe</text:p>
          </table:table-cell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5" office:value-type="string" calcext:value-type="string">
            <text:p>অদ্ভুত</text:p>
          </table:table-cell>
          <table:table-cell table:style-name="ce5" office:value-type="string" calcext:value-type="string">
            <text:p>strange</text:p>
          </table:table-cell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5" office:value-type="string" calcext:value-type="string">
            <text:p>সর্বস্বান্ত</text:p>
          </table:table-cell>
          <table:table-cell table:style-name="ce5" office:value-type="string" calcext:value-type="string">
            <text:p>gone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5" office:value-type="string" calcext:value-type="string">
            <text:p>বাণিজ্য</text:p>
          </table:table-cell>
          <table:table-cell table:style-name="ce5" office:value-type="string" calcext:value-type="string">
            <text:p>trade</text:p>
          </table:table-cell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5" office:value-type="string" calcext:value-type="string">
            <text:p>সুর</text:p>
          </table:table-cell>
          <table:table-cell table:style-name="ce5" office:value-type="string" calcext:value-type="string">
            <text:p>melody</text:p>
          </table:table-cell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5" office:value-type="string" calcext:value-type="string">
            <text:p>ট্রিপ</text:p>
          </table:table-cell>
          <table:table-cell table:style-name="ce5" office:value-type="string" calcext:value-type="string">
            <text:p>trip</text:p>
          </table:table-cell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5" office:value-type="string" calcext:value-type="string">
            <text:p>অফিস</text:p>
          </table:table-cell>
          <table:table-cell table:style-name="ce5" office:value-type="string" calcext:value-type="string">
            <text:p>office</text:p>
          </table:table-cell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5" office:value-type="string" calcext:value-type="string">
            <text:p>পাবেন</text:p>
          </table:table-cell>
          <table:table-cell table:style-name="ce5" office:value-type="string" calcext:value-type="string">
            <text:p>receive</text:p>
          </table:table-cell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5" office:value-type="string" calcext:value-type="string">
            <text:p>সারি</text:p>
          </table:table-cell>
          <table:table-cell table:style-name="ce5" office:value-type="string" calcext:value-type="string">
            <text:p>row</text:p>
          </table:table-cell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5" office:value-type="string" calcext:value-type="string">
            <text:p>মুখ</text:p>
          </table:table-cell>
          <table:table-cell table:style-name="ce5" office:value-type="string" calcext:value-type="string">
            <text:p>mouth</text:p>
          </table:table-cell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5" office:value-type="string" calcext:value-type="string">
            <text:p>সঠিক</text:p>
          </table:table-cell>
          <table:table-cell table:style-name="ce5" office:value-type="string" calcext:value-type="string">
            <text:p>exact</text:p>
          </table:table-cell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5" office:value-type="string" calcext:value-type="string">
            <text:p>প্রতীক</text:p>
          </table:table-cell>
          <table:table-cell table:style-name="ce5" office:value-type="string" calcext:value-type="string">
            <text:p>symbol</text:p>
          </table:table-cell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5" office:value-type="string" calcext:value-type="string">
            <text:p>মরা</text:p>
          </table:table-cell>
          <table:table-cell table:style-name="ce5" office:value-type="string" calcext:value-type="string">
            <text:p>die</text:p>
          </table:table-cell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5" office:value-type="string" calcext:value-type="string">
            <text:p>অন্তত</text:p>
          </table:table-cell>
          <table:table-cell table:style-name="ce5" office:value-type="string" calcext:value-type="string">
            <text:p>least</text:p>
          </table:table-cell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5" office:value-type="string" calcext:value-type="string">
            <text:p>কষ্ট</text:p>
          </table:table-cell>
          <table:table-cell table:style-name="ce5" office:value-type="string" calcext:value-type="string">
            <text:p>trouble</text:p>
          </table:table-cell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5" office:value-type="string" calcext:value-type="string">
            <text:p>চিত্কার</text:p>
          </table:table-cell>
          <table:table-cell table:style-name="ce5" office:value-type="string" calcext:value-type="string">
            <text:p>shout</text:p>
          </table:table-cell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5" office:value-type="string" calcext:value-type="string">
            <text:p>ছাড়া</text:p>
          </table:table-cell>
          <table:table-cell table:style-name="ce5" office:value-type="string" calcext:value-type="string">
            <text:p>except</text:p>
          </table:table-cell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5" office:value-type="string" calcext:value-type="string">
            <text:p>লিখেছেন</text:p>
          </table:table-cell>
          <table:table-cell table:style-name="ce5" office:value-type="string" calcext:value-type="string">
            <text:p>wrote</text:p>
          </table:table-cell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5" office:value-type="string" calcext:value-type="string">
            <text:p>বীজ</text:p>
          </table:table-cell>
          <table:table-cell table:style-name="ce5" office:value-type="string" calcext:value-type="string">
            <text:p>seed</text:p>
          </table:table-cell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5" office:value-type="string" calcext:value-type="string">
            <text:p>স্বন</text:p>
          </table:table-cell>
          <table:table-cell table:style-name="ce5" office:value-type="string" calcext:value-type="string">
            <text:p>tone</text:p>
          </table:table-cell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5" office:value-type="string" calcext:value-type="string">
            <text:p>যোগদান</text:p>
          </table:table-cell>
          <table:table-cell table:style-name="ce5" office:value-type="string" calcext:value-type="string">
            <text:p>join</text:p>
          </table:table-cell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5" office:value-type="string" calcext:value-type="string">
            <text:p>সুপারিশ</text:p>
          </table:table-cell>
          <table:table-cell table:style-name="ce5" office:value-type="string" calcext:value-type="string">
            <text:p>suggest</text:p>
          </table:table-cell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5" office:value-type="string" calcext:value-type="string">
            <text:p>পরিষ্কার</text:p>
          </table:table-cell>
          <table:table-cell table:style-name="ce5" office:value-type="string" calcext:value-type="string">
            <text:p>clean</text:p>
          </table:table-cell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5" office:value-type="string" calcext:value-type="string">
            <text:p>বিরতি</text:p>
          </table:table-cell>
          <table:table-cell table:style-name="ce5" office:value-type="string" calcext:value-type="string">
            <text:p>break</text:p>
          </table:table-cell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5" office:value-type="string" calcext:value-type="string">
            <text:p>ভদ্রমহিলা</text:p>
          </table:table-cell>
          <table:table-cell table:style-name="ce5" office:value-type="string" calcext:value-type="string">
            <text:p>lady</text:p>
          </table:table-cell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5" office:value-type="string" calcext:value-type="string">
            <text:p>গজ</text:p>
          </table:table-cell>
          <table:table-cell table:style-name="ce5" office:value-type="string" calcext:value-type="string">
            <text:p>yard</text:p>
          </table:table-cell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5" office:value-type="string" calcext:value-type="string">
            <text:p>ওঠা</text:p>
          </table:table-cell>
          <table:table-cell table:style-name="ce5" office:value-type="string" calcext:value-type="string">
            <text:p>rise</text:p>
          </table:table-cell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5" office:value-type="string" calcext:value-type="string">
            <text:p>খারাপ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5" office:value-type="string" calcext:value-type="string">
            <text:p>ঘা</text:p>
          </table:table-cell>
          <table:table-cell table:style-name="ce5" office:value-type="string" calcext:value-type="string">
            <text:p>blow</text:p>
          </table:table-cell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5" office:value-type="string" calcext:value-type="string">
            <text:p>তেল</text:p>
          </table:table-cell>
          <table:table-cell table:style-name="ce5" office:value-type="string" calcext:value-type="string">
            <text:p>oil</text:p>
          </table:table-cell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5" office:value-type="string" calcext:value-type="string">
            <text:p>রক্ত</text:p>
          </table:table-cell>
          <table:table-cell table:style-name="ce5" office:value-type="string" calcext:value-type="string">
            <text:p>blood</text:p>
          </table:table-cell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5" office:value-type="string" calcext:value-type="string">
            <text:p>স্পর্শ</text:p>
          </table:table-cell>
          <table:table-cell table:style-name="ce5" office:value-type="string" calcext:value-type="string">
            <text:p>touch</text:p>
          </table:table-cell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5" office:value-type="string" calcext:value-type="string">
            <text:p>বড় হয়েছি</text:p>
          </table:table-cell>
          <table:table-cell table:style-name="ce5" office:value-type="string" calcext:value-type="string">
            <text:p>grew</text:p>
          </table:table-cell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5" office:value-type="string" calcext:value-type="string">
            <text:p>শতাংশ</text:p>
          </table:table-cell>
          <table:table-cell table:style-name="ce5" office:value-type="string" calcext:value-type="string">
            <text:p>cent</text:p>
          </table:table-cell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5" office:value-type="string" calcext:value-type="string">
            <text:p>মিশ্রিত করা</text:p>
          </table:table-cell>
          <table:table-cell table:style-name="ce5" office:value-type="string" calcext:value-type="string">
            <text:p>mix</text:p>
          </table:table-cell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5" office:value-type="string" calcext:value-type="string">
            <text:p>দল</text:p>
          </table:table-cell>
          <table:table-cell table:style-name="ce5" office:value-type="string" calcext:value-type="string">
            <text:p>team</text:p>
          </table:table-cell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5" office:value-type="string" calcext:value-type="string">
            <text:p>তারের</text:p>
          </table:table-cell>
          <table:table-cell table:style-name="ce5" office:value-type="string" calcext:value-type="string">
            <text:p>wire</text:p>
          </table:table-cell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5" office:value-type="string" calcext:value-type="string">
            <text:p>খরচ</text:p>
          </table:table-cell>
          <table:table-cell table:style-name="ce5" office:value-type="string" calcext:value-type="string">
            <text:p>cost</text:p>
          </table:table-cell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5" office:value-type="string" calcext:value-type="string">
            <text:p>হারিয়ে</text:p>
          </table:table-cell>
          <table:table-cell table:style-name="ce5" office:value-type="string" calcext:value-type="string">
            <text:p>lost</text:p>
          </table:table-cell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5" office:value-type="string" calcext:value-type="string">
            <text:p>বাদামী</text:p>
          </table:table-cell>
          <table:table-cell table:style-name="ce5" office:value-type="string" calcext:value-type="string">
            <text:p>brown</text:p>
          </table:table-cell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5" office:value-type="string" calcext:value-type="string">
            <text:p>পরিধান</text:p>
          </table:table-cell>
          <table:table-cell table:style-name="ce5" office:value-type="string" calcext:value-type="string">
            <text:p>wear</text:p>
          </table:table-cell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5" office:value-type="string" calcext:value-type="string">
            <text:p>বাগান</text:p>
          </table:table-cell>
          <table:table-cell table:style-name="ce5" office:value-type="string" calcext:value-type="string">
            <text:p>garden</text:p>
          </table:table-cell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5" office:value-type="string" calcext:value-type="string">
            <text:p>সমান</text:p>
          </table:table-cell>
          <table:table-cell table:style-name="ce5" office:value-type="string" calcext:value-type="string">
            <text:p>equal</text:p>
          </table:table-cell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5" office:value-type="string" calcext:value-type="string">
            <text:p>পাঠানো</text:p>
          </table:table-cell>
          <table:table-cell table:style-name="ce5" office:value-type="string" calcext:value-type="string">
            <text:p>sent</text:p>
          </table:table-cell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5" office:value-type="string" calcext:value-type="string">
            <text:p>নির্বাচন</text:p>
          </table:table-cell>
          <table:table-cell table:style-name="ce5" office:value-type="string" calcext:value-type="string">
            <text:p>choose</text:p>
          </table:table-cell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5" office:value-type="string" calcext:value-type="string">
            <text:p>হিংস্র</text:p>
          </table:table-cell>
          <table:table-cell table:style-name="ce5" office:value-type="string" calcext:value-type="string">
            <text:p>fell</text:p>
          </table:table-cell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5" office:value-type="string" calcext:value-type="string">
            <text:p>মাপসই</text:p>
          </table:table-cell>
          <table:table-cell table:style-name="ce5" office:value-type="string" calcext:value-type="string">
            <text:p>fit</text:p>
          </table:table-cell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5" office:value-type="string" calcext:value-type="string">
            <text:p>প্রবাহ</text:p>
          </table:table-cell>
          <table:table-cell table:style-name="ce5" office:value-type="string" calcext:value-type="string">
            <text:p>flow</text:p>
          </table:table-cell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5" office:value-type="string" calcext:value-type="string">
            <text:p>ন্যায্য</text:p>
          </table:table-cell>
          <table:table-cell table:style-name="ce5" office:value-type="string" calcext:value-type="string">
            <text:p>fair</text:p>
          </table:table-cell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5" office:value-type="string" calcext:value-type="string">
            <text:p>ব্যাংক</text:p>
          </table:table-cell>
          <table:table-cell table:style-name="ce5" office:value-type="string" calcext:value-type="string">
            <text:p>bank</text:p>
          </table:table-cell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5" office:value-type="string" calcext:value-type="string">
            <text:p>সংগ্রহ করা</text:p>
          </table:table-cell>
          <table:table-cell table:style-name="ce5" office:value-type="string" calcext:value-type="string">
            <text:p>collect</text:p>
          </table:table-cell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5" office:value-type="string" calcext:value-type="string">
            <text:p>সংরক্ষণ</text:p>
          </table:table-cell>
          <table:table-cell table:style-name="ce5" office:value-type="string" calcext:value-type="string">
            <text:p>save</text:p>
          </table:table-cell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5" office:value-type="string" calcext:value-type="string">
            <text:p>নিয়ন্ত্রণ</text:p>
          </table:table-cell>
          <table:table-cell table:style-name="ce5" office:value-type="string" calcext:value-type="string">
            <text:p>control</text:p>
          </table:table-cell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5" office:value-type="string" calcext:value-type="string">
            <text:p>দশমিক</text:p>
          </table:table-cell>
          <table:table-cell table:style-name="ce5" office:value-type="string" calcext:value-type="string">
            <text:p>decimal</text:p>
          </table:table-cell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5" office:value-type="string" calcext:value-type="string">
            <text:p>কান</text:p>
          </table:table-cell>
          <table:table-cell table:style-name="ce5" office:value-type="string" calcext:value-type="string">
            <text:p>ear</text:p>
          </table:table-cell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5" office:value-type="string" calcext:value-type="string">
            <text:p>অন্য</text:p>
          </table:table-cell>
          <table:table-cell table:style-name="ce5" office:value-type="string" calcext:value-type="string">
            <text:p>else</text:p>
          </table:table-cell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5" office:value-type="string" calcext:value-type="string">
            <text:p>পুরোপুরি</text:p>
          </table:table-cell>
          <table:table-cell table:style-name="ce5" office:value-type="string" calcext:value-type="string">
            <text:p>quite</text:p>
          </table:table-cell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5" office:value-type="string" calcext:value-type="string">
            <text:p>ভেঙে</text:p>
          </table:table-cell>
          <table:table-cell table:style-name="ce5" office:value-type="string" calcext:value-type="string">
            <text:p>broke</text:p>
          </table:table-cell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5" office:value-type="string" calcext:value-type="string">
            <text:p>কেস</text:p>
          </table:table-cell>
          <table:table-cell table:style-name="ce5" office:value-type="string" calcext:value-type="string">
            <text:p>case</text:p>
          </table:table-cell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5" office:value-type="string" calcext:value-type="string">
            <text:p>মধ্যম</text:p>
          </table:table-cell>
          <table:table-cell table:style-name="ce5" office:value-type="string" calcext:value-type="string">
            <text:p>middle</text:p>
          </table:table-cell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5" office:value-type="string" calcext:value-type="string">
            <text:p>হত্যা</text:p>
          </table:table-cell>
          <table:table-cell table:style-name="ce5" office:value-type="string" calcext:value-type="string">
            <text:p>kill</text:p>
          </table:table-cell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5" office:value-type="string" calcext:value-type="string">
            <text:p>ছেলে</text:p>
          </table:table-cell>
          <table:table-cell table:style-name="ce5" office:value-type="string" calcext:value-type="string">
            <text:p>son</text:p>
          </table:table-cell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5" office:value-type="string" calcext:value-type="string">
            <text:p>হ্রদ</text:p>
          </table:table-cell>
          <table:table-cell table:style-name="ce5" office:value-type="string" calcext:value-type="string">
            <text:p>lake</text:p>
          </table:table-cell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5" office:value-type="string" calcext:value-type="string">
            <text:p>মুহূর্ত</text:p>
          </table:table-cell>
          <table:table-cell table:style-name="ce5" office:value-type="string" calcext:value-type="string">
            <text:p>moment</text:p>
          </table:table-cell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5" office:value-type="string" calcext:value-type="string">
            <text:p>স্কেল</text:p>
          </table:table-cell>
          <table:table-cell table:style-name="ce5" office:value-type="string" calcext:value-type="string">
            <text:p>scale</text:p>
          </table:table-cell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5" office:value-type="string" calcext:value-type="string">
            <text:p>অট্ট</text:p>
          </table:table-cell>
          <table:table-cell table:style-name="ce5" office:value-type="string" calcext:value-type="string">
            <text:p>loud</text:p>
          </table:table-cell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5" office:value-type="string" calcext:value-type="string">
            <text:p>বসন্ত</text:p>
          </table:table-cell>
          <table:table-cell table:style-name="ce5" office:value-type="string" calcext:value-type="string">
            <text:p>spring</text:p>
          </table:table-cell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5" office:value-type="string" calcext:value-type="string">
            <text:p>পালন করা</text:p>
          </table:table-cell>
          <table:table-cell table:style-name="ce5" office:value-type="string" calcext:value-type="string">
            <text:p>observe</text:p>
          </table:table-cell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5" office:value-type="string" calcext:value-type="string">
            <text:p>শিশু</text:p>
          </table:table-cell>
          <table:table-cell table:style-name="ce5" office:value-type="string" calcext:value-type="string">
            <text:p>child</text:p>
          </table:table-cell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5" office:value-type="string" calcext:value-type="string">
            <text:p>সোজা</text:p>
          </table:table-cell>
          <table:table-cell table:style-name="ce5" office:value-type="string" calcext:value-type="string">
            <text:p>straight</text:p>
          </table:table-cell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5" office:value-type="string" calcext:value-type="string">
            <text:p>ব্যঞ্জনবর্ণ</text:p>
          </table:table-cell>
          <table:table-cell table:style-name="ce5" office:value-type="string" calcext:value-type="string">
            <text:p>consonant</text:p>
          </table:table-cell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5" office:value-type="string" calcext:value-type="string">
            <text:p>জাতি</text:p>
          </table:table-cell>
          <table:table-cell table:style-name="ce5" office:value-type="string" calcext:value-type="string">
            <text:p>nation</text:p>
          </table:table-cell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5" office:value-type="string" calcext:value-type="string">
            <text:p>অভিধান</text:p>
          </table:table-cell>
          <table:table-cell table:style-name="ce5" office:value-type="string" calcext:value-type="string">
            <text:p>dictionary</text:p>
          </table:table-cell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5" office:value-type="string" calcext:value-type="string">
            <text:p>দুধ</text:p>
          </table:table-cell>
          <table:table-cell table:style-name="ce5" office:value-type="string" calcext:value-type="string">
            <text:p>milk</text:p>
          </table:table-cell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5" office:value-type="string" calcext:value-type="string">
            <text:p>গতি</text:p>
          </table:table-cell>
          <table:table-cell table:style-name="ce5" office:value-type="string" calcext:value-type="string">
            <text:p>speed</text:p>
          </table:table-cell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5" office:value-type="string" calcext:value-type="string">
            <text:p>পদ্ধতি</text:p>
          </table:table-cell>
          <table:table-cell table:style-name="ce5" office:value-type="string" calcext:value-type="string">
            <text:p>method</text:p>
          </table:table-cell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5" office:value-type="string" calcext:value-type="string">
            <text:p>অঙ্গ</text:p>
          </table:table-cell>
          <table:table-cell table:style-name="ce5" office:value-type="string" calcext:value-type="string">
            <text:p>organ</text:p>
          </table:table-cell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5" office:value-type="string" calcext:value-type="string">
            <text:p>পরিশোধ</text:p>
          </table:table-cell>
          <table:table-cell table:style-name="ce5" office:value-type="string" calcext:value-type="string">
            <text:p>pay</text:p>
          </table:table-cell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5" office:value-type="string" calcext:value-type="string">
            <text:p>বয়স</text:p>
          </table:table-cell>
          <table:table-cell table:style-name="ce5" office:value-type="string" calcext:value-type="string">
            <text:p>age</text:p>
          </table:table-cell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5" office:value-type="string" calcext:value-type="string">
            <text:p>অধ্যায়</text:p>
          </table:table-cell>
          <table:table-cell table:style-name="ce5" office:value-type="string" calcext:value-type="string">
            <text:p>section</text:p>
          </table:table-cell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5" office:value-type="string" calcext:value-type="string">
            <text:p>পোশাক</text:p>
          </table:table-cell>
          <table:table-cell table:style-name="ce5" office:value-type="string" calcext:value-type="string">
            <text:p>dress</text:p>
          </table:table-cell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5" office:value-type="string" calcext:value-type="string">
            <text:p>মেঘ</text:p>
          </table:table-cell>
          <table:table-cell table:style-name="ce5" office:value-type="string" calcext:value-type="string">
            <text:p>cloud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5" office:value-type="string" calcext:value-type="string">
            <text:p>বিস্ময়</text:p>
          </table:table-cell>
          <table:table-cell table:style-name="ce5" office:value-type="string" calcext:value-type="string">
            <text:p>surprise</text:p>
          </table:table-cell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5" office:value-type="string" calcext:value-type="string">
            <text:p>শান্ত</text:p>
          </table:table-cell>
          <table:table-cell table:style-name="ce5" office:value-type="string" calcext:value-type="string">
            <text:p>quiet</text:p>
          </table:table-cell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5" office:value-type="string" calcext:value-type="string">
            <text:p>পাথর</text:p>
          </table:table-cell>
          <table:table-cell table:style-name="ce5" office:value-type="string" calcext:value-type="string">
            <text:p>stone</text:p>
          </table:table-cell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5" office:value-type="string" calcext:value-type="string">
            <text:p>অতি ক্ষুদ্র</text:p>
          </table:table-cell>
          <table:table-cell table:style-name="ce5" office:value-type="string" calcext:value-type="string">
            <text:p>tiny</text:p>
          </table:table-cell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5" office:value-type="string" calcext:value-type="string">
            <text:p>আরোহনের</text:p>
          </table:table-cell>
          <table:table-cell table:style-name="ce5" office:value-type="string" calcext:value-type="string">
            <text:p>climb</text:p>
          </table:table-cell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5" office:value-type="string" calcext:value-type="string">
            <text:p>শান্ত</text:p>
          </table:table-cell>
          <table:table-cell table:style-name="ce5" office:value-type="string" calcext:value-type="string">
            <text:p>cool</text:p>
          </table:table-cell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5" office:value-type="string" calcext:value-type="string">
            <text:p>নকশা</text:p>
          </table:table-cell>
          <table:table-cell table:style-name="ce5" office:value-type="string" calcext:value-type="string">
            <text:p>design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5" office:value-type="string" calcext:value-type="string">
            <text:p>দরিদ্র</text:p>
          </table:table-cell>
          <table:table-cell table:style-name="ce5" office:value-type="string" calcext:value-type="string">
            <text:p>poor</text:p>
          </table:table-cell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5" office:value-type="string" calcext:value-type="string">
            <text:p>অনেক</text:p>
          </table:table-cell>
          <table:table-cell table:style-name="ce5" office:value-type="string" calcext:value-type="string">
            <text:p>lot</text:p>
          </table:table-cell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5" office:value-type="string" calcext:value-type="string">
            <text:p>পরীক্ষা</text:p>
          </table:table-cell>
          <table:table-cell table:style-name="ce5" office:value-type="string" calcext:value-type="string">
            <text:p>experiment</text:p>
          </table:table-cell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5" office:value-type="string" calcext:value-type="string">
            <text:p>নীচে</text:p>
          </table:table-cell>
          <table:table-cell table:style-name="ce5" office:value-type="string" calcext:value-type="string">
            <text:p>bottom</text:p>
          </table:table-cell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5" office:value-type="string" calcext:value-type="string">
            <text:p>চাবি</text:p>
          </table:table-cell>
          <table:table-cell table:style-name="ce5" office:value-type="string" calcext:value-type="string">
            <text:p>key</text:p>
          </table:table-cell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5" office:value-type="string" calcext:value-type="string">
            <text:p>লোহা</text:p>
          </table:table-cell>
          <table:table-cell table:style-name="ce5" office:value-type="string" calcext:value-type="string">
            <text:p>iron</text:p>
          </table:table-cell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5" office:value-type="string" calcext:value-type="string">
            <text:p>একক</text:p>
          </table:table-cell>
          <table:table-cell table:style-name="ce5" office:value-type="string" calcext:value-type="string">
            <text:p>single</text:p>
          </table:table-cell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5" office:value-type="string" calcext:value-type="string">
            <text:p>লাঠি</text:p>
          </table:table-cell>
          <table:table-cell table:style-name="ce5" office:value-type="string" calcext:value-type="string">
            <text:p>stick</text:p>
          </table:table-cell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5" office:value-type="string" calcext:value-type="string">
            <text:p>ফ্ল্যাট</text:p>
          </table:table-cell>
          <table:table-cell table:style-name="ce5" office:value-type="string" calcext:value-type="string">
            <text:p>flat</text:p>
          </table:table-cell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5" office:value-type="string" calcext:value-type="string">
            <text:p>বিশ</text:p>
          </table:table-cell>
          <table:table-cell table:style-name="ce5" office:value-type="string" calcext:value-type="string">
            <text:p>twenty</text:p>
          </table:table-cell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5" office:value-type="string" calcext:value-type="string">
            <text:p>ত্বক</text:p>
          </table:table-cell>
          <table:table-cell table:style-name="ce5" office:value-type="string" calcext:value-type="string">
            <text:p>skin</text:p>
          </table:table-cell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5" office:value-type="string" calcext:value-type="string">
            <text:p>হাসি</text:p>
          </table:table-cell>
          <table:table-cell table:style-name="ce5" office:value-type="string" calcext:value-type="string">
            <text:p>smile</text:p>
          </table:table-cell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5" office:value-type="string" calcext:value-type="string">
            <text:p>ভাঁজ করা</text:p>
          </table:table-cell>
          <table:table-cell table:style-name="ce5" office:value-type="string" calcext:value-type="string">
            <text:p>crease</text:p>
          </table:table-cell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5" office:value-type="string" calcext:value-type="string">
            <text:p>গর্ত</text:p>
          </table:table-cell>
          <table:table-cell table:style-name="ce5" office:value-type="string" calcext:value-type="string">
            <text:p>hole</text:p>
          </table:table-cell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5" office:value-type="string" calcext:value-type="string">
            <text:p>ঝাঁপ</text:p>
          </table:table-cell>
          <table:table-cell table:style-name="ce5" office:value-type="string" calcext:value-type="string">
            <text:p>jump</text:p>
          </table:table-cell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5" office:value-type="string" calcext:value-type="string">
            <text:p>শিশুর</text:p>
          </table:table-cell>
          <table:table-cell table:style-name="ce5" office:value-type="string" calcext:value-type="string">
            <text:p>baby</text:p>
          </table:table-cell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5" office:value-type="string" calcext:value-type="string">
            <text:p>আট</text:p>
          </table:table-cell>
          <table:table-cell table:style-name="ce5" office:value-type="string" calcext:value-type="string">
            <text:p>eight</text:p>
          </table:table-cell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5" office:value-type="string" calcext:value-type="string">
            <text:p>গ্রাম</text:p>
          </table:table-cell>
          <table:table-cell table:style-name="ce5" office:value-type="string" calcext:value-type="string">
            <text:p>village</text:p>
          </table:table-cell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5" office:value-type="string" calcext:value-type="string">
            <text:p>দেখা</text:p>
          </table:table-cell>
          <table:table-cell table:style-name="ce5" office:value-type="string" calcext:value-type="string">
            <text:p>meet</text:p>
          </table:table-cell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5" office:value-type="string" calcext:value-type="string">
            <text:p>রুট</text:p>
          </table:table-cell>
          <table:table-cell table:style-name="ce5" office:value-type="string" calcext:value-type="string">
            <text:p>root</text:p>
          </table:table-cell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5" office:value-type="string" calcext:value-type="string">
            <text:p>কিনতে</text:p>
          </table:table-cell>
          <table:table-cell table:style-name="ce5" office:value-type="string" calcext:value-type="string">
            <text:p>buy</text:p>
          </table:table-cell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5" office:value-type="string" calcext:value-type="string">
            <text:p>বাড়াতে</text:p>
          </table:table-cell>
          <table:table-cell table:style-name="ce5" office:value-type="string" calcext:value-type="string">
            <text:p>raise</text:p>
          </table:table-cell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5" office:value-type="string" calcext:value-type="string">
            <text:p>সমাধান</text:p>
          </table:table-cell>
          <table:table-cell table:style-name="ce5" office:value-type="string" calcext:value-type="string">
            <text:p>solve</text:p>
          </table:table-cell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5" office:value-type="string" calcext:value-type="string">
            <text:p>ধাতু</text:p>
          </table:table-cell>
          <table:table-cell table:style-name="ce5" office:value-type="string" calcext:value-type="string">
            <text:p>metal</text:p>
          </table:table-cell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5" office:value-type="string" calcext:value-type="string">
            <text:p>কিনা</text:p>
          </table:table-cell>
          <table:table-cell table:style-name="ce5" office:value-type="string" calcext:value-type="string">
            <text:p>whether</text:p>
          </table:table-cell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5" office:value-type="string" calcext:value-type="string">
            <text:p>ধাক্কা</text:p>
          </table:table-cell>
          <table:table-cell table:style-name="ce5" office:value-type="string" calcext:value-type="string">
            <text:p>push</text:p>
          </table:table-cell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5" office:value-type="string" calcext:value-type="string">
            <text:p>সাত</text:p>
          </table:table-cell>
          <table:table-cell table:style-name="ce5" office:value-type="string" calcext:value-type="string">
            <text:p>seven</text:p>
          </table:table-cell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5" office:value-type="string" calcext:value-type="string">
            <text:p>অনুচ্ছেদ</text:p>
          </table:table-cell>
          <table:table-cell table:style-name="ce5" office:value-type="string" calcext:value-type="string">
            <text:p>paragraph</text:p>
          </table:table-cell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5" office:value-type="string" calcext:value-type="string">
            <text:p>তৃতীয়</text:p>
          </table:table-cell>
          <table:table-cell table:style-name="ce5" office:value-type="string" calcext:value-type="string">
            <text:p>third</text:p>
          </table:table-cell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5" office:value-type="string" calcext:value-type="string">
            <text:p>হইবে</text:p>
          </table:table-cell>
          <table:table-cell table:style-name="ce5" office:value-type="string" calcext:value-type="string">
            <text:p>shall</text:p>
          </table:table-cell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5" office:value-type="string" calcext:value-type="string">
            <text:p>অনুষ্ঠিত</text:p>
          </table:table-cell>
          <table:table-cell table:style-name="ce5" office:value-type="string" calcext:value-type="string">
            <text:p>held</text:p>
          </table:table-cell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5" office:value-type="string" calcext:value-type="string">
            <text:p>চুল</text:p>
          </table:table-cell>
          <table:table-cell table:style-name="ce5" office:value-type="string" calcext:value-type="string">
            <text:p>hair</text:p>
          </table:table-cell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5" office:value-type="string" calcext:value-type="string">
            <text:p>বর্ণনা</text:p>
          </table:table-cell>
          <table:table-cell table:style-name="ce5" office:value-type="string" calcext:value-type="string">
            <text:p>describe</text:p>
          </table:table-cell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5" office:value-type="string" calcext:value-type="string">
            <text:p>রান্নাঘর</text:p>
          </table:table-cell>
          <table:table-cell table:style-name="ce5" office:value-type="string" calcext:value-type="string">
            <text:p>cook</text:p>
          </table:table-cell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5" office:value-type="string" calcext:value-type="string">
            <text:p>মেঝে</text:p>
          </table:table-cell>
          <table:table-cell table:style-name="ce5" office:value-type="string" calcext:value-type="string">
            <text:p>floor</text:p>
          </table:table-cell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5" office:value-type="string" calcext:value-type="string">
            <text:p>হয়</text:p>
          </table:table-cell>
          <table:table-cell table:style-name="ce5" office:value-type="string" calcext:value-type="string">
            <text:p>either</text:p>
          </table:table-cell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5" office:value-type="string" calcext:value-type="string">
            <text:p>ফলে</text:p>
          </table:table-cell>
          <table:table-cell table:style-name="ce5" office:value-type="string" calcext:value-type="string">
            <text:p>result</text:p>
          </table:table-cell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5" office:value-type="string" calcext:value-type="string">
            <text:p>বার্ন</text:p>
          </table:table-cell>
          <table:table-cell table:style-name="ce5" office:value-type="string" calcext:value-type="string">
            <text:p>burn</text:p>
          </table:table-cell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5" office:value-type="string" calcext:value-type="string">
            <text:p>পাহাড়</text:p>
          </table:table-cell>
          <table:table-cell table:style-name="ce5" office:value-type="string" calcext:value-type="string">
            <text:p>hill</text:p>
          </table:table-cell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5" office:value-type="string" calcext:value-type="string">
            <text:p>নিরাপদ</text:p>
          </table:table-cell>
          <table:table-cell table:style-name="ce5" office:value-type="string" calcext:value-type="string">
            <text:p>safe</text:p>
          </table:table-cell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5" office:value-type="string" calcext:value-type="string">
            <text:p>বিড়াল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5" office:value-type="string" calcext:value-type="string">
            <text:p>শতাব্দীর</text:p>
          </table:table-cell>
          <table:table-cell table:style-name="ce5" office:value-type="string" calcext:value-type="string">
            <text:p>century</text:p>
          </table:table-cell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5" office:value-type="string" calcext:value-type="string">
            <text:p>বিবেচনা করা</text:p>
          </table:table-cell>
          <table:table-cell table:style-name="ce5" office:value-type="string" calcext:value-type="string">
            <text:p>consider</text:p>
          </table:table-cell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5" office:value-type="string" calcext:value-type="string">
            <text:p>টাইপ</text:p>
          </table:table-cell>
          <table:table-cell table:style-name="ce5" office:value-type="string" calcext:value-type="string">
            <text:p>type</text:p>
          </table:table-cell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5" office:value-type="string" calcext:value-type="string">
            <text:p>আইন</text:p>
          </table:table-cell>
          <table:table-cell table:style-name="ce5" office:value-type="string" calcext:value-type="string">
            <text:p>law</text:p>
          </table:table-cell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5" office:value-type="string" calcext:value-type="string">
            <text:p>কিছুক্ষণ</text:p>
          </table:table-cell>
          <table:table-cell table:style-name="ce5" office:value-type="string" calcext:value-type="string">
            <text:p>bit</text:p>
          </table:table-cell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5" office:value-type="string" calcext:value-type="string">
            <text:p>উপকূল</text:p>
          </table:table-cell>
          <table:table-cell table:style-name="ce5" office:value-type="string" calcext:value-type="string">
            <text:p>coast</text:p>
          </table:table-cell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5" office:value-type="string" calcext:value-type="string">
            <text:p>কপি</text:p>
          </table:table-cell>
          <table:table-cell table:style-name="ce5" office:value-type="string" calcext:value-type="string">
            <text:p>copy</text:p>
          </table:table-cell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5" office:value-type="string" calcext:value-type="string">
            <text:p>ফ্রেজ</text:p>
          </table:table-cell>
          <table:table-cell table:style-name="ce5" office:value-type="string" calcext:value-type="string">
            <text:p>phrase</text:p>
          </table:table-cell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5" office:value-type="string" calcext:value-type="string">
            <text:p>নীরব</text:p>
          </table:table-cell>
          <table:table-cell table:style-name="ce5" office:value-type="string" calcext:value-type="string">
            <text:p>silent</text:p>
          </table:table-cell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5" office:value-type="string" calcext:value-type="string">
            <text:p>লম্বা</text:p>
          </table:table-cell>
          <table:table-cell table:style-name="ce5" office:value-type="string" calcext:value-type="string">
            <text:p>tall</text:p>
          </table:table-cell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5" office:value-type="string" calcext:value-type="string">
            <text:p>বালি</text:p>
          </table:table-cell>
          <table:table-cell table:style-name="ce5" office:value-type="string" calcext:value-type="string">
            <text:p>sand</text:p>
          </table:table-cell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5" office:value-type="string" calcext:value-type="string">
            <text:p>মাটি</text:p>
          </table:table-cell>
          <table:table-cell table:style-name="ce5" office:value-type="string" calcext:value-type="string">
            <text:p>soil</text:p>
          </table:table-cell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5" office:value-type="string" calcext:value-type="string">
            <text:p>রোল</text:p>
          </table:table-cell>
          <table:table-cell table:style-name="ce5" office:value-type="string" calcext:value-type="string">
            <text:p>roll</text:p>
          </table:table-cell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5" office:value-type="string" calcext:value-type="string">
            <text:p>তাপমাত্রা</text:p>
          </table:table-cell>
          <table:table-cell table:style-name="ce5" office:value-type="string" calcext:value-type="string">
            <text:p>temperature</text:p>
          </table:table-cell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5" office:value-type="string" calcext:value-type="string">
            <text:p>আঙুল</text:p>
          </table:table-cell>
          <table:table-cell table:style-name="ce5" office:value-type="string" calcext:value-type="string">
            <text:p>finger</text:p>
          </table:table-cell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5" office:value-type="string" calcext:value-type="string">
            <text:p>শিল্প</text:p>
          </table:table-cell>
          <table:table-cell table:style-name="ce5" office:value-type="string" calcext:value-type="string">
            <text:p>industry</text:p>
          </table:table-cell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5" office:value-type="string" calcext:value-type="string">
            <text:p>মূল্য</text:p>
          </table:table-cell>
          <table:table-cell table:style-name="ce5" office:value-type="string" calcext:value-type="string">
            <text:p>value</text:p>
          </table:table-cell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5" office:value-type="string" calcext:value-type="string">
            <text:p>যুদ্ধ</text:p>
          </table:table-cell>
          <table:table-cell table:style-name="ce5" office:value-type="string" calcext:value-type="string">
            <text:p>fight</text:p>
          </table:table-cell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5" office:value-type="string" calcext:value-type="string">
            <text:p>মিথ্যা</text:p>
          </table:table-cell>
          <table:table-cell table:style-name="ce5" office:value-type="string" calcext:value-type="string">
            <text:p>lie</text:p>
          </table:table-cell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5" office:value-type="string" calcext:value-type="string">
            <text:p>বীট</text:p>
          </table:table-cell>
          <table:table-cell table:style-name="ce5" office:value-type="string" calcext:value-type="string">
            <text:p>beat</text:p>
          </table:table-cell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5" office:value-type="string" calcext:value-type="string">
            <text:p>জাগান</text:p>
          </table:table-cell>
          <table:table-cell table:style-name="ce5" office:value-type="string" calcext:value-type="string">
            <text:p>excite</text:p>
          </table:table-cell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5" office:value-type="string" calcext:value-type="string">
            <text:p>প্রাকৃতিক</text:p>
          </table:table-cell>
          <table:table-cell table:style-name="ce5" office:value-type="string" calcext:value-type="string">
            <text:p>natural</text:p>
          </table:table-cell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5" office:value-type="string" calcext:value-type="string">
            <text:p>দেখুন</text:p>
          </table:table-cell>
          <table:table-cell table:style-name="ce5" office:value-type="string" calcext:value-type="string">
            <text:p>view</text:p>
          </table:table-cell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5" office:value-type="string" calcext:value-type="string">
            <text:p>জ্ঞান</text:p>
          </table:table-cell>
          <table:table-cell table:style-name="ce5" office:value-type="string" calcext:value-type="string">
            <text:p>sense</text:p>
          </table:table-cell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5" office:value-type="string" calcext:value-type="string">
            <text:p>রাজধানী</text:p>
          </table:table-cell>
          <table:table-cell table:style-name="ce5" office:value-type="string" calcext:value-type="string">
            <text:p>capital</text:p>
          </table:table-cell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5" office:value-type="string" calcext:value-type="string">
            <text:p>না করবে না</text:p>
          </table:table-cell>
          <table:table-cell table:style-name="ce5" office:value-type="string" calcext:value-type="string">
            <text:p>won’t</text:p>
          </table:table-cell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5" office:value-type="string" calcext:value-type="string">
            <text:p>চেয়ার</text:p>
          </table:table-cell>
          <table:table-cell table:style-name="ce5" office:value-type="string" calcext:value-type="string">
            <text:p>chair</text:p>
          </table:table-cell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5" office:value-type="string" calcext:value-type="string">
            <text:p>বিপদ</text:p>
          </table:table-cell>
          <table:table-cell table:style-name="ce5" office:value-type="string" calcext:value-type="string">
            <text:p>danger</text:p>
          </table:table-cell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5" office:value-type="string" calcext:value-type="string">
            <text:p>ফল</text:p>
          </table:table-cell>
          <table:table-cell table:style-name="ce5" office:value-type="string" calcext:value-type="string">
            <text:p>fruit</text:p>
          </table:table-cell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5" office:value-type="string" calcext:value-type="string">
            <text:p>সমৃদ্ধ</text:p>
          </table:table-cell>
          <table:table-cell table:style-name="ce5" office:value-type="string" calcext:value-type="string">
            <text:p>rich</text:p>
          </table:table-cell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5" office:value-type="string" calcext:value-type="string">
            <text:p>পুরু</text:p>
          </table:table-cell>
          <table:table-cell table:style-name="ce5" office:value-type="string" calcext:value-type="string">
            <text:p>thick</text:p>
          </table:table-cell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5" office:value-type="string" calcext:value-type="string">
            <text:p>সৈনিক</text:p>
          </table:table-cell>
          <table:table-cell table:style-name="ce5" office:value-type="string" calcext:value-type="string">
            <text:p>soldier</text:p>
          </table:table-cell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5" office:value-type="string" calcext:value-type="string">
            <text:p>প্রক্রিয়া</text:p>
          </table:table-cell>
          <table:table-cell table:style-name="ce5" office:value-type="string" calcext:value-type="string">
            <text:p>process</text:p>
          </table:table-cell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5" office:value-type="string" calcext:value-type="string">
            <text:p>কাজ</text:p>
          </table:table-cell>
          <table:table-cell table:style-name="ce5" office:value-type="string" calcext:value-type="string">
            <text:p>operate</text:p>
          </table:table-cell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5" office:value-type="string" calcext:value-type="string">
            <text:p>অনুশীলন</text:p>
          </table:table-cell>
          <table:table-cell table:style-name="ce5" office:value-type="string" calcext:value-type="string">
            <text:p>practice</text:p>
          </table:table-cell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5" office:value-type="string" calcext:value-type="string">
            <text:p>পৃথক</text:p>
          </table:table-cell>
          <table:table-cell table:style-name="ce5" office:value-type="string" calcext:value-type="string">
            <text:p>separate</text:p>
          </table:table-cell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5" office:value-type="string" calcext:value-type="string">
            <text:p>কঠিন</text:p>
          </table:table-cell>
          <table:table-cell table:style-name="ce5" office:value-type="string" calcext:value-type="string">
            <text:p>difficult</text:p>
          </table:table-cell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5" office:value-type="string" calcext:value-type="string">
            <text:p>ডাক্তার</text:p>
          </table:table-cell>
          <table:table-cell table:style-name="ce5" office:value-type="string" calcext:value-type="string">
            <text:p>doctor</text:p>
          </table:table-cell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5" office:value-type="string" calcext:value-type="string">
            <text:p>করুন</text:p>
          </table:table-cell>
          <table:table-cell table:style-name="ce5" office:value-type="string" calcext:value-type="string">
            <text:p>please</text:p>
          </table:table-cell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5" office:value-type="string" calcext:value-type="string">
            <text:p>রক্ষা</text:p>
          </table:table-cell>
          <table:table-cell table:style-name="ce5" office:value-type="string" calcext:value-type="string">
            <text:p>protect</text:p>
          </table:table-cell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5" office:value-type="string" calcext:value-type="string">
            <text:p>দুপুর</text:p>
          </table:table-cell>
          <table:table-cell table:style-name="ce5" office:value-type="string" calcext:value-type="string">
            <text:p>noon</text:p>
          </table:table-cell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5" office:value-type="string" calcext:value-type="string">
            <text:p>ফসল</text:p>
          </table:table-cell>
          <table:table-cell table:style-name="ce5" office:value-type="string" calcext:value-type="string">
            <text:p>crop</text:p>
          </table:table-cell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5" office:value-type="string" calcext:value-type="string">
            <text:p>আধুনিক</text:p>
          </table:table-cell>
          <table:table-cell table:style-name="ce5" office:value-type="string" calcext:value-type="string">
            <text:p>modern</text:p>
          </table:table-cell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5" office:value-type="string" calcext:value-type="string">
            <text:p>উপাদান</text:p>
          </table:table-cell>
          <table:table-cell table:style-name="ce5" office:value-type="string" calcext:value-type="string">
            <text:p>element</text:p>
          </table:table-cell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5" office:value-type="string" calcext:value-type="string">
            <text:p>আঘাত</text:p>
          </table:table-cell>
          <table:table-cell table:style-name="ce5" office:value-type="string" calcext:value-type="string">
            <text:p>hit</text:p>
          </table:table-cell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5" office:value-type="string" calcext:value-type="string">
            <text:p>ছাত্র</text:p>
          </table:table-cell>
          <table:table-cell table:style-name="ce5" office:value-type="string" calcext:value-type="string">
            <text:p>student</text:p>
          </table:table-cell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5" office:value-type="string" calcext:value-type="string">
            <text:p>কোণ</text:p>
          </table:table-cell>
          <table:table-cell table:style-name="ce5" office:value-type="string" calcext:value-type="string">
            <text:p>corner</text:p>
          </table:table-cell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5" office:value-type="string" calcext:value-type="string">
            <text:p>দল</text:p>
          </table:table-cell>
          <table:table-cell table:style-name="ce5" office:value-type="string" calcext:value-type="string">
            <text:p>party</text:p>
          </table:table-cell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5" office:value-type="string" calcext:value-type="string">
            <text:p>সরবরাহ</text:p>
          </table:table-cell>
          <table:table-cell table:style-name="ce5" office:value-type="string" calcext:value-type="string">
            <text:p>supply</text:p>
          </table:table-cell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5" office:value-type="string" calcext:value-type="string">
            <text:p>যার</text:p>
          </table:table-cell>
          <table:table-cell table:style-name="ce5" office:value-type="string" calcext:value-type="string">
            <text:p>whose</text:p>
          </table:table-cell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5" office:value-type="string" calcext:value-type="string">
            <text:p>সনাক্ত</text:p>
          </table:table-cell>
          <table:table-cell table:style-name="ce5" office:value-type="string" calcext:value-type="string">
            <text:p>locate</text:p>
          </table:table-cell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5" office:value-type="string" calcext:value-type="string">
            <text:p>রিং</text:p>
          </table:table-cell>
          <table:table-cell table:style-name="ce5" office:value-type="string" calcext:value-type="string">
            <text:p>ring</text:p>
          </table:table-cell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5" office:value-type="string" calcext:value-type="string">
            <text:p>চরিত্র</text:p>
          </table:table-cell>
          <table:table-cell table:style-name="ce5" office:value-type="string" calcext:value-type="string">
            <text:p>character</text:p>
          </table:table-cell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5" office:value-type="string" calcext:value-type="string">
            <text:p>পোকা</text:p>
          </table:table-cell>
          <table:table-cell table:style-name="ce5" office:value-type="string" calcext:value-type="string">
            <text:p>insect</text:p>
          </table:table-cell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5" office:value-type="string" calcext:value-type="string">
            <text:p>ধরা</text:p>
          </table:table-cell>
          <table:table-cell table:style-name="ce5" office:value-type="string" calcext:value-type="string">
            <text:p>caught</text:p>
          </table:table-cell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5" office:value-type="string" calcext:value-type="string">
            <text:p>সময়ের</text:p>
          </table:table-cell>
          <table:table-cell table:style-name="ce5" office:value-type="string" calcext:value-type="string">
            <text:p>period</text:p>
          </table:table-cell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5" office:value-type="string" calcext:value-type="string">
            <text:p>নির্দেশ</text:p>
          </table:table-cell>
          <table:table-cell table:style-name="ce5" office:value-type="string" calcext:value-type="string">
            <text:p>indicate</text:p>
          </table:table-cell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5" office:value-type="string" calcext:value-type="string">
            <text:p>রেডিও</text:p>
          </table:table-cell>
          <table:table-cell table:style-name="ce5" office:value-type="string" calcext:value-type="string">
            <text:p>radio</text:p>
          </table:table-cell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5" office:value-type="string" calcext:value-type="string">
            <text:p>বক্তব্য রাখেন</text:p>
          </table:table-cell>
          <table:table-cell table:style-name="ce5" office:value-type="string" calcext:value-type="string">
            <text:p>spoke</text:p>
          </table:table-cell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5" office:value-type="string" calcext:value-type="string">
            <text:p>পরমাণু</text:p>
          </table:table-cell>
          <table:table-cell table:style-name="ce5" office:value-type="string" calcext:value-type="string">
            <text:p>atom</text:p>
          </table:table-cell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5" office:value-type="string" calcext:value-type="string">
            <text:p>মানবীয়</text:p>
          </table:table-cell>
          <table:table-cell table:style-name="ce5" office:value-type="string" calcext:value-type="string">
            <text:p>human</text:p>
          </table:table-cell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5" office:value-type="string" calcext:value-type="string">
            <text:p>ইতিহাস</text:p>
          </table:table-cell>
          <table:table-cell table:style-name="ce5" office:value-type="string" calcext:value-type="string">
            <text:p>history</text:p>
          </table:table-cell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5" office:value-type="string" calcext:value-type="string">
            <text:p>প্রভাব</text:p>
          </table:table-cell>
          <table:table-cell table:style-name="ce5" office:value-type="string" calcext:value-type="string">
            <text:p>effect</text:p>
          </table:table-cell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5" office:value-type="string" calcext:value-type="string">
            <text:p>বৈদ্যুতিক</text:p>
          </table:table-cell>
          <table:table-cell table:style-name="ce5" office:value-type="string" calcext:value-type="string">
            <text:p>electric</text:p>
          </table:table-cell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5" office:value-type="string" calcext:value-type="string">
            <text:p>আশা করা</text:p>
          </table:table-cell>
          <table:table-cell table:style-name="ce5" office:value-type="string" calcext:value-type="string">
            <text:p>expect</text:p>
          </table:table-cell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5" office:value-type="string" calcext:value-type="string">
            <text:p>হাড়</text:p>
          </table:table-cell>
          <table:table-cell table:style-name="ce5" office:value-type="string" calcext:value-type="string">
            <text:p>bone</text:p>
          </table:table-cell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5" office:value-type="string" calcext:value-type="string">
            <text:p>রেল</text:p>
          </table:table-cell>
          <table:table-cell table:style-name="ce5" office:value-type="string" calcext:value-type="string">
            <text:p>rail</text:p>
          </table:table-cell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5" office:value-type="string" calcext:value-type="string">
            <text:p>কল্পনা</text:p>
          </table:table-cell>
          <table:table-cell table:style-name="ce5" office:value-type="string" calcext:value-type="string">
            <text:p>imagine</text:p>
          </table:table-cell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5" office:value-type="string" calcext:value-type="string">
            <text:p>প্রদান</text:p>
          </table:table-cell>
          <table:table-cell table:style-name="ce5" office:value-type="string" calcext:value-type="string">
            <text:p>provide</text:p>
          </table:table-cell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5" office:value-type="string" calcext:value-type="string">
            <text:p>একমত</text:p>
          </table:table-cell>
          <table:table-cell table:style-name="ce5" office:value-type="string" calcext:value-type="string">
            <text:p>agree</text:p>
          </table:table-cell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5" office:value-type="string" calcext:value-type="string">
            <text:p>এইভাবে</text:p>
          </table:table-cell>
          <table:table-cell table:style-name="ce5" office:value-type="string" calcext:value-type="string">
            <text:p>thus</text:p>
          </table:table-cell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5" office:value-type="string" calcext:value-type="string">
            <text:p>মৃদু</text:p>
          </table:table-cell>
          <table:table-cell table:style-name="ce5" office:value-type="string" calcext:value-type="string">
            <text:p>gentle</text:p>
          </table:table-cell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5" office:value-type="string" calcext:value-type="string">
            <text:p>নারী</text:p>
          </table:table-cell>
          <table:table-cell table:style-name="ce5" office:value-type="string" calcext:value-type="string">
            <text:p>woman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5" office:value-type="string" calcext:value-type="string">
            <text:p>অধিনায়ক</text:p>
          </table:table-cell>
          <table:table-cell table:style-name="ce5" office:value-type="string" calcext:value-type="string">
            <text:p>captain</text:p>
          </table:table-cell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5" office:value-type="string" calcext:value-type="string">
            <text:p>অনুমান</text:p>
          </table:table-cell>
          <table:table-cell table:style-name="ce5" office:value-type="string" calcext:value-type="string">
            <text:p>guess</text:p>
          </table:table-cell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5" office:value-type="string" calcext:value-type="string">
            <text:p>প্রয়োজনীয়</text:p>
          </table:table-cell>
          <table:table-cell table:style-name="ce5" office:value-type="string" calcext:value-type="string">
            <text:p>necessary</text:p>
          </table:table-cell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5" office:value-type="string" calcext:value-type="string">
            <text:p>ধারালো</text:p>
          </table:table-cell>
          <table:table-cell table:style-name="ce5" office:value-type="string" calcext:value-type="string">
            <text:p>sharp</text:p>
          </table:table-cell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5" office:value-type="string" calcext:value-type="string">
            <text:p>গরূৎ</text:p>
          </table:table-cell>
          <table:table-cell table:style-name="ce5" office:value-type="string" calcext:value-type="string">
            <text:p>wing</text:p>
          </table:table-cell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5" office:value-type="string" calcext:value-type="string">
            <text:p>তৈরি</text:p>
          </table:table-cell>
          <table:table-cell table:style-name="ce5" office:value-type="string" calcext:value-type="string">
            <text:p>create</text:p>
          </table:table-cell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5" office:value-type="string" calcext:value-type="string">
            <text:p>প্রতিবেশী</text:p>
          </table:table-cell>
          <table:table-cell table:style-name="ce5" office:value-type="string" calcext:value-type="string">
            <text:p>neighbor</text:p>
          </table:table-cell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5" office:value-type="string" calcext:value-type="string">
            <text:p>ধোয়ার</text:p>
          </table:table-cell>
          <table:table-cell table:style-name="ce5" office:value-type="string" calcext:value-type="string">
            <text:p>wash</text:p>
          </table:table-cell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5" office:value-type="string" calcext:value-type="string">
            <text:p>বাদুড়</text:p>
          </table:table-cell>
          <table:table-cell table:style-name="ce5" office:value-type="string" calcext:value-type="string">
            <text:p>bat</text:p>
          </table:table-cell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5" office:value-type="string" calcext:value-type="string">
            <text:p>বরং</text:p>
          </table:table-cell>
          <table:table-cell table:style-name="ce5" office:value-type="string" calcext:value-type="string">
            <text:p>rather</text:p>
          </table:table-cell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5" office:value-type="string" calcext:value-type="string">
            <text:p>ভিড়</text:p>
          </table:table-cell>
          <table:table-cell table:style-name="ce5" office:value-type="string" calcext:value-type="string">
            <text:p>crowd</text:p>
          </table:table-cell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5" office:value-type="string" calcext:value-type="string">
            <text:p>ভূট্টা</text:p>
          </table:table-cell>
          <table:table-cell table:style-name="ce5" office:value-type="string" calcext:value-type="string">
            <text:p>corn</text:p>
          </table:table-cell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5" office:value-type="string" calcext:value-type="string">
            <text:p>তুলনা</text:p>
          </table:table-cell>
          <table:table-cell table:style-name="ce5" office:value-type="string" calcext:value-type="string">
            <text:p>compare</text:p>
          </table:table-cell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5" office:value-type="string" calcext:value-type="string">
            <text:p>কবিতা</text:p>
          </table:table-cell>
          <table:table-cell table:style-name="ce5" office:value-type="string" calcext:value-type="string">
            <text:p>poem</text:p>
          </table:table-cell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5" office:value-type="string" calcext:value-type="string">
            <text:p>স্ট্রিং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5" office:value-type="string" calcext:value-type="string">
            <text:p>ঘণ্টা</text:p>
          </table:table-cell>
          <table:table-cell table:style-name="ce5" office:value-type="string" calcext:value-type="string">
            <text:p>bell</text:p>
          </table:table-cell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5" office:value-type="string" calcext:value-type="string">
            <text:p>নির্ভর করে</text:p>
          </table:table-cell>
          <table:table-cell table:style-name="ce5" office:value-type="string" calcext:value-type="string">
            <text:p>depend</text:p>
          </table:table-cell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5" office:value-type="string" calcext:value-type="string">
            <text:p>মাংস</text:p>
          </table:table-cell>
          <table:table-cell table:style-name="ce5" office:value-type="string" calcext:value-type="string">
            <text:p>meat</text:p>
          </table:table-cell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5" office:value-type="string" calcext:value-type="string">
            <text:p>বিপত্তি</text:p>
          </table:table-cell>
          <table:table-cell table:style-name="ce5" office:value-type="string" calcext:value-type="string">
            <text:p>rub</text:p>
          </table:table-cell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5" office:value-type="string" calcext:value-type="string">
            <text:p>টিউব</text:p>
          </table:table-cell>
          <table:table-cell table:style-name="ce5" office:value-type="string" calcext:value-type="string">
            <text:p>tube</text:p>
          </table:table-cell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5" office:value-type="string" calcext:value-type="string">
            <text:p>বিখ্যাত</text:p>
          </table:table-cell>
          <table:table-cell table:style-name="ce5" office:value-type="string" calcext:value-type="string">
            <text:p>famous</text:p>
          </table:table-cell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5" office:value-type="string" calcext:value-type="string">
            <text:p>ডলার</text:p>
          </table:table-cell>
          <table:table-cell table:style-name="ce5" office:value-type="string" calcext:value-type="string">
            <text:p>dollar</text:p>
          </table:table-cell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5" office:value-type="string" calcext:value-type="string">
            <text:p>প্রবাহ</text:p>
          </table:table-cell>
          <table:table-cell table:style-name="ce5" office:value-type="string" calcext:value-type="string">
            <text:p>stream</text:p>
          </table:table-cell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5" office:value-type="string" calcext:value-type="string">
            <text:p>ভয়</text:p>
          </table:table-cell>
          <table:table-cell table:style-name="ce5" office:value-type="string" calcext:value-type="string">
            <text:p>fear</text:p>
          </table:table-cell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দৃষ্টিশক্তি</text:p>
          </table:table-cell>
          <table:table-cell table:style-name="ce5" office:value-type="string" calcext:value-type="string">
            <text:p>sight</text:p>
          </table:table-cell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5" office:value-type="string" calcext:value-type="string">
            <text:p>পাতলা</text:p>
          </table:table-cell>
          <table:table-cell table:style-name="ce5" office:value-type="string" calcext:value-type="string">
            <text:p>thin</text:p>
          </table:table-cell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5" office:value-type="string" calcext:value-type="string">
            <text:p>ত্রিভুজ</text:p>
          </table:table-cell>
          <table:table-cell table:style-name="ce5" office:value-type="string" calcext:value-type="string">
            <text:p>triangle</text:p>
          </table:table-cell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5" office:value-type="string" calcext:value-type="string">
            <text:p>গ্রহ</text:p>
          </table:table-cell>
          <table:table-cell table:style-name="ce5" office:value-type="string" calcext:value-type="string">
            <text:p>planet</text:p>
          </table:table-cell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5" office:value-type="string" calcext:value-type="string">
            <text:p>ত্বরা</text:p>
          </table:table-cell>
          <table:table-cell table:style-name="ce5" office:value-type="string" calcext:value-type="string">
            <text:p>hurry</text:p>
          </table:table-cell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5" office:value-type="string" calcext:value-type="string">
            <text:p>প্রধান</text:p>
          </table:table-cell>
          <table:table-cell table:style-name="ce5" office:value-type="string" calcext:value-type="string">
            <text:p>chief</text:p>
          </table:table-cell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5" office:value-type="string" calcext:value-type="string">
            <text:p>উপনিবেশ</text:p>
          </table:table-cell>
          <table:table-cell table:style-name="ce5" office:value-type="string" calcext:value-type="string">
            <text:p>colony</text:p>
          </table:table-cell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5" office:value-type="string" calcext:value-type="string">
            <text:p>ঘড়ি</text:p>
          </table:table-cell>
          <table:table-cell table:style-name="ce5" office:value-type="string" calcext:value-type="string">
            <text:p>clock</text:p>
          </table:table-cell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5" office:value-type="string" calcext:value-type="string">
            <text:p>খনি</text:p>
          </table:table-cell>
          <table:table-cell table:style-name="ce5" office:value-type="string" calcext:value-type="string">
            <text:p>mine</text:p>
          </table:table-cell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5" office:value-type="string" calcext:value-type="string">
            <text:p>টাই</text:p>
          </table:table-cell>
          <table:table-cell table:style-name="ce5" office:value-type="string" calcext:value-type="string">
            <text:p>tie</text:p>
          </table:table-cell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5" office:value-type="string" calcext:value-type="string">
            <text:p>প্রবেশ</text:p>
          </table:table-cell>
          <table:table-cell table:style-name="ce5" office:value-type="string" calcext:value-type="string">
            <text:p>enter</text:p>
          </table:table-cell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5" office:value-type="string" calcext:value-type="string">
            <text:p>প্রধান</text:p>
          </table:table-cell>
          <table:table-cell table:style-name="ce5" office:value-type="string" calcext:value-type="string">
            <text:p>major</text:p>
          </table:table-cell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5" office:value-type="string" calcext:value-type="string">
            <text:p>তাজা</text:p>
          </table:table-cell>
          <table:table-cell table:style-name="ce5" office:value-type="string" calcext:value-type="string">
            <text:p>fresh</text:p>
          </table:table-cell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5" office:value-type="string" calcext:value-type="string">
            <text:p>অনুসন্ধান</text:p>
          </table:table-cell>
          <table:table-cell table:style-name="ce5" office:value-type="string" calcext:value-type="string">
            <text:p>search</text:p>
          </table:table-cell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5" office:value-type="string" calcext:value-type="string">
            <text:p>পাঠান</text:p>
          </table:table-cell>
          <table:table-cell table:style-name="ce5" office:value-type="string" calcext:value-type="string">
            <text:p>send</text:p>
          </table:table-cell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5" office:value-type="string" calcext:value-type="string">
            <text:p>হলুদ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5" office:value-type="string" calcext:value-type="string">
            <text:p>বন্দুক</text:p>
          </table:table-cell>
          <table:table-cell table:style-name="ce5" office:value-type="string" calcext:value-type="string">
            <text:p>gun</text:p>
          </table:table-cell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5" office:value-type="string" calcext:value-type="string">
            <text:p>অনুমতি</text:p>
          </table:table-cell>
          <table:table-cell table:style-name="ce5" office:value-type="string" calcext:value-type="string">
            <text:p>allow</text:p>
          </table:table-cell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5" office:value-type="string" calcext:value-type="string">
            <text:p>মুদ্রণ</text:p>
          </table:table-cell>
          <table:table-cell table:style-name="ce5" office:value-type="string" calcext:value-type="string">
            <text:p>print</text:p>
          </table:table-cell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5" office:value-type="string" calcext:value-type="string">
            <text:p>মৃত</text:p>
          </table:table-cell>
          <table:table-cell table:style-name="ce5" office:value-type="string" calcext:value-type="string">
            <text:p>dead</text:p>
          </table:table-cell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5" office:value-type="string" calcext:value-type="string">
            <text:p>অকুস্থল</text:p>
          </table:table-cell>
          <table:table-cell table:style-name="ce5" office:value-type="string" calcext:value-type="string">
            <text:p>spot</text:p>
          </table:table-cell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5" office:value-type="string" calcext:value-type="string">
            <text:p>মরুভূমি</text:p>
          </table:table-cell>
          <table:table-cell table:style-name="ce5" office:value-type="string" calcext:value-type="string">
            <text:p>desert</text:p>
          </table:table-cell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5" office:value-type="string" calcext:value-type="string">
            <text:p>মামলা</text:p>
          </table:table-cell>
          <table:table-cell table:style-name="ce5" office:value-type="string" calcext:value-type="string">
            <text:p>suit</text:p>
          </table:table-cell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5" office:value-type="string" calcext:value-type="string">
            <text:p>বর্তমান</text:p>
          </table:table-cell>
          <table:table-cell table:style-name="ce5" office:value-type="string" calcext:value-type="string">
            <text:p>current</text:p>
          </table:table-cell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5" office:value-type="string" calcext:value-type="string">
            <text:p>লিফট</text:p>
          </table:table-cell>
          <table:table-cell table:style-name="ce5" office:value-type="string" calcext:value-type="string">
            <text:p>lift</text:p>
          </table:table-cell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5" office:value-type="string" calcext:value-type="string">
            <text:p>গোলাপ</text:p>
          </table:table-cell>
          <table:table-cell table:style-name="ce5" office:value-type="string" calcext:value-type="string">
            <text:p>rose</text:p>
          </table:table-cell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5" office:value-type="string" calcext:value-type="string">
            <text:p>পৌঁছা</text:p>
          </table:table-cell>
          <table:table-cell table:style-name="ce5" office:value-type="string" calcext:value-type="string">
            <text:p>arrive</text:p>
          </table:table-cell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5" office:value-type="string" calcext:value-type="string">
            <text:p>মাস্টার</text:p>
          </table:table-cell>
          <table:table-cell table:style-name="ce5" office:value-type="string" calcext:value-type="string">
            <text:p>master</text:p>
          </table:table-cell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5" office:value-type="string" calcext:value-type="string">
            <text:p>ট্র্যাক</text:p>
          </table:table-cell>
          <table:table-cell table:style-name="ce5" office:value-type="string" calcext:value-type="string">
            <text:p>track</text:p>
          </table:table-cell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5" office:value-type="string" calcext:value-type="string">
            <text:p>পিতা বা মাতা</text:p>
          </table:table-cell>
          <table:table-cell table:style-name="ce5" office:value-type="string" calcext:value-type="string">
            <text:p>parent</text:p>
          </table:table-cell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5" office:value-type="string" calcext:value-type="string">
            <text:p>তীরে</text:p>
          </table:table-cell>
          <table:table-cell table:style-name="ce5" office:value-type="string" calcext:value-type="string">
            <text:p>shore</text:p>
          </table:table-cell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5" office:value-type="string" calcext:value-type="string">
            <text:p>বিভাগ</text:p>
          </table:table-cell>
          <table:table-cell table:style-name="ce5" office:value-type="string" calcext:value-type="string">
            <text:p>division</text:p>
          </table:table-cell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5" office:value-type="string" calcext:value-type="string">
            <text:p>শীট</text:p>
          </table:table-cell>
          <table:table-cell table:style-name="ce5" office:value-type="string" calcext:value-type="string">
            <text:p>sheet</text:p>
          </table:table-cell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5" office:value-type="string" calcext:value-type="string">
            <text:p>পদার্থ</text:p>
          </table:table-cell>
          <table:table-cell table:style-name="ce5" office:value-type="string" calcext:value-type="string">
            <text:p>substance</text:p>
          </table:table-cell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5" office:value-type="string" calcext:value-type="string">
            <text:p>আনুকূল্য</text:p>
          </table:table-cell>
          <table:table-cell table:style-name="ce5" office:value-type="string" calcext:value-type="string">
            <text:p>favor</text:p>
          </table:table-cell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5" office:value-type="string" calcext:value-type="string">
            <text:p>সংযোগ</text:p>
          </table:table-cell>
          <table:table-cell table:style-name="ce5" office:value-type="string" calcext:value-type="string">
            <text:p>connect</text:p>
          </table:table-cell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5" office:value-type="string" calcext:value-type="string">
            <text:p>পোস্ট</text:p>
          </table:table-cell>
          <table:table-cell table:style-name="ce5" office:value-type="string" calcext:value-type="string">
            <text:p>post</text:p>
          </table:table-cell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5" office:value-type="string" calcext:value-type="string">
            <text:p>ব্যয়</text:p>
          </table:table-cell>
          <table:table-cell table:style-name="ce5" office:value-type="string" calcext:value-type="string">
            <text:p>spend</text:p>
          </table:table-cell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5" office:value-type="string" calcext:value-type="string">
            <text:p>জ্যা</text:p>
          </table:table-cell>
          <table:table-cell table:style-name="ce5" office:value-type="string" calcext:value-type="string">
            <text:p>chord</text:p>
          </table:table-cell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5" office:value-type="string" calcext:value-type="string">
            <text:p>চর্বি</text:p>
          </table:table-cell>
          <table:table-cell table:style-name="ce5" office:value-type="string" calcext:value-type="string">
            <text:p>fat</text:p>
          </table:table-cell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5" office:value-type="string" calcext:value-type="string">
            <text:p>আনন্দিত</text:p>
          </table:table-cell>
          <table:table-cell table:style-name="ce5" office:value-type="string" calcext:value-type="string">
            <text:p>glad</text:p>
          </table:table-cell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5" office:value-type="string" calcext:value-type="string">
            <text:p>মূল</text:p>
          </table:table-cell>
          <table:table-cell table:style-name="ce5" office:value-type="string" calcext:value-type="string">
            <text:p>original</text:p>
          </table:table-cell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5" office:value-type="string" calcext:value-type="string">
            <text:p>ভাগ</text:p>
          </table:table-cell>
          <table:table-cell table:style-name="ce5" office:value-type="string" calcext:value-type="string">
            <text:p>share</text:p>
          </table:table-cell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5" office:value-type="string" calcext:value-type="string">
            <text:p>স্টেশন</text:p>
          </table:table-cell>
          <table:table-cell table:style-name="ce5" office:value-type="string" calcext:value-type="string">
            <text:p>station</text:p>
          </table:table-cell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5" office:value-type="string" calcext:value-type="string">
            <text:p>বাবা</text:p>
          </table:table-cell>
          <table:table-cell table:style-name="ce5" office:value-type="string" calcext:value-type="string">
            <text:p>dad</text:p>
          </table:table-cell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5" office:value-type="string" calcext:value-type="string">
            <text:p>রুটি</text:p>
          </table:table-cell>
          <table:table-cell table:style-name="ce5" office:value-type="string" calcext:value-type="string">
            <text:p>bread</text:p>
          </table:table-cell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5" office:value-type="string" calcext:value-type="string">
            <text:p>চার্জ</text:p>
          </table:table-cell>
          <table:table-cell table:style-name="ce5" office:value-type="string" calcext:value-type="string">
            <text:p>charge</text:p>
          </table:table-cell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5" office:value-type="string" calcext:value-type="string">
            <text:p>সঠিক</text:p>
          </table:table-cell>
          <table:table-cell table:style-name="ce5" office:value-type="string" calcext:value-type="string">
            <text:p>proper</text:p>
          </table:table-cell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5" office:value-type="string" calcext:value-type="string">
            <text:p>বার</text:p>
          </table:table-cell>
          <table:table-cell table:style-name="ce5" office:value-type="string" calcext:value-type="string">
            <text:p>bar</text:p>
          </table:table-cell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5" office:value-type="string" calcext:value-type="string">
            <text:p>প্রস্তাব</text:p>
          </table:table-cell>
          <table:table-cell table:style-name="ce5" office:value-type="string" calcext:value-type="string">
            <text:p>offer</text:p>
          </table:table-cell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5" office:value-type="string" calcext:value-type="string">
            <text:p>অংশ</text:p>
          </table:table-cell>
          <table:table-cell table:style-name="ce5" office:value-type="string" calcext:value-type="string">
            <text:p>segment</text:p>
          </table:table-cell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5" office:value-type="string" calcext:value-type="string">
            <text:p>ক্রীতদাস</text:p>
          </table:table-cell>
          <table:table-cell table:style-name="ce5" office:value-type="string" calcext:value-type="string">
            <text:p>slave</text:p>
          </table:table-cell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5" office:value-type="string" calcext:value-type="string">
            <text:p>হাঁস</text:p>
          </table:table-cell>
          <table:table-cell table:style-name="ce5" office:value-type="string" calcext:value-type="string">
            <text:p>duck</text:p>
          </table:table-cell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5" office:value-type="string" calcext:value-type="string">
            <text:p>তাত্ক্ষণিক</text:p>
          </table:table-cell>
          <table:table-cell table:style-name="ce5" office:value-type="string" calcext:value-type="string">
            <text:p>instant</text:p>
          </table:table-cell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5" office:value-type="string" calcext:value-type="string">
            <text:p>বাজার</text:p>
          </table:table-cell>
          <table:table-cell table:style-name="ce5" office:value-type="string" calcext:value-type="string">
            <text:p>market</text:p>
          </table:table-cell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5" office:value-type="string" calcext:value-type="string">
            <text:p>ডিগ্রী</text:p>
          </table:table-cell>
          <table:table-cell table:style-name="ce5" office:value-type="string" calcext:value-type="string">
            <text:p>degree</text:p>
          </table:table-cell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5" office:value-type="string" calcext:value-type="string">
            <text:p>পূরণ</text:p>
          </table:table-cell>
          <table:table-cell table:style-name="ce5" office:value-type="string" calcext:value-type="string">
            <text:p>populate</text:p>
          </table:table-cell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5" office:value-type="string" calcext:value-type="string">
            <text:p>কুক্কুট</text:p>
          </table:table-cell>
          <table:table-cell table:style-name="ce5" office:value-type="string" calcext:value-type="string">
            <text:p>chick</text:p>
          </table:table-cell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5" office:value-type="string" calcext:value-type="string">
            <text:p>দুর্মূল্য</text:p>
          </table:table-cell>
          <table:table-cell table:style-name="ce5" office:value-type="string" calcext:value-type="string">
            <text:p>dear</text:p>
          </table:table-cell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5" office:value-type="string" calcext:value-type="string">
            <text:p>শত্রু</text:p>
          </table:table-cell>
          <table:table-cell table:style-name="ce5" office:value-type="string" calcext:value-type="string">
            <text:p>enemy</text:p>
          </table:table-cell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5" office:value-type="string" calcext:value-type="string">
            <text:p>উত্তর</text:p>
          </table:table-cell>
          <table:table-cell table:style-name="ce5" office:value-type="string" calcext:value-type="string">
            <text:p>reply</text:p>
          </table:table-cell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5" office:value-type="string" calcext:value-type="string">
            <text:p>পানীয়</text:p>
          </table:table-cell>
          <table:table-cell table:style-name="ce5" office:value-type="string" calcext:value-type="string">
            <text:p>drink</text:p>
          </table:table-cell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5" office:value-type="string" calcext:value-type="string">
            <text:p>ঘটতে</text:p>
          </table:table-cell>
          <table:table-cell table:style-name="ce5" office:value-type="string" calcext:value-type="string">
            <text:p>occur</text:p>
          </table:table-cell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5" office:value-type="string" calcext:value-type="string">
            <text:p>সমর্থন</text:p>
          </table:table-cell>
          <table:table-cell table:style-name="ce5" office:value-type="string" calcext:value-type="string">
            <text:p>support</text:p>
          </table:table-cell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5" office:value-type="string" calcext:value-type="string">
            <text:p>বক্তৃতা</text:p>
          </table:table-cell>
          <table:table-cell table:style-name="ce5" office:value-type="string" calcext:value-type="string">
            <text:p>speech</text:p>
          </table:table-cell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5" office:value-type="string" calcext:value-type="string">
            <text:p>প্রকৃতি</text:p>
          </table:table-cell>
          <table:table-cell table:style-name="ce5" office:value-type="string" calcext:value-type="string">
            <text:p>nature</text:p>
          </table:table-cell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5" office:value-type="string" calcext:value-type="string">
            <text:p>পরিসর</text:p>
          </table:table-cell>
          <table:table-cell table:style-name="ce5" office:value-type="string" calcext:value-type="string">
            <text:p>range</text:p>
          </table:table-cell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5" office:value-type="string" calcext:value-type="string">
            <text:p>বাষ্প</text:p>
          </table:table-cell>
          <table:table-cell table:style-name="ce5" office:value-type="string" calcext:value-type="string">
            <text:p>steam</text:p>
          </table:table-cell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5" office:value-type="string" calcext:value-type="string">
            <text:p>গতি</text:p>
          </table:table-cell>
          <table:table-cell table:style-name="ce5" office:value-type="string" calcext:value-type="string">
            <text:p>motion</text:p>
          </table:table-cell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5" office:value-type="string" calcext:value-type="string">
            <text:p>পথ</text:p>
          </table:table-cell>
          <table:table-cell table:style-name="ce5" office:value-type="string" calcext:value-type="string">
            <text:p>path</text:p>
          </table:table-cell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5" office:value-type="string" calcext:value-type="string">
            <text:p>তরল</text:p>
          </table:table-cell>
          <table:table-cell table:style-name="ce5" office:value-type="string" calcext:value-type="string">
            <text:p>liquid</text:p>
          </table:table-cell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5" office:value-type="string" calcext:value-type="string">
            <text:p>লগ ইন</text:p>
          </table:table-cell>
          <table:table-cell table:style-name="ce5" office:value-type="string" calcext:value-type="string">
            <text:p>log</text:p>
          </table:table-cell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5" office:value-type="string" calcext:value-type="string">
            <text:p>বোঝানো</text:p>
          </table:table-cell>
          <table:table-cell table:style-name="ce5" office:value-type="string" calcext:value-type="string">
            <text:p>meant</text:p>
          </table:table-cell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5" office:value-type="string" calcext:value-type="string">
            <text:p>ভাগফল</text:p>
          </table:table-cell>
          <table:table-cell table:style-name="ce5" office:value-type="string" calcext:value-type="string">
            <text:p>quotient</text:p>
          </table:table-cell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5" office:value-type="string" calcext:value-type="string">
            <text:p>দাঁত</text:p>
          </table:table-cell>
          <table:table-cell table:style-name="ce5" office:value-type="string" calcext:value-type="string">
            <text:p>teeth</text:p>
          </table:table-cell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5" office:value-type="string" calcext:value-type="string">
            <text:p>খোলা</text:p>
          </table:table-cell>
          <table:table-cell table:style-name="ce5" office:value-type="string" calcext:value-type="string">
            <text:p>shell</text:p>
          </table:table-cell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5" office:value-type="string" calcext:value-type="string">
            <text:p>ঘাড়</text:p>
          </table:table-cell>
          <table:table-cell table:style-name="ce5" office:value-type="string" calcext:value-type="string">
            <text:p>neck</text:p>
          </table:table-cell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5" office:value-type="string" calcext:value-type="string">
            <text:p>অক্সিজেন</text:p>
          </table:table-cell>
          <table:table-cell table:style-name="ce5" office:value-type="string" calcext:value-type="string">
            <text:p>oxygen</text:p>
          </table:table-cell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5" office:value-type="string" calcext:value-type="string">
            <text:p>চিনি</text:p>
          </table:table-cell>
          <table:table-cell table:style-name="ce5" office:value-type="string" calcext:value-type="string">
            <text:p>sugar</text:p>
          </table:table-cell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5" office:value-type="string" calcext:value-type="string">
            <text:p>মৃত্যুর</text:p>
          </table:table-cell>
          <table:table-cell table:style-name="ce5" office:value-type="string" calcext:value-type="string">
            <text:p>death</text:p>
          </table:table-cell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5" office:value-type="string" calcext:value-type="string">
            <text:p>চমত্কার</text:p>
          </table:table-cell>
          <table:table-cell table:style-name="ce5" office:value-type="string" calcext:value-type="string">
            <text:p>pretty</text:p>
          </table:table-cell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5" office:value-type="string" calcext:value-type="string">
            <text:p>দক্ষতা</text:p>
          </table:table-cell>
          <table:table-cell table:style-name="ce5" office:value-type="string" calcext:value-type="string">
            <text:p>skill</text:p>
          </table:table-cell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5" office:value-type="string" calcext:value-type="string">
            <text:p>নারী</text:p>
          </table:table-cell>
          <table:table-cell table:style-name="ce5" office:value-type="string" calcext:value-type="string">
            <text:p>women</text:p>
          </table:table-cell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5" office:value-type="string" calcext:value-type="string">
            <text:p>ঋতু</text:p>
          </table:table-cell>
          <table:table-cell table:style-name="ce5" office:value-type="string" calcext:value-type="string">
            <text:p>season</text:p>
          </table:table-cell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5" office:value-type="string" calcext:value-type="string">
            <text:p>সমাধান</text:p>
          </table:table-cell>
          <table:table-cell table:style-name="ce5" office:value-type="string" calcext:value-type="string">
            <text:p>solution</text:p>
          </table:table-cell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5" office:value-type="string" calcext:value-type="string">
            <text:p>চুম্বক</text:p>
          </table:table-cell>
          <table:table-cell table:style-name="ce5" office:value-type="string" calcext:value-type="string">
            <text:p>magnet</text:p>
          </table:table-cell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5" office:value-type="string" calcext:value-type="string">
            <text:p>রূপালী</text:p>
          </table:table-cell>
          <table:table-cell table:style-name="ce5" office:value-type="string" calcext:value-type="string">
            <text:p>silver</text:p>
          </table:table-cell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5" office:value-type="string" calcext:value-type="string">
            <text:p>ধন্যবাদ</text:p>
          </table:table-cell>
          <table:table-cell table:style-name="ce5" office:value-type="string" calcext:value-type="string">
            <text:p>thank</text:p>
          </table:table-cell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5" office:value-type="string" calcext:value-type="string">
            <text:p>শাখা</text:p>
          </table:table-cell>
          <table:table-cell table:style-name="ce5" office:value-type="string" calcext:value-type="string">
            <text:p>branch</text:p>
          </table:table-cell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5" office:value-type="string" calcext:value-type="string">
            <text:p>ম্যাচ</text:p>
          </table:table-cell>
          <table:table-cell table:style-name="ce5" office:value-type="string" calcext:value-type="string">
            <text:p>match</text:p>
          </table:table-cell>
        </table:table-row>
        <table:table-row table:style-name="ro3">
          <table:table-cell table:style-name="ce2" office:value-type="float" office:value="914" calcext:value-type="float">
            <text:p>914</text:p>
          </table:table-cell>
          <table:table-cell table:style-name="ce5" office:value-type="string" calcext:value-type="string">
            <text:p>যুক্ত শব্দ</text:p>
          </table:table-cell>
          <table:table-cell table:style-name="ce5" office:value-type="string" calcext:value-type="string">
            <text:p>suffix</text:p>
          </table:table-cell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5" office:value-type="string" calcext:value-type="string">
            <text:p>বিশেষ করে</text:p>
          </table:table-cell>
          <table:table-cell table:style-name="ce5" office:value-type="string" calcext:value-type="string">
            <text:p>especially</text:p>
          </table:table-cell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5" office:value-type="string" calcext:value-type="string">
            <text:p>ডুমুর</text:p>
          </table:table-cell>
          <table:table-cell table:style-name="ce5" office:value-type="string" calcext:value-type="string">
            <text:p>fig</text:p>
          </table:table-cell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5" office:value-type="string" calcext:value-type="string">
            <text:p>ভয়</text:p>
          </table:table-cell>
          <table:table-cell table:style-name="ce5" office:value-type="string" calcext:value-type="string">
            <text:p>afraid</text:p>
          </table:table-cell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5" office:value-type="string" calcext:value-type="string">
            <text:p>বিশাল</text:p>
          </table:table-cell>
          <table:table-cell table:style-name="ce5" office:value-type="string" calcext:value-type="string">
            <text:p>huge</text:p>
          </table:table-cell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5" office:value-type="string" calcext:value-type="string">
            <text:p>বোন</text:p>
          </table:table-cell>
          <table:table-cell table:style-name="ce5" office:value-type="string" calcext:value-type="string">
            <text:p>sister</text:p>
          </table:table-cell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5" office:value-type="string" calcext:value-type="string">
            <text:p>ইস্পাত</text:p>
          </table:table-cell>
          <table:table-cell table:style-name="ce5" office:value-type="string" calcext:value-type="string">
            <text:p>steel</text:p>
          </table:table-cell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5" office:value-type="string" calcext:value-type="string">
            <text:p>আলোচনা</text:p>
          </table:table-cell>
          <table:table-cell table:style-name="ce5" office:value-type="string" calcext:value-type="string">
            <text:p>discuss</text:p>
          </table:table-cell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5" office:value-type="string" calcext:value-type="string">
            <text:p>অগ্রবর্তী</text:p>
          </table:table-cell>
          <table:table-cell table:style-name="ce5" office:value-type="string" calcext:value-type="string">
            <text:p>forward</text:p>
          </table:table-cell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5" office:value-type="string" calcext:value-type="string">
            <text:p>অনুরূপ</text:p>
          </table:table-cell>
          <table:table-cell table:style-name="ce5" office:value-type="string" calcext:value-type="string">
            <text:p>similar</text:p>
          </table:table-cell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5" office:value-type="string" calcext:value-type="string">
            <text:p>কৌশল</text:p>
          </table:table-cell>
          <table:table-cell table:style-name="ce5" office:value-type="string" calcext:value-type="string">
            <text:p>guide</text:p>
          </table:table-cell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5" office:value-type="string" calcext:value-type="string">
            <text:p>অভিজ্ঞতা</text:p>
          </table:table-cell>
          <table:table-cell table:style-name="ce5" office:value-type="string" calcext:value-type="string">
            <text:p>experience</text:p>
          </table:table-cell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5" office:value-type="string" calcext:value-type="string">
            <text:p>স্কোর</text:p>
          </table:table-cell>
          <table:table-cell table:style-name="ce5" office:value-type="string" calcext:value-type="string">
            <text:p>score</text:p>
          </table:table-cell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5" office:value-type="string" calcext:value-type="string">
            <text:p>আপেল</text:p>
          </table:table-cell>
          <table:table-cell table:style-name="ce5" office:value-type="string" calcext:value-type="string">
            <text:p>apple</text:p>
          </table:table-cell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5" office:value-type="string" calcext:value-type="string">
            <text:p>কেনা</text:p>
          </table:table-cell>
          <table:table-cell table:style-name="ce5" office:value-type="string" calcext:value-type="string">
            <text:p>bought</text:p>
          </table:table-cell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5" office:value-type="string" calcext:value-type="string">
            <text:p>চালিত</text:p>
          </table:table-cell>
          <table:table-cell table:style-name="ce5" office:value-type="string" calcext:value-type="string">
            <text:p>led</text:p>
          </table:table-cell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5" office:value-type="string" calcext:value-type="string">
            <text:p>পিচ</text:p>
          </table:table-cell>
          <table:table-cell table:style-name="ce5" office:value-type="string" calcext:value-type="string">
            <text:p>pitch</text:p>
          </table:table-cell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5" office:value-type="string" calcext:value-type="string">
            <text:p>কোট</text:p>
          </table:table-cell>
          <table:table-cell table:style-name="ce5" office:value-type="string" calcext:value-type="string">
            <text:p>coat</text:p>
          </table:table-cell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5" office:value-type="string" calcext:value-type="string">
            <text:p>ভর</text:p>
          </table:table-cell>
          <table:table-cell table:style-name="ce5" office:value-type="string" calcext:value-type="string">
            <text:p>mass</text:p>
          </table:table-cell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5" office:value-type="string" calcext:value-type="string">
            <text:p>কার্ড</text:p>
          </table:table-cell>
          <table:table-cell table:style-name="ce5" office:value-type="string" calcext:value-type="string">
            <text:p>card</text:p>
          </table:table-cell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5" office:value-type="string" calcext:value-type="string">
            <text:p>ব্যান্ড</text:p>
          </table:table-cell>
          <table:table-cell table:style-name="ce5" office:value-type="string" calcext:value-type="string">
            <text:p>band</text:p>
          </table:table-cell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5" office:value-type="string" calcext:value-type="string">
            <text:p>দড়ি</text:p>
          </table:table-cell>
          <table:table-cell table:style-name="ce5" office:value-type="string" calcext:value-type="string">
            <text:p>rope</text:p>
          </table:table-cell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5" office:value-type="string" calcext:value-type="string">
            <text:p>স্লিপ</text:p>
          </table:table-cell>
          <table:table-cell table:style-name="ce5" office:value-type="string" calcext:value-type="string">
            <text:p>slip</text:p>
          </table:table-cell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5" office:value-type="string" calcext:value-type="string">
            <text:p>জয়</text:p>
          </table:table-cell>
          <table:table-cell table:style-name="ce5" office:value-type="string" calcext:value-type="string">
            <text:p>win</text:p>
          </table:table-cell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5" office:value-type="string" calcext:value-type="string">
            <text:p>স্বপ্ন</text:p>
          </table:table-cell>
          <table:table-cell table:style-name="ce5" office:value-type="string" calcext:value-type="string">
            <text:p>dream</text:p>
          </table:table-cell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5" office:value-type="string" calcext:value-type="string">
            <text:p>সন্ধ্যায়</text:p>
          </table:table-cell>
          <table:table-cell table:style-name="ce5" office:value-type="string" calcext:value-type="string">
            <text:p>evening</text:p>
          </table:table-cell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5" office:value-type="string" calcext:value-type="string">
            <text:p>শর্ত</text:p>
          </table:table-cell>
          <table:table-cell table:style-name="ce5" office:value-type="string" calcext:value-type="string">
            <text:p>condition</text:p>
          </table:table-cell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5" office:value-type="string" calcext:value-type="string">
            <text:p>ফিড</text:p>
          </table:table-cell>
          <table:table-cell table:style-name="ce5" office:value-type="string" calcext:value-type="string">
            <text:p>feed</text:p>
          </table:table-cell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5" office:value-type="string" calcext:value-type="string">
            <text:p>টুল</text:p>
          </table:table-cell>
          <table:table-cell table:style-name="ce5" office:value-type="string" calcext:value-type="string">
            <text:p>tool</text:p>
          </table:table-cell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5" office:value-type="string" calcext:value-type="string">
            <text:p>মোট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5" office:value-type="string" calcext:value-type="string">
            <text:p>মৌলিক</text:p>
          </table:table-cell>
          <table:table-cell table:style-name="ce5" office:value-type="string" calcext:value-type="string">
            <text:p>basic</text:p>
          </table:table-cell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5" office:value-type="string" calcext:value-type="string">
            <text:p>গন্ধ</text:p>
          </table:table-cell>
          <table:table-cell table:style-name="ce5" office:value-type="string" calcext:value-type="string">
            <text:p>smell</text:p>
          </table:table-cell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5" office:value-type="string" calcext:value-type="string">
            <text:p>উপত্যকা</text:p>
          </table:table-cell>
          <table:table-cell table:style-name="ce5" office:value-type="string" calcext:value-type="string">
            <text:p>valley</text:p>
          </table:table-cell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5" office:value-type="string" calcext:value-type="string">
            <text:p>না</text:p>
          </table:table-cell>
          <table:table-cell table:style-name="ce5" office:value-type="string" calcext:value-type="string">
            <text:p>nor</text:p>
          </table:table-cell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5" office:value-type="string" calcext:value-type="string">
            <text:p>ডবল</text:p>
          </table:table-cell>
          <table:table-cell table:style-name="ce5" office:value-type="string" calcext:value-type="string">
            <text:p>double</text:p>
          </table:table-cell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5" office:value-type="string" calcext:value-type="string">
            <text:p>আসন</text:p>
          </table:table-cell>
          <table:table-cell table:style-name="ce5" office:value-type="string" calcext:value-type="string">
            <text:p>seat</text:p>
          </table:table-cell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5" office:value-type="string" calcext:value-type="string">
            <text:p>অবিরত</text:p>
          </table:table-cell>
          <table:table-cell table:style-name="ce5" office:value-type="string" calcext:value-type="string">
            <text:p>continue</text:p>
          </table:table-cell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5" office:value-type="string" calcext:value-type="string">
            <text:p>ব্লক</text:p>
          </table:table-cell>
          <table:table-cell table:style-name="ce5" office:value-type="string" calcext:value-type="string">
            <text:p>block</text:p>
          </table:table-cell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5" office:value-type="string" calcext:value-type="string">
            <text:p>চার্ট</text:p>
          </table:table-cell>
          <table:table-cell table:style-name="ce5" office:value-type="string" calcext:value-type="string">
            <text:p>chart</text:p>
          </table:table-cell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5" office:value-type="string" calcext:value-type="string">
            <text:p>টুপি</text:p>
          </table:table-cell>
          <table:table-cell table:style-name="ce5" office:value-type="string" calcext:value-type="string">
            <text:p>hat</text:p>
          </table:table-cell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5" office:value-type="string" calcext:value-type="string">
            <text:p>বিক্রি</text:p>
          </table:table-cell>
          <table:table-cell table:style-name="ce5" office:value-type="string" calcext:value-type="string">
            <text:p>sell</text:p>
          </table:table-cell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5" office:value-type="string" calcext:value-type="string">
            <text:p>সাফল্য</text:p>
          </table:table-cell>
          <table:table-cell table:style-name="ce5" office:value-type="string" calcext:value-type="string">
            <text:p>success</text:p>
          </table:table-cell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5" office:value-type="string" calcext:value-type="string">
            <text:p>কোম্পানি</text:p>
          </table:table-cell>
          <table:table-cell table:style-name="ce5" office:value-type="string" calcext:value-type="string">
            <text:p>company</text:p>
          </table:table-cell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5" office:value-type="string" calcext:value-type="string">
            <text:p>বিয়োগ করা</text:p>
          </table:table-cell>
          <table:table-cell table:style-name="ce5" office:value-type="string" calcext:value-type="string">
            <text:p>subtract</text:p>
          </table:table-cell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5" office:value-type="string" calcext:value-type="string">
            <text:p>ঘটনা</text:p>
          </table:table-cell>
          <table:table-cell table:style-name="ce5" office:value-type="string" calcext:value-type="string">
            <text:p>event</text:p>
          </table:table-cell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5" office:value-type="string" calcext:value-type="string">
            <text:p>বিশেষ</text:p>
          </table:table-cell>
          <table:table-cell table:style-name="ce5" office:value-type="string" calcext:value-type="string">
            <text:p>particular</text:p>
          </table:table-cell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5" office:value-type="string" calcext:value-type="string">
            <text:p>লেনদেন</text:p>
          </table:table-cell>
          <table:table-cell table:style-name="ce5" office:value-type="string" calcext:value-type="string">
            <text:p>deal</text:p>
          </table:table-cell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5" office:value-type="string" calcext:value-type="string">
            <text:p>সাঁতার কাটা</text:p>
          </table:table-cell>
          <table:table-cell table:style-name="ce5" office:value-type="string" calcext:value-type="string">
            <text:p>swim</text:p>
          </table:table-cell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5" office:value-type="string" calcext:value-type="string">
            <text:p>শব্দ</text:p>
          </table:table-cell>
          <table:table-cell table:style-name="ce5" office:value-type="string" calcext:value-type="string">
            <text:p>term</text:p>
          </table:table-cell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5" office:value-type="string" calcext:value-type="string">
            <text:p>বিপরীত</text:p>
          </table:table-cell>
          <table:table-cell table:style-name="ce5" office:value-type="string" calcext:value-type="string">
            <text:p>opposite</text:p>
          </table:table-cell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5" office:value-type="string" calcext:value-type="string">
            <text:p>স্ত্রী</text:p>
          </table:table-cell>
          <table:table-cell table:style-name="ce5" office:value-type="string" calcext:value-type="string">
            <text:p>wife</text:p>
          </table:table-cell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5" office:value-type="string" calcext:value-type="string">
            <text:p>জুতো</text:p>
          </table:table-cell>
          <table:table-cell table:style-name="ce5" office:value-type="string" calcext:value-type="string">
            <text:p>shoe</text:p>
          </table:table-cell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5" office:value-type="string" calcext:value-type="string">
            <text:p>কাঁধ</text:p>
          </table:table-cell>
          <table:table-cell table:style-name="ce5" office:value-type="string" calcext:value-type="string">
            <text:p>shoulder</text:p>
          </table:table-cell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5" office:value-type="string" calcext:value-type="string">
            <text:p>বিস্তার</text:p>
          </table:table-cell>
          <table:table-cell table:style-name="ce5" office:value-type="string" calcext:value-type="string">
            <text:p>spread</text:p>
          </table:table-cell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5" office:value-type="string" calcext:value-type="string">
            <text:p>ব্যবস্থা</text:p>
          </table:table-cell>
          <table:table-cell table:style-name="ce5" office:value-type="string" calcext:value-type="string">
            <text:p>arrange</text:p>
          </table:table-cell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5" office:value-type="string" calcext:value-type="string">
            <text:p>শিবির</text:p>
          </table:table-cell>
          <table:table-cell table:style-name="ce5" office:value-type="string" calcext:value-type="string">
            <text:p>camp</text:p>
          </table:table-cell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5" office:value-type="string" calcext:value-type="string">
            <text:p>উদ্ভাবিত</text:p>
          </table:table-cell>
          <table:table-cell table:style-name="ce5" office:value-type="string" calcext:value-type="string">
            <text:p>invent</text:p>
          </table:table-cell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5" office:value-type="string" calcext:value-type="string">
            <text:p>তুলা</text:p>
          </table:table-cell>
          <table:table-cell table:style-name="ce5" office:value-type="string" calcext:value-type="string">
            <text:p>cotton</text:p>
          </table:table-cell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5" office:value-type="string" calcext:value-type="string">
            <text:p>জন্ম</text:p>
          </table:table-cell>
          <table:table-cell table:style-name="ce5" office:value-type="string" calcext:value-type="string">
            <text:p>born</text:p>
          </table:table-cell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5" office:value-type="string" calcext:value-type="string">
            <text:p>নির্ধারণ</text:p>
          </table:table-cell>
          <table:table-cell table:style-name="ce5" office:value-type="string" calcext:value-type="string">
            <text:p>determine</text:p>
          </table:table-cell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5" office:value-type="string" calcext:value-type="string">
            <text:p>গ্যালনের চতুর্থাংশ</text:p>
          </table:table-cell>
          <table:table-cell table:style-name="ce5" office:value-type="string" calcext:value-type="string">
            <text:p>quart</text:p>
          </table:table-cell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5" office:value-type="string" calcext:value-type="string">
            <text:p>নয়</text:p>
          </table:table-cell>
          <table:table-cell table:style-name="ce5" office:value-type="string" calcext:value-type="string">
            <text:p>nine</text:p>
          </table:table-cell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5" office:value-type="string" calcext:value-type="string">
            <text:p>ট্রাক</text:p>
          </table:table-cell>
          <table:table-cell table:style-name="ce5" office:value-type="string" calcext:value-type="string">
            <text:p>truck</text:p>
          </table:table-cell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5" office:value-type="string" calcext:value-type="string">
            <text:p>শব্দ</text:p>
          </table:table-cell>
          <table:table-cell table:style-name="ce5" office:value-type="string" calcext:value-type="string">
            <text:p>noise</text:p>
          </table:table-cell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5" office:value-type="string" calcext:value-type="string">
            <text:p>স্তর</text:p>
          </table:table-cell>
          <table:table-cell table:style-name="ce5" office:value-type="string" calcext:value-type="string">
            <text:p>level</text:p>
          </table:table-cell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5" office:value-type="string" calcext:value-type="string">
            <text:p>সুযোগ</text:p>
          </table:table-cell>
          <table:table-cell table:style-name="ce5" office:value-type="string" calcext:value-type="string">
            <text:p>chance</text:p>
          </table:table-cell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5" office:value-type="string" calcext:value-type="string">
            <text:p>জড়ো করা</text:p>
          </table:table-cell>
          <table:table-cell table:style-name="ce5" office:value-type="string" calcext:value-type="string">
            <text:p>gather</text:p>
          </table:table-cell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5" office:value-type="string" calcext:value-type="string">
            <text:p>দোকান</text:p>
          </table:table-cell>
          <table:table-cell table:style-name="ce5" office:value-type="string" calcext:value-type="string">
            <text:p>shop</text:p>
          </table:table-cell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5" office:value-type="string" calcext:value-type="string">
            <text:p>প্রসারিত</text:p>
          </table:table-cell>
          <table:table-cell table:style-name="ce5" office:value-type="string" calcext:value-type="string">
            <text:p>stretch</text:p>
          </table:table-cell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5" office:value-type="string" calcext:value-type="string">
            <text:p>নিক্ষেপ</text:p>
          </table:table-cell>
          <table:table-cell table:style-name="ce5" office:value-type="string" calcext:value-type="string">
            <text:p>throw</text:p>
          </table:table-cell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5" office:value-type="string" calcext:value-type="string">
            <text:p>উজ্জ্বল</text:p>
          </table:table-cell>
          <table:table-cell table:style-name="ce5" office:value-type="string" calcext:value-type="string">
            <text:p>shine</text:p>
          </table:table-cell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5" office:value-type="string" calcext:value-type="string">
            <text:p>সম্পত্তি</text:p>
          </table:table-cell>
          <table:table-cell table:style-name="ce5" office:value-type="string" calcext:value-type="string">
            <text:p>property</text:p>
          </table:table-cell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5" office:value-type="string" calcext:value-type="string">
            <text:p>কলাম</text:p>
          </table:table-cell>
          <table:table-cell table:style-name="ce5" office:value-type="string" calcext:value-type="string">
            <text:p>column</text:p>
          </table:table-cell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5" office:value-type="string" calcext:value-type="string">
            <text:p>অণু</text:p>
          </table:table-cell>
          <table:table-cell table:style-name="ce5" office:value-type="string" calcext:value-type="string">
            <text:p>molecule</text:p>
          </table:table-cell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5" office:value-type="string" calcext:value-type="string">
            <text:p>নির্বাচন</text:p>
          </table:table-cell>
          <table:table-cell table:style-name="ce5" office:value-type="string" calcext:value-type="string">
            <text:p>select</text:p>
          </table:table-cell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5" office:value-type="string" calcext:value-type="string">
            <text:p>ভুল</text:p>
          </table:table-cell>
          <table:table-cell table:style-name="ce5" office:value-type="string" calcext:value-type="string">
            <text:p>wrong</text:p>
          </table:table-cell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5" office:value-type="string" calcext:value-type="string">
            <text:p>ধূসর</text:p>
          </table:table-cell>
          <table:table-cell table:style-name="ce5" office:value-type="string" calcext:value-type="string">
            <text:p>gray</text:p>
          </table:table-cell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5" office:value-type="string" calcext:value-type="string">
            <text:p>পুনরাবৃত্তি</text:p>
          </table:table-cell>
          <table:table-cell table:style-name="ce5" office:value-type="string" calcext:value-type="string">
            <text:p>repeat</text:p>
          </table:table-cell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5" office:value-type="string" calcext:value-type="string">
            <text:p>প্রয়োজন</text:p>
          </table:table-cell>
          <table:table-cell table:style-name="ce5" office:value-type="string" calcext:value-type="string">
            <text:p>require</text:p>
          </table:table-cell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5" office:value-type="string" calcext:value-type="string">
            <text:p>বিস্তৃত</text:p>
          </table:table-cell>
          <table:table-cell table:style-name="ce5" office:value-type="string" calcext:value-type="string">
            <text:p>broad</text:p>
          </table:table-cell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5" office:value-type="string" calcext:value-type="string">
            <text:p>প্রস্তুত</text:p>
          </table:table-cell>
          <table:table-cell table:style-name="ce5" office:value-type="string" calcext:value-type="string">
            <text:p>prepare</text:p>
          </table:table-cell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5" office:value-type="string" calcext:value-type="string">
            <text:p>লবণ</text:p>
          </table:table-cell>
          <table:table-cell table:style-name="ce5" office:value-type="string" calcext:value-type="string">
            <text:p>salt</text:p>
          </table:table-cell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5" office:value-type="string" calcext:value-type="string">
            <text:p>নাক</text:p>
          </table:table-cell>
          <table:table-cell table:style-name="ce5" office:value-type="string" calcext:value-type="string">
            <text:p>nose</text:p>
          </table:table-cell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5" office:value-type="string" calcext:value-type="string">
            <text:p>বহুবচন</text:p>
          </table:table-cell>
          <table:table-cell table:style-name="ce5" office:value-type="string" calcext:value-type="string">
            <text:p>plural</text:p>
          </table:table-cell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5" office:value-type="string" calcext:value-type="string">
            <text:p>রাগ</text:p>
          </table:table-cell>
          <table:table-cell table:style-name="ce5" office:value-type="string" calcext:value-type="string">
            <text:p>anger</text:p>
          </table:table-cell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5" office:value-type="string" calcext:value-type="string">
            <text:p>দাবি</text:p>
          </table:table-cell>
          <table:table-cell table:style-name="ce5" office:value-type="string" calcext:value-type="string">
            <text:p>claim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মহাদেশ</text:p>
          </table:table-cell>
          <table:table-cell table:style-name="ce5" office:value-type="string" calcext:value-type="string">
            <text:p>continent</text:p>
          </table:table-cell>
        </table:table-row>
        <table:table-row table:style-name="ro3" table:number-rows-repeated="104757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29:54.790352487</meta:creation-date>
    <dc:date>2019-08-14T00:15:35.667954467</dc:date>
    <meta:editing-duration>PT1H9M27S</meta:editing-duration>
    <meta:editing-cycles>1</meta:editing-cycles>
    <meta:document-statistic meta:table-count="1" meta:cell-count="3003" meta:object-count="0"/>
    <meta:generator>LibreOffice/6.2.5.2$Linux_X86_64 LibreOffice_project/20$Build-2</meta:generator>
  </office:meta>
</office:document-meta>
</file>